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Sans" svg:font-family="LucidaSans"/>
    <style:font-face style:name="Helvetica1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0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1.46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31.29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4" style:family="table-cell" style:parent-style-name="Default" style:data-style-name="N13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3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Helvetic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ffff" style:font-name="Helvetica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3" style:family="text">
      <style:text-properties style:font-name="Helvetica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3"/>
        <table:table-column table:style-name="co2" table:default-cell-style-name="ce15"/>
        <table:table-column table:style-name="co3" table:number-columns-repeated="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Characteristic</text:p>
          </table:table-cell>
          <table:table-cell table:style-name="Default" table:formula="of:=&quot;f_&quot;&amp;[.A1]" office:value-type="string" office:string-value="f_Characteristic" calcext:value-type="string">
            <text:p>f_Characteristic</text:p>
          </table:table-cell>
          <table:table-cell table:style-name="ce16" office:value-type="string" calcext:value-type="string">
            <text:p>Net Worth</text:p>
          </table:table-cell>
          <table:table-cell table:style-name="ce16" office:value-type="string" calcext:value-type="string">
            <text:p>Net Worth (Excluding Equity in Own Home)</text:p>
          </table:table-cell>
          <table:table-cell table:style-name="ce22" office:value-type="string" calcext:value-type="string">
            <text:p>Assets at Financial Institutions</text:p>
          </table:table-cell>
          <table:table-cell table:style-name="ce16" office:value-type="string" calcext:value-type="string">
            <text:p>Interest Earning </text:p>
          </table:table-cell>
          <table:table-cell table:style-name="ce16" office:value-type="string" calcext:value-type="string">
            <text:p>Regular Checking Accounts</text:p>
          </table:table-cell>
          <table:table-cell table:style-name="ce16" office:value-type="string" calcext:value-type="string">
            <text:p>Other Interest Earning Assets</text:p>
          </table:table-cell>
          <table:table-cell table:formula="of:=&quot;f_&quot;&amp;[.C1]" office:value-type="string" office:string-value="f_Net Worth" calcext:value-type="string">
            <text:p>f_Net Worth</text:p>
          </table:table-cell>
          <table:table-cell table:formula="of:=&quot;f_&quot;&amp;[.D1]" office:value-type="string" office:string-value="f_Net Worth (Excluding Equity in Own Home)" calcext:value-type="string">
            <text:p>f_Net Worth (Excluding Equity in Own Home)</text:p>
          </table:table-cell>
          <table:table-cell table:formula="of:=&quot;f_&quot;&amp;[.E1]" office:value-type="string" office:string-value="f_Assets at Financial Institutions" calcext:value-type="string">
            <text:p>f_Assets at Financial Institutions</text:p>
          </table:table-cell>
          <table:table-cell table:formula="of:=&quot;f_&quot;&amp;[.F1]" office:value-type="string" office:string-value="f_Interest Earning " calcext:value-type="string">
            <text:p>f_Interest Earning </text:p>
          </table:table-cell>
          <table:table-cell table:formula="of:=&quot;f_&quot;&amp;[.G1]" office:value-type="string" office:string-value="f_Regular Checking Accounts" calcext:value-type="string">
            <text:p>f_Regular Checking Accounts</text:p>
          </table:table-cell>
          <table:table-cell table:formula="of:=&quot;f_&quot;&amp;[.H1]" office:value-type="string" office:string-value="f_Other Interest Earning Assets" calcext:value-type="string">
            <text:p>f_Other Interest Earning Assets</text:p>
          </table:table-cell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Default" office:value-type="string" calcext:value-type="string">
            <text:p>Total</text:p>
          </table:table-cell>
          <table:table-cell table:style-name="ce17" office:value-type="float" office:value="81850" calcext:value-type="float">
            <text:p>81,850</text:p>
          </table:table-cell>
          <table:table-cell table:style-name="ce17" office:value-type="float" office:value="25230" calcext:value-type="float">
            <text:p>25,230</text:p>
          </table:table-cell>
          <table:table-cell table:style-name="ce17" office:value-type="float" office:value="4000" calcext:value-type="float">
            <text:p>4,000</text:p>
          </table:table-cell>
          <table:table-cell table:style-name="ce17" office:value-type="float" office:value="4800" calcext:value-type="float">
            <text:p>4,800</text:p>
          </table:table-cell>
          <table:table-cell table:style-name="ce17" office:value-type="float" office:value="999.6" calcext:value-type="float">
            <text:p>1,000</text:p>
          </table:table-cell>
          <table:table-cell table:style-name="ce17" office:value-type="float" office:value="3000" calcext:value-type="float">
            <text:p>3,000</text:p>
          </table:table-cell>
          <table:table-cell table:formula="of:=[.C2]-[.C$2]" office:value-type="float" office:value="0" calcext:value-type="float">
            <text:p>0</text:p>
          </table:table-cell>
          <table:table-cell table:formula="of:=[.D2]-[.D$2]" office:value-type="float" office:value="0" calcext:value-type="float">
            <text:p>0</text:p>
          </table:table-cell>
          <table:table-cell table:formula="of:=[.E2]-[.E$2]" office:value-type="float" office:value="0" calcext:value-type="float">
            <text:p>0</text:p>
          </table:table-cell>
          <table:table-cell table:formula="of:=[.F2]-[.F$2]" office:value-type="float" office:value="0" calcext:value-type="float">
            <text:p>0</text:p>
          </table:table-cell>
          <table:table-cell table:formula="of:=[.G2]-[.G$2]" office:value-type="float" office:value="0" calcext:value-type="float">
            <text:p>0</text:p>
          </table:table-cell>
          <table:table-cell table:formula="of:=[.H2]-[.H$2]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Race and Hispanic Origin of Householder</text:p>
          </table:table-cell>
          <table:table-cell table:style-name="Default" table:formula="of:=IF([.C3]=&quot;&quot;;[.A3];[.B2])" office:value-type="string" office:string-value="Race and Hispanic Origin of Householder" calcext:value-type="string">
            <text:p>Race and Hispanic Origin of Householder</text:p>
          </table:table-cell>
          <table:table-cell table:style-name="ce18" table:number-columns-repeated="6"/>
          <table:table-cell table:formula="of:=[.C3]-[.C$2]" office:value-type="float" office:value="-81850" calcext:value-type="float">
            <text:p>-81850</text:p>
          </table:table-cell>
          <table:table-cell table:formula="of:=[.D3]-[.D$2]" office:value-type="float" office:value="-25230" calcext:value-type="float">
            <text:p>-25230</text:p>
          </table:table-cell>
          <table:table-cell table:formula="of:=[.E3]-[.E$2]" office:value-type="float" office:value="-4000" calcext:value-type="float">
            <text:p>-4000</text:p>
          </table:table-cell>
          <table:table-cell table:formula="of:=[.F3]-[.F$2]" office:value-type="float" office:value="-4800" calcext:value-type="float">
            <text:p>-4800</text:p>
          </table:table-cell>
          <table:table-cell table:formula="of:=[.G3]-[.G$2]" office:value-type="float" office:value="-999.6" calcext:value-type="float">
            <text:p>-999.6</text:p>
          </table:table-cell>
          <table:table-cell table:formula="of:=[.H3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White alone</text:p>
          </table:table-cell>
          <table:table-cell table:style-name="Default" table:formula="of:=IF([.C4]=&quot;&quot;;[.A4];[.B3])" office:value-type="string" office:string-value="Race and Hispanic Origin of Householder" calcext:value-type="string">
            <text:p>Race and Hispanic Origin of Householder</text:p>
          </table:table-cell>
          <table:table-cell table:style-name="ce18" office:value-type="float" office:value="102800" calcext:value-type="float">
            <text:p>102,800</text:p>
          </table:table-cell>
          <table:table-cell table:style-name="ce18" office:value-type="float" office:value="33570" calcext:value-type="float">
            <text:p>33,570</text:p>
          </table:table-cell>
          <table:table-cell table:style-name="ce18" office:value-type="float" office:value="4700" calcext:value-type="float">
            <text:p>4,700</text:p>
          </table:table-cell>
          <table:table-cell table:style-name="ce18" office:value-type="float" office:value="5040" calcext:value-type="float">
            <text:p>5,040</text:p>
          </table:table-cell>
          <table:table-cell table:style-name="ce18" office:value-type="float" office:value="999.8" calcext:value-type="float">
            <text:p>1,000</text:p>
          </table:table-cell>
          <table:table-cell table:style-name="ce18" office:value-type="float" office:value="4000" calcext:value-type="float">
            <text:p>4,000</text:p>
          </table:table-cell>
          <table:table-cell table:formula="of:=[.C4]-[.C$2]" office:value-type="float" office:value="20950" calcext:value-type="float">
            <text:p>20950</text:p>
          </table:table-cell>
          <table:table-cell table:formula="of:=[.D4]-[.D$2]" office:value-type="float" office:value="8340" calcext:value-type="float">
            <text:p>8340</text:p>
          </table:table-cell>
          <table:table-cell table:formula="of:=[.E4]-[.E$2]" office:value-type="float" office:value="700" calcext:value-type="float">
            <text:p>700</text:p>
          </table:table-cell>
          <table:table-cell table:formula="of:=[.F4]-[.F$2]" office:value-type="float" office:value="240" calcext:value-type="float">
            <text:p>240</text:p>
          </table:table-cell>
          <table:table-cell table:formula="of:=[.G4]-[.G$2]" office:value-type="float" office:value="0.199999999999932" calcext:value-type="float">
            <text:p>0.2</text:p>
          </table:table-cell>
          <table:table-cell table:formula="of:=[.H4]-[.H$2]" office:value-type="float" office:value="1000" calcext:value-type="float">
            <text:p>1000</text:p>
          </table:table-cell>
        </table:table-row>
        <table:table-row table:style-name="ro2">
          <table:table-cell table:style-name="ce5" office:value-type="string" calcext:value-type="string">
            <text:p>.<text:span text:style-name="T1">White alone, not Hispanic</text:span></text:p>
          </table:table-cell>
          <table:table-cell table:style-name="Default" table:formula="of:=IF([.C5]=&quot;&quot;;[.A5];[.B4])" office:value-type="string" office:string-value="Race and Hispanic Origin of Householder" calcext:value-type="string">
            <text:p>Race and Hispanic Origin of Householder</text:p>
          </table:table-cell>
          <table:table-cell table:style-name="ce18" office:value-type="float" office:value="130800" calcext:value-type="float">
            <text:p>130,800</text:p>
          </table:table-cell>
          <table:table-cell table:style-name="ce18" office:value-type="float" office:value="47850" calcext:value-type="float">
            <text:p>47,850</text:p>
          </table:table-cell>
          <table:table-cell table:style-name="ce18" office:value-type="float" office:value="5500" calcext:value-type="float">
            <text:p>5,500</text:p>
          </table:table-cell>
          <table:table-cell table:style-name="ce18" office:value-type="float" office:value="6000" calcext:value-type="float">
            <text:p>6,000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4000" calcext:value-type="float">
            <text:p>4,000</text:p>
          </table:table-cell>
          <table:table-cell table:formula="of:=[.C5]-[.C$2]" office:value-type="float" office:value="48950" calcext:value-type="float">
            <text:p>48950</text:p>
          </table:table-cell>
          <table:table-cell table:formula="of:=[.D5]-[.D$2]" office:value-type="float" office:value="22620" calcext:value-type="float">
            <text:p>22620</text:p>
          </table:table-cell>
          <table:table-cell table:formula="of:=[.E5]-[.E$2]" office:value-type="float" office:value="1500" calcext:value-type="float">
            <text:p>1500</text:p>
          </table:table-cell>
          <table:table-cell table:formula="of:=[.F5]-[.F$2]" office:value-type="float" office:value="1200" calcext:value-type="float">
            <text:p>1200</text:p>
          </table:table-cell>
          <table:table-cell table:formula="of:=[.G5]-[.G$2]" office:value-type="float" office:value="0.399999999999977" calcext:value-type="float">
            <text:p>0.4</text:p>
          </table:table-cell>
          <table:table-cell table:formula="of:=[.H5]-[.H$2]" office:value-type="float" office:value="1000" calcext:value-type="float">
            <text:p>1000</text:p>
          </table:table-cell>
        </table:table-row>
        <table:table-row table:style-name="ro2">
          <table:table-cell table:style-name="ce4" office:value-type="string" calcext:value-type="string">
            <text:p>Black alone</text:p>
          </table:table-cell>
          <table:table-cell table:style-name="Default" table:formula="of:=IF([.C6]=&quot;&quot;;[.A6];[.B5])" office:value-type="string" office:string-value="Race and Hispanic Origin of Householder" calcext:value-type="string">
            <text:p>Race and Hispanic Origin of Householder</text:p>
          </table:table-cell>
          <table:table-cell table:style-name="ce18" office:value-type="float" office:value="9590" calcext:value-type="float">
            <text:p>9,590</text:p>
          </table:table-cell>
          <table:table-cell table:style-name="ce18" office:value-type="float" office:value="3339" calcext:value-type="float">
            <text:p>3,339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999.8" calcext:value-type="float">
            <text:p>1,000</text:p>
          </table:table-cell>
          <table:table-cell table:style-name="ce18" office:value-type="float" office:value="450.1" calcext:value-type="float">
            <text:p>450</text:p>
          </table:table-cell>
          <table:table-cell table:style-name="ce18" office:value-type="float" office:value="799.7" calcext:value-type="float">
            <text:p>800</text:p>
          </table:table-cell>
          <table:table-cell table:formula="of:=[.C6]-[.C$2]" office:value-type="float" office:value="-72260" calcext:value-type="float">
            <text:p>-72260</text:p>
          </table:table-cell>
          <table:table-cell table:formula="of:=[.D6]-[.D$2]" office:value-type="float" office:value="-21891" calcext:value-type="float">
            <text:p>-21891</text:p>
          </table:table-cell>
          <table:table-cell table:formula="of:=[.E6]-[.E$2]" office:value-type="float" office:value="-3000" calcext:value-type="float">
            <text:p>-3000</text:p>
          </table:table-cell>
          <table:table-cell table:formula="of:=[.F6]-[.F$2]" office:value-type="float" office:value="-3800.2" calcext:value-type="float">
            <text:p>-3800.2</text:p>
          </table:table-cell>
          <table:table-cell table:formula="of:=[.G6]-[.G$2]" office:value-type="float" office:value="-549.5" calcext:value-type="float">
            <text:p>-549.5</text:p>
          </table:table-cell>
          <table:table-cell table:formula="of:=[.H6]-[.H$2]" office:value-type="float" office:value="-2200.3" calcext:value-type="float">
            <text:p>-2200.3</text:p>
          </table:table-cell>
        </table:table-row>
        <table:table-row table:style-name="ro2">
          <table:table-cell table:style-name="ce4" office:value-type="string" calcext:value-type="string">
            <text:p>Asian alone</text:p>
          </table:table-cell>
          <table:table-cell table:style-name="Default" table:formula="of:=IF([.C7]=&quot;&quot;;[.A7];[.B6])" office:value-type="string" office:string-value="Race and Hispanic Origin of Householder" calcext:value-type="string">
            <text:p>Race and Hispanic Origin of Householder</text:p>
          </table:table-cell>
          <table:table-cell table:style-name="ce18" office:value-type="float" office:value="156500" calcext:value-type="float">
            <text:p>156,500</text:p>
          </table:table-cell>
          <table:table-cell table:style-name="ce18" office:value-type="float" office:value="65120" calcext:value-type="float">
            <text:p>65,120</text:p>
          </table:table-cell>
          <table:table-cell table:style-name="ce18" office:value-type="float" office:value="9000" calcext:value-type="float">
            <text:p>9,000</text:p>
          </table:table-cell>
          <table:table-cell table:style-name="ce18" office:value-type="float" office:value="8000" calcext:value-type="float">
            <text:p>8,000</text:p>
          </table:table-cell>
          <table:table-cell table:style-name="ce18" office:value-type="float" office:value="2500" calcext:value-type="float">
            <text:p>2,500</text:p>
          </table:table-cell>
          <table:table-cell table:style-name="ce18" office:value-type="float" office:value="0" calcext:value-type="float">
            <text:p>0</text:p>
          </table:table-cell>
          <table:table-cell table:formula="of:=[.C7]-[.C$2]" office:value-type="float" office:value="74650" calcext:value-type="float">
            <text:p>74650</text:p>
          </table:table-cell>
          <table:table-cell table:formula="of:=[.D7]-[.D$2]" office:value-type="float" office:value="39890" calcext:value-type="float">
            <text:p>39890</text:p>
          </table:table-cell>
          <table:table-cell table:formula="of:=[.E7]-[.E$2]" office:value-type="float" office:value="5000" calcext:value-type="float">
            <text:p>5000</text:p>
          </table:table-cell>
          <table:table-cell table:formula="of:=[.F7]-[.F$2]" office:value-type="float" office:value="3200" calcext:value-type="float">
            <text:p>3200</text:p>
          </table:table-cell>
          <table:table-cell table:formula="of:=[.G7]-[.G$2]" office:value-type="float" office:value="1500.4" calcext:value-type="float">
            <text:p>1500.4</text:p>
          </table:table-cell>
          <table:table-cell table:formula="of:=[.H7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Other (residual)</text:p>
          </table:table-cell>
          <table:table-cell table:style-name="Default" table:formula="of:=IF([.C8]=&quot;&quot;;[.A8];[.B7])" office:value-type="string" office:string-value="Race and Hispanic Origin of Householder" calcext:value-type="string">
            <text:p>Race and Hispanic Origin of Householder</text:p>
          </table:table-cell>
          <table:table-cell table:style-name="ce18" office:value-type="float" office:value="25520" calcext:value-type="float">
            <text:p>25,520</text:p>
          </table:table-cell>
          <table:table-cell table:style-name="ce18" office:value-type="float" office:value="7241" calcext:value-type="float">
            <text:p>7,241</text:p>
          </table:table-cell>
          <table:table-cell table:style-name="ce18" office:value-type="float" office:value="1448" calcext:value-type="float">
            <text:p>1,448</text:p>
          </table:table-cell>
          <table:table-cell table:style-name="ce18" office:value-type="float" office:value="2000" calcext:value-type="float">
            <text:p>2,000</text:p>
          </table:table-cell>
          <table:table-cell table:style-name="ce18" office:value-type="float" office:value="449.6" calcext:value-type="float">
            <text:p>450</text:p>
          </table:table-cell>
          <table:table-cell table:style-name="ce18" office:value-type="float" office:value="0" calcext:value-type="float">
            <text:p>0</text:p>
          </table:table-cell>
          <table:table-cell table:formula="of:=[.C8]-[.C$2]" office:value-type="float" office:value="-56330" calcext:value-type="float">
            <text:p>-56330</text:p>
          </table:table-cell>
          <table:table-cell table:formula="of:=[.D8]-[.D$2]" office:value-type="float" office:value="-17989" calcext:value-type="float">
            <text:p>-17989</text:p>
          </table:table-cell>
          <table:table-cell table:formula="of:=[.E8]-[.E$2]" office:value-type="float" office:value="-2552" calcext:value-type="float">
            <text:p>-2552</text:p>
          </table:table-cell>
          <table:table-cell table:formula="of:=[.F8]-[.F$2]" office:value-type="float" office:value="-2800" calcext:value-type="float">
            <text:p>-2800</text:p>
          </table:table-cell>
          <table:table-cell table:formula="of:=[.G8]-[.G$2]" office:value-type="float" office:value="-550" calcext:value-type="float">
            <text:p>-550</text:p>
          </table:table-cell>
          <table:table-cell table:formula="of:=[.H8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Hispanic origin (any race)</text:p>
          </table:table-cell>
          <table:table-cell table:style-name="Default" table:formula="of:=IF([.C9]=&quot;&quot;;[.A9];[.B8])" office:value-type="string" office:string-value="Race and Hispanic Origin of Householder" calcext:value-type="string">
            <text:p>Race and Hispanic Origin of Householder</text:p>
          </table:table-cell>
          <table:table-cell table:style-name="ce18" office:value-type="float" office:value="17530" calcext:value-type="float">
            <text:p>17,530</text:p>
          </table:table-cell>
          <table:table-cell table:style-name="ce18" office:value-type="float" office:value="6253" calcext:value-type="float">
            <text:p>6,253</text:p>
          </table:table-cell>
          <table:table-cell table:style-name="ce18" office:value-type="float" office:value="1500" calcext:value-type="float">
            <text:p>1,500</text:p>
          </table:table-cell>
          <table:table-cell table:style-name="ce18" office:value-type="float" office:value="1300" calcext:value-type="float">
            <text:p>1,300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0" calcext:value-type="float">
            <text:p>0</text:p>
          </table:table-cell>
          <table:table-cell table:formula="of:=[.C9]-[.C$2]" office:value-type="float" office:value="-64320" calcext:value-type="float">
            <text:p>-64320</text:p>
          </table:table-cell>
          <table:table-cell table:formula="of:=[.D9]-[.D$2]" office:value-type="float" office:value="-18977" calcext:value-type="float">
            <text:p>-18977</text:p>
          </table:table-cell>
          <table:table-cell table:formula="of:=[.E9]-[.E$2]" office:value-type="float" office:value="-2500" calcext:value-type="float">
            <text:p>-2500</text:p>
          </table:table-cell>
          <table:table-cell table:formula="of:=[.F9]-[.F$2]" office:value-type="float" office:value="-3500" calcext:value-type="float">
            <text:p>-3500</text:p>
          </table:table-cell>
          <table:table-cell table:formula="of:=[.G9]-[.G$2]" office:value-type="float" office:value="-399.6" calcext:value-type="float">
            <text:p>-399.6</text:p>
          </table:table-cell>
          <table:table-cell table:formula="of:=[.H9]-[.H$2]" office:value-type="float" office:value="-3000" calcext:value-type="float">
            <text:p>-3000</text:p>
          </table:table-cell>
        </table:table-row>
        <table:table-row table:style-name="ro2">
          <table:table-cell table:style-name="ce6" office:value-type="string" calcext:value-type="string">
            <text:p>Not of Hispanic origin</text:p>
          </table:table-cell>
          <table:table-cell table:style-name="Default" table:formula="of:=IF([.C10]=&quot;&quot;;[.A10];[.B9])" office:value-type="string" office:string-value="Race and Hispanic Origin of Householder" calcext:value-type="string">
            <text:p>Race and Hispanic Origin of Householder</text:p>
          </table:table-cell>
          <table:table-cell table:style-name="ce18" office:value-type="float" office:value="99180" calcext:value-type="float">
            <text:p>99,180</text:p>
          </table:table-cell>
          <table:table-cell table:style-name="ce18" office:value-type="float" office:value="33260" calcext:value-type="float">
            <text:p>33,260</text:p>
          </table:table-cell>
          <table:table-cell table:style-name="ce18" office:value-type="float" office:value="4630" calcext:value-type="float">
            <text:p>4,630</text:p>
          </table:table-cell>
          <table:table-cell table:style-name="ce18" office:value-type="float" office:value="5000" calcext:value-type="float">
            <text:p>5,000</text:p>
          </table:table-cell>
          <table:table-cell table:style-name="ce18" office:value-type="float" office:value="999.8" calcext:value-type="float">
            <text:p>1,000</text:p>
          </table:table-cell>
          <table:table-cell table:style-name="ce18" office:value-type="float" office:value="3100" calcext:value-type="float">
            <text:p>3,100</text:p>
          </table:table-cell>
          <table:table-cell table:formula="of:=[.C10]-[.C$2]" office:value-type="float" office:value="17330" calcext:value-type="float">
            <text:p>17330</text:p>
          </table:table-cell>
          <table:table-cell table:formula="of:=[.D10]-[.D$2]" office:value-type="float" office:value="8030" calcext:value-type="float">
            <text:p>8030</text:p>
          </table:table-cell>
          <table:table-cell table:formula="of:=[.E10]-[.E$2]" office:value-type="float" office:value="630" calcext:value-type="float">
            <text:p>630</text:p>
          </table:table-cell>
          <table:table-cell table:formula="of:=[.F10]-[.F$2]" office:value-type="float" office:value="200" calcext:value-type="float">
            <text:p>200</text:p>
          </table:table-cell>
          <table:table-cell table:formula="of:=[.G10]-[.G$2]" office:value-type="float" office:value="0.199999999999932" calcext:value-type="float">
            <text:p>0.2</text:p>
          </table:table-cell>
          <table:table-cell table:formula="of:=[.H10]-[.H$2]" office:value-type="float" office:value="100" calcext:value-type="float">
            <text:p>100</text:p>
          </table:table-cell>
        </table:table-row>
        <table:table-row table:style-name="ro2">
          <table:table-cell table:style-name="ce7" office:value-type="string" calcext:value-type="string">
            <text:p>Nativity of Household Members</text:p>
          </table:table-cell>
          <table:table-cell table:style-name="Default" table:formula="of:=IF([.C11]=&quot;&quot;;[.A11];[.B10])" office:value-type="string" office:string-value="Nativity of Household Members" calcext:value-type="string">
            <text:p>Nativity of Household Members</text:p>
          </table:table-cell>
          <table:table-cell table:style-name="ce18" table:number-columns-repeated="6"/>
          <table:table-cell table:formula="of:=[.C11]-[.C$2]" office:value-type="float" office:value="-81850" calcext:value-type="float">
            <text:p>-81850</text:p>
          </table:table-cell>
          <table:table-cell table:formula="of:=[.D11]-[.D$2]" office:value-type="float" office:value="-25230" calcext:value-type="float">
            <text:p>-25230</text:p>
          </table:table-cell>
          <table:table-cell table:formula="of:=[.E11]-[.E$2]" office:value-type="float" office:value="-4000" calcext:value-type="float">
            <text:p>-4000</text:p>
          </table:table-cell>
          <table:table-cell table:formula="of:=[.F11]-[.F$2]" office:value-type="float" office:value="-4800" calcext:value-type="float">
            <text:p>-4800</text:p>
          </table:table-cell>
          <table:table-cell table:formula="of:=[.G11]-[.G$2]" office:value-type="float" office:value="-999.6" calcext:value-type="float">
            <text:p>-999.6</text:p>
          </table:table-cell>
          <table:table-cell table:formula="of:=[.H11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At least one foreign-born household member</text:p>
          </table:table-cell>
          <table:table-cell table:style-name="Default" table:formula="of:=IF([.C12]=&quot;&quot;;[.A12];[.B11])" office:value-type="string" office:string-value="Nativity of Household Members" calcext:value-type="string">
            <text:p>Nativity of Household Members</text:p>
          </table:table-cell>
          <table:table-cell table:style-name="ce18" office:value-type="float" office:value="55300" calcext:value-type="float">
            <text:p>55,300</text:p>
          </table:table-cell>
          <table:table-cell table:style-name="ce18" office:value-type="float" office:value="17000" calcext:value-type="float">
            <text:p>17,000</text:p>
          </table:table-cell>
          <table:table-cell table:number-columns-repeated="2" table:style-name="ce18" office:value-type="float" office:value="4000" calcext:value-type="float">
            <text:p>4,000</text:p>
          </table:table-cell>
          <table:table-cell table:style-name="ce18" office:value-type="float" office:value="1100" calcext:value-type="float">
            <text:p>1,100</text:p>
          </table:table-cell>
          <table:table-cell table:style-name="ce18" office:value-type="float" office:value="5000" calcext:value-type="float">
            <text:p>5,000</text:p>
          </table:table-cell>
          <table:table-cell table:formula="of:=[.C12]-[.C$2]" office:value-type="float" office:value="-26550" calcext:value-type="float">
            <text:p>-26550</text:p>
          </table:table-cell>
          <table:table-cell table:formula="of:=[.D12]-[.D$2]" office:value-type="float" office:value="-8230" calcext:value-type="float">
            <text:p>-8230</text:p>
          </table:table-cell>
          <table:table-cell table:formula="of:=[.E12]-[.E$2]" office:value-type="float" office:value="0" calcext:value-type="float">
            <text:p>0</text:p>
          </table:table-cell>
          <table:table-cell table:formula="of:=[.F12]-[.F$2]" office:value-type="float" office:value="-800" calcext:value-type="float">
            <text:p>-800</text:p>
          </table:table-cell>
          <table:table-cell table:formula="of:=[.G12]-[.G$2]" office:value-type="float" office:value="100.4" calcext:value-type="float">
            <text:p>100.4</text:p>
          </table:table-cell>
          <table:table-cell table:formula="of:=[.H12]-[.H$2]" office:value-type="float" office:value="2000" calcext:value-type="float">
            <text:p>2000</text:p>
          </table:table-cell>
        </table:table-row>
        <table:table-row table:style-name="ro2">
          <table:table-cell table:style-name="ce6" office:value-type="string" calcext:value-type="string">
            <text:p>Native</text:p>
          </table:table-cell>
          <table:table-cell table:style-name="Default" table:formula="of:=IF([.C13]=&quot;&quot;;[.A13];[.B12])" office:value-type="string" office:string-value="Nativity of Household Members" calcext:value-type="string">
            <text:p>Nativity of Household Members</text:p>
          </table:table-cell>
          <table:table-cell table:style-name="ce18" office:value-type="float" office:value="88980" calcext:value-type="float">
            <text:p>88,980</text:p>
          </table:table-cell>
          <table:table-cell table:style-name="ce18" office:value-type="float" office:value="28420" calcext:value-type="float">
            <text:p>28,420</text:p>
          </table:table-cell>
          <table:table-cell table:style-name="ce18" office:value-type="float" office:value="4000" calcext:value-type="float">
            <text:p>4,000</text:p>
          </table:table-cell>
          <table:table-cell table:style-name="ce18" office:value-type="float" office:value="5000" calcext:value-type="float">
            <text:p>5,000</text:p>
          </table:table-cell>
          <table:table-cell table:style-name="ce18" office:value-type="float" office:value="900" calcext:value-type="float">
            <text:p>900</text:p>
          </table:table-cell>
          <table:table-cell table:style-name="ce18" office:value-type="float" office:value="3000" calcext:value-type="float">
            <text:p>3,000</text:p>
          </table:table-cell>
          <table:table-cell table:formula="of:=[.C13]-[.C$2]" office:value-type="float" office:value="7130" calcext:value-type="float">
            <text:p>7130</text:p>
          </table:table-cell>
          <table:table-cell table:formula="of:=[.D13]-[.D$2]" office:value-type="float" office:value="3190" calcext:value-type="float">
            <text:p>3190</text:p>
          </table:table-cell>
          <table:table-cell table:formula="of:=[.E13]-[.E$2]" office:value-type="float" office:value="0" calcext:value-type="float">
            <text:p>0</text:p>
          </table:table-cell>
          <table:table-cell table:formula="of:=[.F13]-[.F$2]" office:value-type="float" office:value="200" calcext:value-type="float">
            <text:p>200</text:p>
          </table:table-cell>
          <table:table-cell table:formula="of:=[.G13]-[.G$2]" office:value-type="float" office:value="-99.6" calcext:value-type="float">
            <text:p>-99.6</text:p>
          </table:table-cell>
          <table:table-cell table:formula="of:=[.H13]-[.H$2]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Age of Householder</text:p>
          </table:table-cell>
          <table:table-cell table:style-name="Default" table:formula="of:=IF([.C14]=&quot;&quot;;[.A14];[.B13])" office:value-type="string" office:string-value="Age of Householder" calcext:value-type="string">
            <text:p>Age of Householder</text:p>
          </table:table-cell>
          <table:table-cell table:style-name="ce18" table:number-columns-repeated="6"/>
          <table:table-cell table:formula="of:=[.C14]-[.C$2]" office:value-type="float" office:value="-81850" calcext:value-type="float">
            <text:p>-81850</text:p>
          </table:table-cell>
          <table:table-cell table:formula="of:=[.D14]-[.D$2]" office:value-type="float" office:value="-25230" calcext:value-type="float">
            <text:p>-25230</text:p>
          </table:table-cell>
          <table:table-cell table:formula="of:=[.E14]-[.E$2]" office:value-type="float" office:value="-4000" calcext:value-type="float">
            <text:p>-4000</text:p>
          </table:table-cell>
          <table:table-cell table:formula="of:=[.F14]-[.F$2]" office:value-type="float" office:value="-4800" calcext:value-type="float">
            <text:p>-4800</text:p>
          </table:table-cell>
          <table:table-cell table:formula="of:=[.G14]-[.G$2]" office:value-type="float" office:value="-999.6" calcext:value-type="float">
            <text:p>-999.6</text:p>
          </table:table-cell>
          <table:table-cell table:formula="of:=[.H14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Less than 35 years</text:p>
          </table:table-cell>
          <table:table-cell table:style-name="Default" table:formula="of:=IF([.C15]=&quot;&quot;;[.A15];[.B14])" office:value-type="string" office:string-value="Age of Householder" calcext:value-type="string">
            <text:p>Age of Householder</text:p>
          </table:table-cell>
          <table:table-cell table:style-name="ce18" office:value-type="float" office:value="7670" calcext:value-type="float">
            <text:p>7,670</text:p>
          </table:table-cell>
          <table:table-cell table:style-name="ce18" office:value-type="float" office:value="4661" calcext:value-type="float">
            <text:p>4,661</text:p>
          </table:table-cell>
          <table:table-cell table:style-name="ce18" office:value-type="float" office:value="2200" calcext:value-type="float">
            <text:p>2,200</text:p>
          </table:table-cell>
          <table:table-cell table:style-name="ce18" office:value-type="float" office:value="2000" calcext:value-type="float">
            <text:p>2,000</text:p>
          </table:table-cell>
          <table:table-cell table:style-name="ce18" office:value-type="float" office:value="800.2" calcext:value-type="float">
            <text:p>800</text:p>
          </table:table-cell>
          <table:table-cell table:style-name="ce18" office:value-type="float" office:value="570.2" calcext:value-type="float">
            <text:p>570</text:p>
          </table:table-cell>
          <table:table-cell table:formula="of:=[.C15]-[.C$2]" office:value-type="float" office:value="-74180" calcext:value-type="float">
            <text:p>-74180</text:p>
          </table:table-cell>
          <table:table-cell table:formula="of:=[.D15]-[.D$2]" office:value-type="float" office:value="-20569" calcext:value-type="float">
            <text:p>-20569</text:p>
          </table:table-cell>
          <table:table-cell table:formula="of:=[.E15]-[.E$2]" office:value-type="float" office:value="-1800" calcext:value-type="float">
            <text:p>-1800</text:p>
          </table:table-cell>
          <table:table-cell table:formula="of:=[.F15]-[.F$2]" office:value-type="float" office:value="-2800" calcext:value-type="float">
            <text:p>-2800</text:p>
          </table:table-cell>
          <table:table-cell table:formula="of:=[.G15]-[.G$2]" office:value-type="float" office:value="-199.4" calcext:value-type="float">
            <text:p>-199.4</text:p>
          </table:table-cell>
          <table:table-cell table:formula="of:=[.H15]-[.H$2]" office:value-type="float" office:value="-2429.8" calcext:value-type="float">
            <text:p>-2429.8</text:p>
          </table:table-cell>
        </table:table-row>
        <table:table-row table:style-name="ro2">
          <table:table-cell table:style-name="ce4" office:value-type="string" calcext:value-type="string">
            <text:p>35 to 44 years</text:p>
          </table:table-cell>
          <table:table-cell table:style-name="Default" table:formula="of:=IF([.C16]=&quot;&quot;;[.A16];[.B15])" office:value-type="string" office:string-value="Age of Householder" calcext:value-type="string">
            <text:p>Age of Householder</text:p>
          </table:table-cell>
          <table:table-cell table:style-name="ce18" office:value-type="float" office:value="55390" calcext:value-type="float">
            <text:p>55,390</text:p>
          </table:table-cell>
          <table:table-cell table:style-name="ce18" office:value-type="float" office:value="21870" calcext:value-type="float">
            <text:p>21,870</text:p>
          </table:table-cell>
          <table:table-cell table:style-name="ce18" office:value-type="float" office:value="3150" calcext:value-type="float">
            <text:p>3,150</text:p>
          </table:table-cell>
          <table:table-cell table:style-name="ce18" office:value-type="float" office:value="3000" calcext:value-type="float">
            <text:p>3,000</text:p>
          </table:table-cell>
          <table:table-cell table:style-name="ce18" office:value-type="float" office:value="950.2" calcext:value-type="float">
            <text:p>950</text:p>
          </table:table-cell>
          <table:table-cell table:style-name="ce18" office:value-type="float" office:value="999.8" calcext:value-type="float">
            <text:p>1,000</text:p>
          </table:table-cell>
          <table:table-cell table:formula="of:=[.C16]-[.C$2]" office:value-type="float" office:value="-26460" calcext:value-type="float">
            <text:p>-26460</text:p>
          </table:table-cell>
          <table:table-cell table:formula="of:=[.D16]-[.D$2]" office:value-type="float" office:value="-3360" calcext:value-type="float">
            <text:p>-3360</text:p>
          </table:table-cell>
          <table:table-cell table:formula="of:=[.E16]-[.E$2]" office:value-type="float" office:value="-850" calcext:value-type="float">
            <text:p>-850</text:p>
          </table:table-cell>
          <table:table-cell table:formula="of:=[.F16]-[.F$2]" office:value-type="float" office:value="-1800" calcext:value-type="float">
            <text:p>-1800</text:p>
          </table:table-cell>
          <table:table-cell table:formula="of:=[.G16]-[.G$2]" office:value-type="float" office:value="-49.4" calcext:value-type="float">
            <text:p>-49.4</text:p>
          </table:table-cell>
          <table:table-cell table:formula="of:=[.H16]-[.H$2]" office:value-type="float" office:value="-2000.2" calcext:value-type="float">
            <text:p>-2000.2</text:p>
          </table:table-cell>
        </table:table-row>
        <table:table-row table:style-name="ro2">
          <table:table-cell table:style-name="ce4" office:value-type="string" calcext:value-type="string">
            <text:p>45 to 54 years</text:p>
          </table:table-cell>
          <table:table-cell table:style-name="Default" table:formula="of:=IF([.C17]=&quot;&quot;;[.A17];[.B16])" office:value-type="string" office:string-value="Age of Householder" calcext:value-type="string">
            <text:p>Age of Householder</text:p>
          </table:table-cell>
          <table:table-cell table:style-name="ce18" office:value-type="float" office:value="98790" calcext:value-type="float">
            <text:p>98,790</text:p>
          </table:table-cell>
          <table:table-cell table:style-name="ce18" office:value-type="float" office:value="33940" calcext:value-type="float">
            <text:p>33,940</text:p>
          </table:table-cell>
          <table:table-cell table:style-name="ce18" office:value-type="float" office:value="3500" calcext:value-type="float">
            <text:p>3,500</text:p>
          </table:table-cell>
          <table:table-cell table:style-name="ce18" office:value-type="float" office:value="4000" calcext:value-type="float">
            <text:p>4,000</text:p>
          </table:table-cell>
          <table:table-cell table:style-name="ce18" office:value-type="float" office:value="879.8" calcext:value-type="float">
            <text:p>880</text:p>
          </table:table-cell>
          <table:table-cell table:style-name="ce18" office:value-type="float" office:value="1200" calcext:value-type="float">
            <text:p>1,200</text:p>
          </table:table-cell>
          <table:table-cell table:formula="of:=[.C17]-[.C$2]" office:value-type="float" office:value="16940" calcext:value-type="float">
            <text:p>16940</text:p>
          </table:table-cell>
          <table:table-cell table:formula="of:=[.D17]-[.D$2]" office:value-type="float" office:value="8710" calcext:value-type="float">
            <text:p>8710</text:p>
          </table:table-cell>
          <table:table-cell table:formula="of:=[.E17]-[.E$2]" office:value-type="float" office:value="-500" calcext:value-type="float">
            <text:p>-500</text:p>
          </table:table-cell>
          <table:table-cell table:formula="of:=[.F17]-[.F$2]" office:value-type="float" office:value="-800" calcext:value-type="float">
            <text:p>-800</text:p>
          </table:table-cell>
          <table:table-cell table:formula="of:=[.G17]-[.G$2]" office:value-type="float" office:value="-119.8" calcext:value-type="float">
            <text:p>-119.8</text:p>
          </table:table-cell>
          <table:table-cell table:formula="of:=[.H17]-[.H$2]" office:value-type="float" office:value="-1800" calcext:value-type="float">
            <text:p>-1800</text:p>
          </table:table-cell>
        </table:table-row>
        <table:table-row table:style-name="ro2">
          <table:table-cell table:style-name="ce4" office:value-type="string" calcext:value-type="string">
            <text:p>55 to 64 years</text:p>
          </table:table-cell>
          <table:table-cell table:style-name="Default" table:formula="of:=IF([.C18]=&quot;&quot;;[.A18];[.B17])" office:value-type="string" office:string-value="Age of Householder" calcext:value-type="string">
            <text:p>Age of Householder</text:p>
          </table:table-cell>
          <table:table-cell table:style-name="ce18" office:value-type="float" office:value="163300" calcext:value-type="float">
            <text:p>163,300</text:p>
          </table:table-cell>
          <table:table-cell table:style-name="ce18" office:value-type="float" office:value="61390" calcext:value-type="float">
            <text:p>61,390</text:p>
          </table:table-cell>
          <table:table-cell table:style-name="ce18" office:value-type="float" office:value="5000" calcext:value-type="float">
            <text:p>5,000</text:p>
          </table:table-cell>
          <table:table-cell table:style-name="ce18" office:value-type="float" office:value="6000" calcext:value-type="float">
            <text:p>6,000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5700" calcext:value-type="float">
            <text:p>5,700</text:p>
          </table:table-cell>
          <table:table-cell table:formula="of:=[.C18]-[.C$2]" office:value-type="float" office:value="81450" calcext:value-type="float">
            <text:p>81450</text:p>
          </table:table-cell>
          <table:table-cell table:formula="of:=[.D18]-[.D$2]" office:value-type="float" office:value="36160" calcext:value-type="float">
            <text:p>36160</text:p>
          </table:table-cell>
          <table:table-cell table:formula="of:=[.E18]-[.E$2]" office:value-type="float" office:value="1000" calcext:value-type="float">
            <text:p>1000</text:p>
          </table:table-cell>
          <table:table-cell table:formula="of:=[.F18]-[.F$2]" office:value-type="float" office:value="1200" calcext:value-type="float">
            <text:p>1200</text:p>
          </table:table-cell>
          <table:table-cell table:formula="of:=[.G18]-[.G$2]" office:value-type="float" office:value="0.399999999999977" calcext:value-type="float">
            <text:p>0.4</text:p>
          </table:table-cell>
          <table:table-cell table:formula="of:=[.H18]-[.H$2]" office:value-type="float" office:value="2700" calcext:value-type="float">
            <text:p>2700</text:p>
          </table:table-cell>
        </table:table-row>
        <table:table-row table:style-name="ro2">
          <table:table-cell table:style-name="ce4" office:value-type="string" calcext:value-type="string">
            <text:p>65 years and over</text:p>
          </table:table-cell>
          <table:table-cell table:style-name="Default" table:formula="of:=IF([.C19]=&quot;&quot;;[.A19];[.B18])" office:value-type="string" office:string-value="Age of Householder" calcext:value-type="string">
            <text:p>Age of Householder</text:p>
          </table:table-cell>
          <table:table-cell table:style-name="ce18" office:value-type="float" office:value="198000" calcext:value-type="float">
            <text:p>198,000</text:p>
          </table:table-cell>
          <table:table-cell table:style-name="ce18" office:value-type="float" office:value="53540" calcext:value-type="float">
            <text:p>53,540</text:p>
          </table:table-cell>
          <table:table-cell table:style-name="ce18" office:value-type="float" office:value="8000" calcext:value-type="float">
            <text:p>8,000</text:p>
          </table:table-cell>
          <table:table-cell table:style-name="ce18" office:value-type="float" office:value="11900" calcext:value-type="float">
            <text:p>11,900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" calcext:value-type="float">
            <text:p>10,000</text:p>
          </table:table-cell>
          <table:table-cell table:formula="of:=[.C19]-[.C$2]" office:value-type="float" office:value="116150" calcext:value-type="float">
            <text:p>116150</text:p>
          </table:table-cell>
          <table:table-cell table:formula="of:=[.D19]-[.D$2]" office:value-type="float" office:value="28310" calcext:value-type="float">
            <text:p>28310</text:p>
          </table:table-cell>
          <table:table-cell table:formula="of:=[.E19]-[.E$2]" office:value-type="float" office:value="4000" calcext:value-type="float">
            <text:p>4000</text:p>
          </table:table-cell>
          <table:table-cell table:formula="of:=[.F19]-[.F$2]" office:value-type="float" office:value="7100" calcext:value-type="float">
            <text:p>7100</text:p>
          </table:table-cell>
          <table:table-cell table:formula="of:=[.G19]-[.G$2]" office:value-type="float" office:value="0.399999999999977" calcext:value-type="float">
            <text:p>0.4</text:p>
          </table:table-cell>
          <table:table-cell table:formula="of:=[.H19]-[.H$2]" office:value-type="float" office:value="7000" calcext:value-type="float">
            <text:p>7000</text:p>
          </table:table-cell>
        </table:table-row>
        <table:table-row table:style-name="ro2">
          <table:table-cell table:style-name="ce5" office:value-type="string" calcext:value-type="string">
            <text:p>.<text:span text:style-name="T1">65 to 69 years</text:span></text:p>
          </table:table-cell>
          <table:table-cell table:style-name="Default" table:formula="of:=IF([.C20]=&quot;&quot;;[.A20];[.B19])" office:value-type="string" office:string-value="Age of Householder" calcext:value-type="string">
            <text:p>Age of Householder</text:p>
          </table:table-cell>
          <table:table-cell table:style-name="ce18" office:value-type="float" office:value="193400" calcext:value-type="float">
            <text:p>193,400</text:p>
          </table:table-cell>
          <table:table-cell table:style-name="ce18" office:value-type="float" office:value="66250" calcext:value-type="float">
            <text:p>66,250</text:p>
          </table:table-cell>
          <table:table-cell table:style-name="ce18" office:value-type="float" office:value="6001" calcext:value-type="float">
            <text:p>6,001</text:p>
          </table:table-cell>
          <table:table-cell table:style-name="ce18" office:value-type="float" office:value="9731" calcext:value-type="float">
            <text:p>9,731</text:p>
          </table:table-cell>
          <table:table-cell table:style-name="ce18" office:value-type="float" office:value="999.7" calcext:value-type="float">
            <text:p>1,000</text:p>
          </table:table-cell>
          <table:table-cell table:style-name="ce18" office:value-type="float" office:value="10000" calcext:value-type="float">
            <text:p>10,000</text:p>
          </table:table-cell>
          <table:table-cell table:formula="of:=[.C20]-[.C$2]" office:value-type="float" office:value="111550" calcext:value-type="float">
            <text:p>111550</text:p>
          </table:table-cell>
          <table:table-cell table:formula="of:=[.D20]-[.D$2]" office:value-type="float" office:value="41020" calcext:value-type="float">
            <text:p>41020</text:p>
          </table:table-cell>
          <table:table-cell table:formula="of:=[.E20]-[.E$2]" office:value-type="float" office:value="2001" calcext:value-type="float">
            <text:p>2001</text:p>
          </table:table-cell>
          <table:table-cell table:formula="of:=[.F20]-[.F$2]" office:value-type="float" office:value="4931" calcext:value-type="float">
            <text:p>4931</text:p>
          </table:table-cell>
          <table:table-cell table:formula="of:=[.G20]-[.G$2]" office:value-type="float" office:value="0.100000000000023" calcext:value-type="float">
            <text:p>0.1</text:p>
          </table:table-cell>
          <table:table-cell table:formula="of:=[.H20]-[.H$2]" office:value-type="float" office:value="7000" calcext:value-type="float">
            <text:p>7000</text:p>
          </table:table-cell>
        </table:table-row>
        <table:table-row table:style-name="ro2">
          <table:table-cell table:style-name="ce6" office:value-type="string" calcext:value-type="string">
            <text:p><text:span text:style-name="T2">.</text:span><text:span text:style-name="T3">70 to 74 years</text:span></text:p>
          </table:table-cell>
          <table:table-cell table:style-name="Default" table:formula="of:=IF([.C21]=&quot;&quot;;[.A21];[.B20])" office:value-type="string" office:string-value="Age of Householder" calcext:value-type="string">
            <text:p>Age of Householder</text:p>
          </table:table-cell>
          <table:table-cell table:style-name="ce18" office:value-type="float" office:value="209200" calcext:value-type="float">
            <text:p>209,200</text:p>
          </table:table-cell>
          <table:table-cell table:style-name="ce18" office:value-type="float" office:value="62560" calcext:value-type="float">
            <text:p>62,560</text:p>
          </table:table-cell>
          <table:table-cell table:style-name="ce18" office:value-type="float" office:value="7000" calcext:value-type="float">
            <text:p>7,000</text:p>
          </table:table-cell>
          <table:table-cell table:style-name="ce18" office:value-type="float" office:value="10000" calcext:value-type="float">
            <text:p>10,000</text:p>
          </table:table-cell>
          <table:table-cell table:style-name="ce18" office:value-type="float" office:value="823.2" calcext:value-type="float">
            <text:p>823</text:p>
          </table:table-cell>
          <table:table-cell table:style-name="ce18" office:value-type="float" office:value="10000" calcext:value-type="float">
            <text:p>10,000</text:p>
          </table:table-cell>
          <table:table-cell table:formula="of:=[.C21]-[.C$2]" office:value-type="float" office:value="127350" calcext:value-type="float">
            <text:p>127350</text:p>
          </table:table-cell>
          <table:table-cell table:formula="of:=[.D21]-[.D$2]" office:value-type="float" office:value="37330" calcext:value-type="float">
            <text:p>37330</text:p>
          </table:table-cell>
          <table:table-cell table:formula="of:=[.E21]-[.E$2]" office:value-type="float" office:value="3000" calcext:value-type="float">
            <text:p>3000</text:p>
          </table:table-cell>
          <table:table-cell table:formula="of:=[.F21]-[.F$2]" office:value-type="float" office:value="5200" calcext:value-type="float">
            <text:p>5200</text:p>
          </table:table-cell>
          <table:table-cell table:formula="of:=[.G21]-[.G$2]" office:value-type="float" office:value="-176.4" calcext:value-type="float">
            <text:p>-176.4</text:p>
          </table:table-cell>
          <table:table-cell table:formula="of:=[.H21]-[.H$2]" office:value-type="float" office:value="7000" calcext:value-type="float">
            <text:p>7000</text:p>
          </table:table-cell>
        </table:table-row>
        <table:table-row table:style-name="ro2">
          <table:table-cell table:style-name="ce6" office:value-type="string" calcext:value-type="string">
            <text:p><text:span text:style-name="T2">.</text:span><text:span text:style-name="T3">75 and over</text:span></text:p>
          </table:table-cell>
          <table:table-cell table:style-name="Default" table:formula="of:=IF([.C22]=&quot;&quot;;[.A22];[.B21])" office:value-type="string" office:string-value="Age of Householder" calcext:value-type="string">
            <text:p>Age of Householder</text:p>
          </table:table-cell>
          <table:table-cell table:style-name="ce18" office:value-type="float" office:value="194900" calcext:value-type="float">
            <text:p>194,900</text:p>
          </table:table-cell>
          <table:table-cell table:style-name="ce18" office:value-type="float" office:value="45740" calcext:value-type="float">
            <text:p>45,740</text:p>
          </table:table-cell>
          <table:table-cell table:style-name="ce18" office:value-type="float" office:value="10200" calcext:value-type="float">
            <text:p>10,200</text:p>
          </table:table-cell>
          <table:table-cell table:style-name="ce18" office:value-type="float" office:value="16000" calcext:value-type="float">
            <text:p>16,000</text:p>
          </table:table-cell>
          <table:table-cell table:style-name="ce18" office:value-type="float" office:value="1200" calcext:value-type="float">
            <text:p>1,200</text:p>
          </table:table-cell>
          <table:table-cell table:style-name="ce18" office:value-type="float" office:value="17000" calcext:value-type="float">
            <text:p>17,000</text:p>
          </table:table-cell>
          <table:table-cell table:formula="of:=[.C22]-[.C$2]" office:value-type="float" office:value="113050" calcext:value-type="float">
            <text:p>113050</text:p>
          </table:table-cell>
          <table:table-cell table:formula="of:=[.D22]-[.D$2]" office:value-type="float" office:value="20510" calcext:value-type="float">
            <text:p>20510</text:p>
          </table:table-cell>
          <table:table-cell table:formula="of:=[.E22]-[.E$2]" office:value-type="float" office:value="6200" calcext:value-type="float">
            <text:p>6200</text:p>
          </table:table-cell>
          <table:table-cell table:formula="of:=[.F22]-[.F$2]" office:value-type="float" office:value="11200" calcext:value-type="float">
            <text:p>11200</text:p>
          </table:table-cell>
          <table:table-cell table:formula="of:=[.G22]-[.G$2]" office:value-type="float" office:value="200.4" calcext:value-type="float">
            <text:p>200.4</text:p>
          </table:table-cell>
          <table:table-cell table:formula="of:=[.H22]-[.H$2]" office:value-type="float" office:value="14000" calcext:value-type="float">
            <text:p>14000</text:p>
          </table:table-cell>
        </table:table-row>
        <table:table-row table:style-name="ro2">
          <table:table-cell table:style-name="ce7" office:value-type="string" calcext:value-type="string">
            <text:p>Age Composition of the Household</text:p>
          </table:table-cell>
          <table:table-cell table:style-name="Default" table:formula="of:=IF([.C23]=&quot;&quot;;[.A23];[.B22])" office:value-type="string" office:string-value="Age Composition of the Household" calcext:value-type="string">
            <text:p>Age Composition of the Household</text:p>
          </table:table-cell>
          <table:table-cell table:style-name="ce18" table:number-columns-repeated="6"/>
          <table:table-cell table:formula="of:=[.C23]-[.C$2]" office:value-type="float" office:value="-81850" calcext:value-type="float">
            <text:p>-81850</text:p>
          </table:table-cell>
          <table:table-cell table:formula="of:=[.D23]-[.D$2]" office:value-type="float" office:value="-25230" calcext:value-type="float">
            <text:p>-25230</text:p>
          </table:table-cell>
          <table:table-cell table:formula="of:=[.E23]-[.E$2]" office:value-type="float" office:value="-4000" calcext:value-type="float">
            <text:p>-4000</text:p>
          </table:table-cell>
          <table:table-cell table:formula="of:=[.F23]-[.F$2]" office:value-type="float" office:value="-4800" calcext:value-type="float">
            <text:p>-4800</text:p>
          </table:table-cell>
          <table:table-cell table:formula="of:=[.G23]-[.G$2]" office:value-type="float" office:value="-999.6" calcext:value-type="float">
            <text:p>-999.6</text:p>
          </table:table-cell>
          <table:table-cell table:formula="of:=[.H23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No children under 18</text:p>
          </table:table-cell>
          <table:table-cell table:style-name="Default" table:formula="of:=IF([.C24]=&quot;&quot;;[.A24];[.B23])" office:value-type="string" office:string-value="Age Composition of the Household" calcext:value-type="string">
            <text:p>Age Composition of the Household</text:p>
          </table:table-cell>
          <table:table-cell table:style-name="ce18" office:value-type="float" office:value="101100" calcext:value-type="float">
            <text:p>101,100</text:p>
          </table:table-cell>
          <table:table-cell table:style-name="ce18" office:value-type="float" office:value="30890" calcext:value-type="float">
            <text:p>30,890</text:p>
          </table:table-cell>
          <table:table-cell table:style-name="ce18" office:value-type="float" office:value="4995" calcext:value-type="float">
            <text:p>4,995</text:p>
          </table:table-cell>
          <table:table-cell table:style-name="ce18" office:value-type="float" office:value="5554" calcext:value-type="float">
            <text:p>5,554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5000" calcext:value-type="float">
            <text:p>5,000</text:p>
          </table:table-cell>
          <table:table-cell table:formula="of:=[.C24]-[.C$2]" office:value-type="float" office:value="19250" calcext:value-type="float">
            <text:p>19250</text:p>
          </table:table-cell>
          <table:table-cell table:formula="of:=[.D24]-[.D$2]" office:value-type="float" office:value="5660" calcext:value-type="float">
            <text:p>5660</text:p>
          </table:table-cell>
          <table:table-cell table:formula="of:=[.E24]-[.E$2]" office:value-type="float" office:value="995" calcext:value-type="float">
            <text:p>995</text:p>
          </table:table-cell>
          <table:table-cell table:formula="of:=[.F24]-[.F$2]" office:value-type="float" office:value="754" calcext:value-type="float">
            <text:p>754</text:p>
          </table:table-cell>
          <table:table-cell table:formula="of:=[.G24]-[.G$2]" office:value-type="float" office:value="0.399999999999977" calcext:value-type="float">
            <text:p>0.4</text:p>
          </table:table-cell>
          <table:table-cell table:formula="of:=[.H24]-[.H$2]" office:value-type="float" office:value="2000" calcext:value-type="float">
            <text:p>2000</text:p>
          </table:table-cell>
        </table:table-row>
        <table:table-row table:style-name="ro2">
          <table:table-cell table:style-name="ce4" office:value-type="string" calcext:value-type="string">
            <text:p>One or more children under 18</text:p>
          </table:table-cell>
          <table:table-cell table:style-name="Default" table:formula="of:=IF([.C25]=&quot;&quot;;[.A25];[.B24])" office:value-type="string" office:string-value="Age Composition of the Household" calcext:value-type="string">
            <text:p>Age Composition of the Household</text:p>
          </table:table-cell>
          <table:table-cell table:style-name="ce18" office:value-type="float" office:value="48780" calcext:value-type="float">
            <text:p>48,780</text:p>
          </table:table-cell>
          <table:table-cell table:style-name="ce18" office:value-type="float" office:value="16330" calcext:value-type="float">
            <text:p>16,330</text:p>
          </table:table-cell>
          <table:table-cell table:number-columns-repeated="2" table:style-name="ce18" office:value-type="float" office:value="2700" calcext:value-type="float">
            <text:p>2,700</text:p>
          </table:table-cell>
          <table:table-cell table:style-name="ce18" office:value-type="float" office:value="738.1" calcext:value-type="float">
            <text:p>738</text:p>
          </table:table-cell>
          <table:table-cell table:style-name="ce18" office:value-type="float" office:value="999.9" calcext:value-type="float">
            <text:p>1,000</text:p>
          </table:table-cell>
          <table:table-cell table:formula="of:=[.C25]-[.C$2]" office:value-type="float" office:value="-33070" calcext:value-type="float">
            <text:p>-33070</text:p>
          </table:table-cell>
          <table:table-cell table:formula="of:=[.D25]-[.D$2]" office:value-type="float" office:value="-8900" calcext:value-type="float">
            <text:p>-8900</text:p>
          </table:table-cell>
          <table:table-cell table:formula="of:=[.E25]-[.E$2]" office:value-type="float" office:value="-1300" calcext:value-type="float">
            <text:p>-1300</text:p>
          </table:table-cell>
          <table:table-cell table:formula="of:=[.F25]-[.F$2]" office:value-type="float" office:value="-2100" calcext:value-type="float">
            <text:p>-2100</text:p>
          </table:table-cell>
          <table:table-cell table:formula="of:=[.G25]-[.G$2]" office:value-type="float" office:value="-261.5" calcext:value-type="float">
            <text:p>-261.5</text:p>
          </table:table-cell>
          <table:table-cell table:formula="of:=[.H25]-[.H$2]" office:value-type="float" office:value="-2000.1" calcext:value-type="float">
            <text:p>-2000.1</text:p>
          </table:table-cell>
        </table:table-row>
        <table:table-row table:style-name="ro2">
          <table:table-cell table:style-name="ce6" office:value-type="string" calcext:value-type="string">
            <text:p><text:span text:style-name="T2">.</text:span><text:span text:style-name="T3">Youngest child under 5</text:span></text:p>
          </table:table-cell>
          <table:table-cell table:style-name="Default" table:formula="of:=IF([.C26]=&quot;&quot;;[.A26];[.B25])" office:value-type="string" office:string-value="Age Composition of the Household" calcext:value-type="string">
            <text:p>Age Composition of the Household</text:p>
          </table:table-cell>
          <table:table-cell table:style-name="ce18" office:value-type="float" office:value="26180" calcext:value-type="float">
            <text:p>26,180</text:p>
          </table:table-cell>
          <table:table-cell table:style-name="ce18" office:value-type="float" office:value="9621" calcext:value-type="float">
            <text:p>9,621</text:p>
          </table:table-cell>
          <table:table-cell table:style-name="ce18" office:value-type="float" office:value="2525" calcext:value-type="float">
            <text:p>2,525</text:p>
          </table:table-cell>
          <table:table-cell table:style-name="ce18" office:value-type="float" office:value="2520" calcext:value-type="float">
            <text:p>2,520</text:p>
          </table:table-cell>
          <table:table-cell table:style-name="ce18" office:value-type="float" office:value="799.8" calcext:value-type="float">
            <text:p>800</text:p>
          </table:table-cell>
          <table:table-cell table:style-name="ce18" office:value-type="float" office:value="599.9" calcext:value-type="float">
            <text:p>600</text:p>
          </table:table-cell>
          <table:table-cell table:formula="of:=[.C26]-[.C$2]" office:value-type="float" office:value="-55670" calcext:value-type="float">
            <text:p>-55670</text:p>
          </table:table-cell>
          <table:table-cell table:formula="of:=[.D26]-[.D$2]" office:value-type="float" office:value="-15609" calcext:value-type="float">
            <text:p>-15609</text:p>
          </table:table-cell>
          <table:table-cell table:formula="of:=[.E26]-[.E$2]" office:value-type="float" office:value="-1475" calcext:value-type="float">
            <text:p>-1475</text:p>
          </table:table-cell>
          <table:table-cell table:formula="of:=[.F26]-[.F$2]" office:value-type="float" office:value="-2280" calcext:value-type="float">
            <text:p>-2280</text:p>
          </table:table-cell>
          <table:table-cell table:formula="of:=[.G26]-[.G$2]" office:value-type="float" office:value="-199.8" calcext:value-type="float">
            <text:p>-199.8</text:p>
          </table:table-cell>
          <table:table-cell table:formula="of:=[.H26]-[.H$2]" office:value-type="float" office:value="-2400.1" calcext:value-type="float">
            <text:p>-2400.1</text:p>
          </table:table-cell>
        </table:table-row>
        <table:table-row table:style-name="ro2">
          <table:table-cell table:style-name="ce6" office:value-type="string" calcext:value-type="string">
            <text:p><text:span text:style-name="T2">.</text:span><text:span text:style-name="T3">Youngest child 5 to 9</text:span></text:p>
          </table:table-cell>
          <table:table-cell table:style-name="Default" table:formula="of:=IF([.C27]=&quot;&quot;;[.A27];[.B26])" office:value-type="string" office:string-value="Age Composition of the Household" calcext:value-type="string">
            <text:p>Age Composition of the Household</text:p>
          </table:table-cell>
          <table:table-cell table:style-name="ce18" office:value-type="float" office:value="50110" calcext:value-type="float">
            <text:p>50,110</text:p>
          </table:table-cell>
          <table:table-cell table:style-name="ce18" office:value-type="float" office:value="17580" calcext:value-type="float">
            <text:p>17,580</text:p>
          </table:table-cell>
          <table:table-cell table:style-name="ce18" office:value-type="float" office:value="2100" calcext:value-type="float">
            <text:p>2,100</text:p>
          </table:table-cell>
          <table:table-cell table:style-name="ce18" office:value-type="float" office:value="2200" calcext:value-type="float">
            <text:p>2,200</text:p>
          </table:table-cell>
          <table:table-cell table:style-name="ce18" office:value-type="float" office:value="599.5" calcext:value-type="float">
            <text:p>600</text:p>
          </table:table-cell>
          <table:table-cell table:style-name="ce18" office:value-type="float" office:value="1000" calcext:value-type="float">
            <text:p>1,000</text:p>
          </table:table-cell>
          <table:table-cell table:formula="of:=[.C27]-[.C$2]" office:value-type="float" office:value="-31740" calcext:value-type="float">
            <text:p>-31740</text:p>
          </table:table-cell>
          <table:table-cell table:formula="of:=[.D27]-[.D$2]" office:value-type="float" office:value="-7650" calcext:value-type="float">
            <text:p>-7650</text:p>
          </table:table-cell>
          <table:table-cell table:formula="of:=[.E27]-[.E$2]" office:value-type="float" office:value="-1900" calcext:value-type="float">
            <text:p>-1900</text:p>
          </table:table-cell>
          <table:table-cell table:formula="of:=[.F27]-[.F$2]" office:value-type="float" office:value="-2600" calcext:value-type="float">
            <text:p>-2600</text:p>
          </table:table-cell>
          <table:table-cell table:formula="of:=[.G27]-[.G$2]" office:value-type="float" office:value="-400.1" calcext:value-type="float">
            <text:p>-400.1</text:p>
          </table:table-cell>
          <table:table-cell table:formula="of:=[.H27]-[.H$2]" office:value-type="float" office:value="-2000" calcext:value-type="float">
            <text:p>-2000</text:p>
          </table:table-cell>
        </table:table-row>
        <table:table-row table:style-name="ro2">
          <table:table-cell table:style-name="ce6" office:value-type="string" calcext:value-type="string">
            <text:p><text:span text:style-name="T2">.</text:span><text:span text:style-name="T3">Youngest child 10 to 18</text:span></text:p>
          </table:table-cell>
          <table:table-cell table:style-name="Default" table:formula="of:=IF([.C28]=&quot;&quot;;[.A28];[.B27])" office:value-type="string" office:string-value="Age Composition of the Household" calcext:value-type="string">
            <text:p>Age Composition of the Household</text:p>
          </table:table-cell>
          <table:table-cell table:style-name="ce18" office:value-type="float" office:value="86350" calcext:value-type="float">
            <text:p>86,350</text:p>
          </table:table-cell>
          <table:table-cell table:style-name="ce18" office:value-type="float" office:value="27650" calcext:value-type="float">
            <text:p>27,650</text:p>
          </table:table-cell>
          <table:table-cell table:number-columns-repeated="2" table:style-name="ce18" office:value-type="float" office:value="3200" calcext:value-type="float">
            <text:p>3,200</text:p>
          </table:table-cell>
          <table:table-cell table:style-name="ce18" office:value-type="float" office:value="849.7" calcext:value-type="float">
            <text:p>850</text:p>
          </table:table-cell>
          <table:table-cell table:style-name="ce18" office:value-type="float" office:value="1200" calcext:value-type="float">
            <text:p>1,200</text:p>
          </table:table-cell>
          <table:table-cell table:formula="of:=[.C28]-[.C$2]" office:value-type="float" office:value="4500" calcext:value-type="float">
            <text:p>4500</text:p>
          </table:table-cell>
          <table:table-cell table:formula="of:=[.D28]-[.D$2]" office:value-type="float" office:value="2420" calcext:value-type="float">
            <text:p>2420</text:p>
          </table:table-cell>
          <table:table-cell table:formula="of:=[.E28]-[.E$2]" office:value-type="float" office:value="-800" calcext:value-type="float">
            <text:p>-800</text:p>
          </table:table-cell>
          <table:table-cell table:formula="of:=[.F28]-[.F$2]" office:value-type="float" office:value="-1600" calcext:value-type="float">
            <text:p>-1600</text:p>
          </table:table-cell>
          <table:table-cell table:formula="of:=[.G28]-[.G$2]" office:value-type="float" office:value="-149.9" calcext:value-type="float">
            <text:p>-149.9</text:p>
          </table:table-cell>
          <table:table-cell table:formula="of:=[.H28]-[.H$2]" office:value-type="float" office:value="-1800" calcext:value-type="float">
            <text:p>-1800</text:p>
          </table:table-cell>
        </table:table-row>
        <table:table-row table:style-name="ro3">
          <table:table-cell table:style-name="ce7" office:value-type="string" calcext:value-type="string">
            <text:p>Highest Level of Educational Attainment in the Household</text:p>
          </table:table-cell>
          <table:table-cell table:style-name="Default" table:formula="of:=IF([.C29]=&quot;&quot;;[.A29];[.B28])" office:value-type="string" office:string-value="Highest Level of Educational Attainment in the Household" calcext:value-type="string">
            <text:p>Highest Level of Educational Attainment in the Household</text:p>
          </table:table-cell>
          <table:table-cell table:style-name="ce18" table:number-columns-repeated="6"/>
          <table:table-cell table:formula="of:=[.C29]-[.C$2]" office:value-type="float" office:value="-81850" calcext:value-type="float">
            <text:p>-81850</text:p>
          </table:table-cell>
          <table:table-cell table:formula="of:=[.D29]-[.D$2]" office:value-type="float" office:value="-25230" calcext:value-type="float">
            <text:p>-25230</text:p>
          </table:table-cell>
          <table:table-cell table:formula="of:=[.E29]-[.E$2]" office:value-type="float" office:value="-4000" calcext:value-type="float">
            <text:p>-4000</text:p>
          </table:table-cell>
          <table:table-cell table:formula="of:=[.F29]-[.F$2]" office:value-type="float" office:value="-4800" calcext:value-type="float">
            <text:p>-4800</text:p>
          </table:table-cell>
          <table:table-cell table:formula="of:=[.G29]-[.G$2]" office:value-type="float" office:value="-999.6" calcext:value-type="float">
            <text:p>-999.6</text:p>
          </table:table-cell>
          <table:table-cell table:formula="of:=[.H29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No high school diploma</text:p>
          </table:table-cell>
          <table:table-cell table:style-name="Default" table:formula="of:=IF([.C30]=&quot;&quot;;[.A30];[.B29])" office:value-type="string" office:string-value="Highest Level of Educational Attainment in the Household" calcext:value-type="string">
            <text:p>Highest Level of Educational Attainment in the Household</text:p>
          </table:table-cell>
          <table:table-cell table:style-name="ce18" office:value-type="float" office:value="5200" calcext:value-type="float">
            <text:p>5,200</text:p>
          </table:table-cell>
          <table:table-cell table:style-name="ce18" office:value-type="float" office:value="1663" calcext:value-type="float">
            <text:p>1,663</text:p>
          </table:table-cell>
          <table:table-cell table:style-name="ce18" office:value-type="float" office:value="500.1" calcext:value-type="float">
            <text:p>500</text:p>
          </table:table-cell>
          <table:table-cell table:style-name="ce18" office:value-type="float" office:value="799.8" calcext:value-type="float">
            <text:p>800</text:p>
          </table:table-cell>
          <table:table-cell table:style-name="ce18" office:value-type="float" office:value="249.9" calcext:value-type="float">
            <text:p>250</text:p>
          </table:table-cell>
          <table:table-cell table:style-name="ce18" office:value-type="float" office:value="0" calcext:value-type="float">
            <text:p>0</text:p>
          </table:table-cell>
          <table:table-cell table:formula="of:=[.C30]-[.C$2]" office:value-type="float" office:value="-76650" calcext:value-type="float">
            <text:p>-76650</text:p>
          </table:table-cell>
          <table:table-cell table:formula="of:=[.D30]-[.D$2]" office:value-type="float" office:value="-23567" calcext:value-type="float">
            <text:p>-23567</text:p>
          </table:table-cell>
          <table:table-cell table:formula="of:=[.E30]-[.E$2]" office:value-type="float" office:value="-3499.9" calcext:value-type="float">
            <text:p>-3499.9</text:p>
          </table:table-cell>
          <table:table-cell table:formula="of:=[.F30]-[.F$2]" office:value-type="float" office:value="-4000.2" calcext:value-type="float">
            <text:p>-4000.2</text:p>
          </table:table-cell>
          <table:table-cell table:formula="of:=[.G30]-[.G$2]" office:value-type="float" office:value="-749.7" calcext:value-type="float">
            <text:p>-749.7</text:p>
          </table:table-cell>
          <table:table-cell table:formula="of:=[.H30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High school graduate only</text:p>
          </table:table-cell>
          <table:table-cell table:style-name="Default" table:formula="of:=IF([.C31]=&quot;&quot;;[.A31];[.B30])" office:value-type="string" office:string-value="Highest Level of Educational Attainment in the Household" calcext:value-type="string">
            <text:p>Highest Level of Educational Attainment in the Household</text:p>
          </table:table-cell>
          <table:table-cell table:style-name="ce18" office:value-type="float" office:value="36340" calcext:value-type="float">
            <text:p>36,340</text:p>
          </table:table-cell>
          <table:table-cell table:style-name="ce18" office:value-type="float" office:value="8142" calcext:value-type="float">
            <text:p>8,142</text:p>
          </table:table-cell>
          <table:table-cell table:style-name="ce18" office:value-type="float" office:value="1424" calcext:value-type="float">
            <text:p>1,424</text:p>
          </table:table-cell>
          <table:table-cell table:style-name="ce18" office:value-type="float" office:value="2000" calcext:value-type="float">
            <text:p>2,000</text:p>
          </table:table-cell>
          <table:table-cell table:style-name="ce18" office:value-type="float" office:value="499.7" calcext:value-type="float">
            <text:p>500</text:p>
          </table:table-cell>
          <table:table-cell table:style-name="ce18" office:value-type="float" office:value="3000" calcext:value-type="float">
            <text:p>3,000</text:p>
          </table:table-cell>
          <table:table-cell table:formula="of:=[.C31]-[.C$2]" office:value-type="float" office:value="-45510" calcext:value-type="float">
            <text:p>-45510</text:p>
          </table:table-cell>
          <table:table-cell table:formula="of:=[.D31]-[.D$2]" office:value-type="float" office:value="-17088" calcext:value-type="float">
            <text:p>-17088</text:p>
          </table:table-cell>
          <table:table-cell table:formula="of:=[.E31]-[.E$2]" office:value-type="float" office:value="-2576" calcext:value-type="float">
            <text:p>-2576</text:p>
          </table:table-cell>
          <table:table-cell table:formula="of:=[.F31]-[.F$2]" office:value-type="float" office:value="-2800" calcext:value-type="float">
            <text:p>-2800</text:p>
          </table:table-cell>
          <table:table-cell table:formula="of:=[.G31]-[.G$2]" office:value-type="float" office:value="-499.9" calcext:value-type="float">
            <text:p>-499.9</text:p>
          </table:table-cell>
          <table:table-cell table:formula="of:=[.H31]-[.H$2]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Some college, no degree</text:p>
          </table:table-cell>
          <table:table-cell table:style-name="Default" table:formula="of:=IF([.C32]=&quot;&quot;;[.A32];[.B31])" office:value-type="string" office:string-value="Highest Level of Educational Attainment in the Household" calcext:value-type="string">
            <text:p>Highest Level of Educational Attainment in the Household</text:p>
          </table:table-cell>
          <table:table-cell table:style-name="ce18" office:value-type="float" office:value="40100" calcext:value-type="float">
            <text:p>40,100</text:p>
          </table:table-cell>
          <table:table-cell table:style-name="ce18" office:value-type="float" office:value="11480" calcext:value-type="float">
            <text:p>11,480</text:p>
          </table:table-cell>
          <table:table-cell table:style-name="ce18" office:value-type="float" office:value="1775" calcext:value-type="float">
            <text:p>1,775</text:p>
          </table:table-cell>
          <table:table-cell table:style-name="ce18" office:value-type="float" office:value="1800" calcext:value-type="float">
            <text:p>1,800</text:p>
          </table:table-cell>
          <table:table-cell table:style-name="ce18" office:value-type="float" office:value="500.3" calcext:value-type="float">
            <text:p>500</text:p>
          </table:table-cell>
          <table:table-cell table:style-name="ce18" office:value-type="float" office:value="2000" calcext:value-type="float">
            <text:p>2,000</text:p>
          </table:table-cell>
          <table:table-cell table:formula="of:=[.C32]-[.C$2]" office:value-type="float" office:value="-41750" calcext:value-type="float">
            <text:p>-41750</text:p>
          </table:table-cell>
          <table:table-cell table:formula="of:=[.D32]-[.D$2]" office:value-type="float" office:value="-13750" calcext:value-type="float">
            <text:p>-13750</text:p>
          </table:table-cell>
          <table:table-cell table:formula="of:=[.E32]-[.E$2]" office:value-type="float" office:value="-2225" calcext:value-type="float">
            <text:p>-2225</text:p>
          </table:table-cell>
          <table:table-cell table:formula="of:=[.F32]-[.F$2]" office:value-type="float" office:value="-3000" calcext:value-type="float">
            <text:p>-3000</text:p>
          </table:table-cell>
          <table:table-cell table:formula="of:=[.G32]-[.G$2]" office:value-type="float" office:value="-499.3" calcext:value-type="float">
            <text:p>-499.3</text:p>
          </table:table-cell>
          <table:table-cell table:formula="of:=[.H32]-[.H$2]" office:value-type="float" office:value="-1000" calcext:value-type="float">
            <text:p>-1000</text:p>
          </table:table-cell>
        </table:table-row>
        <table:table-row table:style-name="ro2">
          <table:table-cell table:style-name="ce4" office:value-type="string" calcext:value-type="string">
            <text:p>Associate's degree</text:p>
          </table:table-cell>
          <table:table-cell table:style-name="Default" table:formula="of:=IF([.C33]=&quot;&quot;;[.A33];[.B32])" office:value-type="string" office:string-value="Highest Level of Educational Attainment in the Household" calcext:value-type="string">
            <text:p>Highest Level of Educational Attainment in the Household</text:p>
          </table:table-cell>
          <table:table-cell table:style-name="ce18" office:value-type="float" office:value="76010" calcext:value-type="float">
            <text:p>76,010</text:p>
          </table:table-cell>
          <table:table-cell table:style-name="ce18" office:value-type="float" office:value="26390" calcext:value-type="float">
            <text:p>26,390</text:p>
          </table:table-cell>
          <table:table-cell table:style-name="ce18" office:value-type="float" office:value="2900" calcext:value-type="float">
            <text:p>2,900</text:p>
          </table:table-cell>
          <table:table-cell table:style-name="ce18" office:value-type="float" office:value="3000" calcext:value-type="float">
            <text:p>3,000</text:p>
          </table:table-cell>
          <table:table-cell table:style-name="ce18" office:value-type="float" office:value="800.4" calcext:value-type="float">
            <text:p>800</text:p>
          </table:table-cell>
          <table:table-cell table:style-name="ce18" office:value-type="float" office:value="1800" calcext:value-type="float">
            <text:p>1,800</text:p>
          </table:table-cell>
          <table:table-cell table:formula="of:=[.C33]-[.C$2]" office:value-type="float" office:value="-5840" calcext:value-type="float">
            <text:p>-5840</text:p>
          </table:table-cell>
          <table:table-cell table:formula="of:=[.D33]-[.D$2]" office:value-type="float" office:value="1160" calcext:value-type="float">
            <text:p>1160</text:p>
          </table:table-cell>
          <table:table-cell table:formula="of:=[.E33]-[.E$2]" office:value-type="float" office:value="-1100" calcext:value-type="float">
            <text:p>-1100</text:p>
          </table:table-cell>
          <table:table-cell table:formula="of:=[.F33]-[.F$2]" office:value-type="float" office:value="-1800" calcext:value-type="float">
            <text:p>-1800</text:p>
          </table:table-cell>
          <table:table-cell table:formula="of:=[.G33]-[.G$2]" office:value-type="float" office:value="-199.2" calcext:value-type="float">
            <text:p>-199.2</text:p>
          </table:table-cell>
          <table:table-cell table:formula="of:=[.H33]-[.H$2]" office:value-type="float" office:value="-1200" calcext:value-type="float">
            <text:p>-1200</text:p>
          </table:table-cell>
        </table:table-row>
        <table:table-row table:style-name="ro2">
          <table:table-cell table:style-name="ce4" office:value-type="string" calcext:value-type="string">
            <text:p>Bachelor's degree</text:p>
          </table:table-cell>
          <table:table-cell table:style-name="Default" table:formula="of:=IF([.C34]=&quot;&quot;;[.A34];[.B33])" office:value-type="string" office:string-value="Highest Level of Educational Attainment in the Household" calcext:value-type="string">
            <text:p>Highest Level of Educational Attainment in the Household</text:p>
          </table:table-cell>
          <table:table-cell table:style-name="ce18" office:value-type="float" office:value="149300" calcext:value-type="float">
            <text:p>149,300</text:p>
          </table:table-cell>
          <table:table-cell table:style-name="ce18" office:value-type="float" office:value="70550" calcext:value-type="float">
            <text:p>70,550</text:p>
          </table:table-cell>
          <table:table-cell table:style-name="ce18" office:value-type="float" office:value="6742" calcext:value-type="float">
            <text:p>6,742</text:p>
          </table:table-cell>
          <table:table-cell table:style-name="ce18" office:value-type="float" office:value="6000" calcext:value-type="float">
            <text:p>6,000</text:p>
          </table:table-cell>
          <table:table-cell table:style-name="ce18" office:value-type="float" office:value="1460" calcext:value-type="float">
            <text:p>1,460</text:p>
          </table:table-cell>
          <table:table-cell table:style-name="ce18" office:value-type="float" office:value="2000" calcext:value-type="float">
            <text:p>2,000</text:p>
          </table:table-cell>
          <table:table-cell table:formula="of:=[.C34]-[.C$2]" office:value-type="float" office:value="67450" calcext:value-type="float">
            <text:p>67450</text:p>
          </table:table-cell>
          <table:table-cell table:formula="of:=[.D34]-[.D$2]" office:value-type="float" office:value="45320" calcext:value-type="float">
            <text:p>45320</text:p>
          </table:table-cell>
          <table:table-cell table:formula="of:=[.E34]-[.E$2]" office:value-type="float" office:value="2742" calcext:value-type="float">
            <text:p>2742</text:p>
          </table:table-cell>
          <table:table-cell table:formula="of:=[.F34]-[.F$2]" office:value-type="float" office:value="1200" calcext:value-type="float">
            <text:p>1200</text:p>
          </table:table-cell>
          <table:table-cell table:formula="of:=[.G34]-[.G$2]" office:value-type="float" office:value="460.4" calcext:value-type="float">
            <text:p>460.4</text:p>
          </table:table-cell>
          <table:table-cell table:formula="of:=[.H34]-[.H$2]" office:value-type="float" office:value="-1000" calcext:value-type="float">
            <text:p>-1000</text:p>
          </table:table-cell>
        </table:table-row>
        <table:table-row table:style-name="ro2">
          <table:table-cell table:style-name="ce6" office:value-type="string" calcext:value-type="string">
            <text:p>Graduate or professional degree</text:p>
          </table:table-cell>
          <table:table-cell table:style-name="Default" table:formula="of:=IF([.C35]=&quot;&quot;;[.A35];[.B34])" office:value-type="string" office:string-value="Highest Level of Educational Attainment in the Household" calcext:value-type="string">
            <text:p>Highest Level of Educational Attainment in the Household</text:p>
          </table:table-cell>
          <table:table-cell table:style-name="ce18" office:value-type="float" office:value="314700" calcext:value-type="float">
            <text:p>314,700</text:p>
          </table:table-cell>
          <table:table-cell table:style-name="ce18" office:value-type="float" office:value="183100" calcext:value-type="float">
            <text:p>183,100</text:p>
          </table:table-cell>
          <table:table-cell table:style-name="ce18" office:value-type="float" office:value="15000" calcext:value-type="float">
            <text:p>15,000</text:p>
          </table:table-cell>
          <table:table-cell table:style-name="ce18" office:value-type="float" office:value="13000" calcext:value-type="float">
            <text:p>13,000</text:p>
          </table:table-cell>
          <table:table-cell table:style-name="ce18" office:value-type="float" office:value="2000" calcext:value-type="float">
            <text:p>2,000</text:p>
          </table:table-cell>
          <table:table-cell table:style-name="ce18" office:value-type="float" office:value="8000" calcext:value-type="float">
            <text:p>8,000</text:p>
          </table:table-cell>
          <table:table-cell table:formula="of:=[.C35]-[.C$2]" office:value-type="float" office:value="232850" calcext:value-type="float">
            <text:p>232850</text:p>
          </table:table-cell>
          <table:table-cell table:formula="of:=[.D35]-[.D$2]" office:value-type="float" office:value="157870" calcext:value-type="float">
            <text:p>157870</text:p>
          </table:table-cell>
          <table:table-cell table:formula="of:=[.E35]-[.E$2]" office:value-type="float" office:value="11000" calcext:value-type="float">
            <text:p>11000</text:p>
          </table:table-cell>
          <table:table-cell table:formula="of:=[.F35]-[.F$2]" office:value-type="float" office:value="8200" calcext:value-type="float">
            <text:p>8200</text:p>
          </table:table-cell>
          <table:table-cell table:formula="of:=[.G35]-[.G$2]" office:value-type="float" office:value="1000.4" calcext:value-type="float">
            <text:p>1000.4</text:p>
          </table:table-cell>
          <table:table-cell table:formula="of:=[.H35]-[.H$2]" office:value-type="float" office:value="5000" calcext:value-type="float">
            <text:p>5000</text:p>
          </table:table-cell>
        </table:table-row>
        <table:table-row table:style-name="ro2">
          <table:table-cell table:style-name="ce7" office:value-type="string" calcext:value-type="string">
            <text:p>Single-Person Households</text:p>
          </table:table-cell>
          <table:table-cell table:style-name="Default" table:formula="of:=IF([.C36]=&quot;&quot;;[.A36];[.B35])" office:value-type="string" office:string-value="Single-Person Households" calcext:value-type="string">
            <text:p>Single-Person Households</text:p>
          </table:table-cell>
          <table:table-cell table:style-name="ce18" table:number-columns-repeated="6"/>
          <table:table-cell table:formula="of:=[.C36]-[.C$2]" office:value-type="float" office:value="-81850" calcext:value-type="float">
            <text:p>-81850</text:p>
          </table:table-cell>
          <table:table-cell table:formula="of:=[.D36]-[.D$2]" office:value-type="float" office:value="-25230" calcext:value-type="float">
            <text:p>-25230</text:p>
          </table:table-cell>
          <table:table-cell table:formula="of:=[.E36]-[.E$2]" office:value-type="float" office:value="-4000" calcext:value-type="float">
            <text:p>-4000</text:p>
          </table:table-cell>
          <table:table-cell table:formula="of:=[.F36]-[.F$2]" office:value-type="float" office:value="-4800" calcext:value-type="float">
            <text:p>-4800</text:p>
          </table:table-cell>
          <table:table-cell table:formula="of:=[.G36]-[.G$2]" office:value-type="float" office:value="-999.6" calcext:value-type="float">
            <text:p>-999.6</text:p>
          </table:table-cell>
          <table:table-cell table:formula="of:=[.H36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Default" table:formula="of:=IF([.C37]=&quot;&quot;;[.A37];[.B36])" office:value-type="string" office:string-value="Single-Person Households" calcext:value-type="string">
            <text:p>Single-Person Households</text:p>
          </table:table-cell>
          <table:table-cell table:style-name="ce18" office:value-type="float" office:value="40500" calcext:value-type="float">
            <text:p>40,500</text:p>
          </table:table-cell>
          <table:table-cell table:style-name="ce18" office:value-type="float" office:value="10640" calcext:value-type="float">
            <text:p>10,640</text:p>
          </table:table-cell>
          <table:table-cell table:style-name="ce18" office:value-type="float" office:value="2500" calcext:value-type="float">
            <text:p>2,500</text:p>
          </table:table-cell>
          <table:table-cell table:style-name="ce18" office:value-type="float" office:value="3500" calcext:value-type="float">
            <text:p>3,500</text:p>
          </table:table-cell>
          <table:table-cell table:style-name="ce18" office:value-type="float" office:value="699.5" calcext:value-type="float">
            <text:p>700</text:p>
          </table:table-cell>
          <table:table-cell table:style-name="ce18" office:value-type="float" office:value="5000" calcext:value-type="float">
            <text:p>5,000</text:p>
          </table:table-cell>
          <table:table-cell table:formula="of:=[.C37]-[.C$2]" office:value-type="float" office:value="-41350" calcext:value-type="float">
            <text:p>-41350</text:p>
          </table:table-cell>
          <table:table-cell table:formula="of:=[.D37]-[.D$2]" office:value-type="float" office:value="-14590" calcext:value-type="float">
            <text:p>-14590</text:p>
          </table:table-cell>
          <table:table-cell table:formula="of:=[.E37]-[.E$2]" office:value-type="float" office:value="-1500" calcext:value-type="float">
            <text:p>-1500</text:p>
          </table:table-cell>
          <table:table-cell table:formula="of:=[.F37]-[.F$2]" office:value-type="float" office:value="-1300" calcext:value-type="float">
            <text:p>-1300</text:p>
          </table:table-cell>
          <table:table-cell table:formula="of:=[.G37]-[.G$2]" office:value-type="float" office:value="-300.1" calcext:value-type="float">
            <text:p>-300.1</text:p>
          </table:table-cell>
          <table:table-cell table:formula="of:=[.H37]-[.H$2]" office:value-type="float" office:value="2000" calcext:value-type="float">
            <text:p>2000</text:p>
          </table:table-cell>
        </table:table-row>
        <table:table-row table:style-name="ro2">
          <table:table-cell table:style-name="ce5" office:value-type="string" calcext:value-type="string">
            <text:p>.<text:span text:style-name="T1">Less than 35 years</text:span></text:p>
          </table:table-cell>
          <table:table-cell table:style-name="Default" table:formula="of:=IF([.C38]=&quot;&quot;;[.A38];[.B37])" office:value-type="string" office:string-value="Single-Person Households" calcext:value-type="string">
            <text:p>Single-Person Households</text:p>
          </table:table-cell>
          <table:table-cell table:style-name="ce18" office:value-type="float" office:value="4166" calcext:value-type="float">
            <text:p>4,166</text:p>
          </table:table-cell>
          <table:table-cell table:style-name="ce18" office:value-type="float" office:value="3310" calcext:value-type="float">
            <text:p>3,310</text:p>
          </table:table-cell>
          <table:table-cell table:style-name="ce18" office:value-type="float" office:value="2000" calcext:value-type="float">
            <text:p>2,000</text:p>
          </table:table-cell>
          <table:table-cell table:style-name="ce18" office:value-type="float" office:value="1500" calcext:value-type="float">
            <text:p>1,500</text:p>
          </table:table-cell>
          <table:table-cell table:style-name="ce18" office:value-type="float" office:value="649.7" calcext:value-type="float">
            <text:p>650</text:p>
          </table:table-cell>
          <table:table-cell table:style-name="ce18" office:value-type="float" office:value="0" calcext:value-type="float">
            <text:p>0</text:p>
          </table:table-cell>
          <table:table-cell table:formula="of:=[.C38]-[.C$2]" office:value-type="float" office:value="-77684" calcext:value-type="float">
            <text:p>-77684</text:p>
          </table:table-cell>
          <table:table-cell table:formula="of:=[.D38]-[.D$2]" office:value-type="float" office:value="-21920" calcext:value-type="float">
            <text:p>-21920</text:p>
          </table:table-cell>
          <table:table-cell table:formula="of:=[.E38]-[.E$2]" office:value-type="float" office:value="-2000" calcext:value-type="float">
            <text:p>-2000</text:p>
          </table:table-cell>
          <table:table-cell table:formula="of:=[.F38]-[.F$2]" office:value-type="float" office:value="-3300" calcext:value-type="float">
            <text:p>-3300</text:p>
          </table:table-cell>
          <table:table-cell table:formula="of:=[.G38]-[.G$2]" office:value-type="float" office:value="-349.9" calcext:value-type="float">
            <text:p>-349.9</text:p>
          </table:table-cell>
          <table:table-cell table:formula="of:=[.H38]-[.H$2]" office:value-type="float" office:value="-3000" calcext:value-type="float">
            <text:p>-3000</text:p>
          </table:table-cell>
        </table:table-row>
        <table:table-row table:style-name="ro2">
          <table:table-cell table:style-name="ce5" office:value-type="string" calcext:value-type="string">
            <text:p>.<text:span text:style-name="T1">35 to 54 years</text:span></text:p>
          </table:table-cell>
          <table:table-cell table:style-name="Default" table:formula="of:=IF([.C39]=&quot;&quot;;[.A39];[.B38])" office:value-type="string" office:string-value="Single-Person Households" calcext:value-type="string">
            <text:p>Single-Person Households</text:p>
          </table:table-cell>
          <table:table-cell table:style-name="ce18" office:value-type="float" office:value="26820" calcext:value-type="float">
            <text:p>26,820</text:p>
          </table:table-cell>
          <table:table-cell table:style-name="ce18" office:value-type="float" office:value="10440" calcext:value-type="float">
            <text:p>10,440</text:p>
          </table:table-cell>
          <table:table-cell table:style-name="ce18" office:value-type="float" office:value="1850" calcext:value-type="float">
            <text:p>1,850</text:p>
          </table:table-cell>
          <table:table-cell table:style-name="ce18" office:value-type="float" office:value="2000" calcext:value-type="float">
            <text:p>2,000</text:p>
          </table:table-cell>
          <table:table-cell table:style-name="ce18" office:value-type="float" office:value="500.4" calcext:value-type="float">
            <text:p>500</text:p>
          </table:table-cell>
          <table:table-cell table:style-name="ce18" office:value-type="float" office:value="0" calcext:value-type="float">
            <text:p>0</text:p>
          </table:table-cell>
          <table:table-cell table:formula="of:=[.C39]-[.C$2]" office:value-type="float" office:value="-55030" calcext:value-type="float">
            <text:p>-55030</text:p>
          </table:table-cell>
          <table:table-cell table:formula="of:=[.D39]-[.D$2]" office:value-type="float" office:value="-14790" calcext:value-type="float">
            <text:p>-14790</text:p>
          </table:table-cell>
          <table:table-cell table:formula="of:=[.E39]-[.E$2]" office:value-type="float" office:value="-2150" calcext:value-type="float">
            <text:p>-2150</text:p>
          </table:table-cell>
          <table:table-cell table:formula="of:=[.F39]-[.F$2]" office:value-type="float" office:value="-2800" calcext:value-type="float">
            <text:p>-2800</text:p>
          </table:table-cell>
          <table:table-cell table:formula="of:=[.G39]-[.G$2]" office:value-type="float" office:value="-499.2" calcext:value-type="float">
            <text:p>-499.2</text:p>
          </table:table-cell>
          <table:table-cell table:formula="of:=[.H39]-[.H$2]" office:value-type="float" office:value="-3000" calcext:value-type="float">
            <text:p>-3000</text:p>
          </table:table-cell>
        </table:table-row>
        <table:table-row table:style-name="ro2">
          <table:table-cell table:style-name="ce5" office:value-type="string" calcext:value-type="string">
            <text:p>.<text:span text:style-name="T1">55 to 64 years</text:span></text:p>
          </table:table-cell>
          <table:table-cell table:style-name="Default" table:formula="of:=IF([.C40]=&quot;&quot;;[.A40];[.B39])" office:value-type="string" office:string-value="Single-Person Households" calcext:value-type="string">
            <text:p>Single-Person Households</text:p>
          </table:table-cell>
          <table:table-cell table:style-name="ce18" office:value-type="float" office:value="49110" calcext:value-type="float">
            <text:p>49,110</text:p>
          </table:table-cell>
          <table:table-cell table:style-name="ce18" office:value-type="float" office:value="10570" calcext:value-type="float">
            <text:p>10,570</text:p>
          </table:table-cell>
          <table:table-cell table:style-name="ce18" office:value-type="float" office:value="2000" calcext:value-type="float">
            <text:p>2,000</text:p>
          </table:table-cell>
          <table:table-cell table:style-name="ce18" office:value-type="float" office:value="3000" calcext:value-type="float">
            <text:p>3,000</text:p>
          </table:table-cell>
          <table:table-cell table:style-name="ce18" office:value-type="float" office:value="499.8" calcext:value-type="float">
            <text:p>500</text:p>
          </table:table-cell>
          <table:table-cell table:style-name="ce18" office:value-type="float" office:value="4000" calcext:value-type="float">
            <text:p>4,000</text:p>
          </table:table-cell>
          <table:table-cell table:formula="of:=[.C40]-[.C$2]" office:value-type="float" office:value="-32740" calcext:value-type="float">
            <text:p>-32740</text:p>
          </table:table-cell>
          <table:table-cell table:formula="of:=[.D40]-[.D$2]" office:value-type="float" office:value="-14660" calcext:value-type="float">
            <text:p>-14660</text:p>
          </table:table-cell>
          <table:table-cell table:formula="of:=[.E40]-[.E$2]" office:value-type="float" office:value="-2000" calcext:value-type="float">
            <text:p>-2000</text:p>
          </table:table-cell>
          <table:table-cell table:formula="of:=[.F40]-[.F$2]" office:value-type="float" office:value="-1800" calcext:value-type="float">
            <text:p>-1800</text:p>
          </table:table-cell>
          <table:table-cell table:formula="of:=[.G40]-[.G$2]" office:value-type="float" office:value="-499.8" calcext:value-type="float">
            <text:p>-499.8</text:p>
          </table:table-cell>
          <table:table-cell table:formula="of:=[.H40]-[.H$2]" office:value-type="float" office:value="1000" calcext:value-type="float">
            <text:p>1000</text:p>
          </table:table-cell>
        </table:table-row>
        <table:table-row table:style-name="ro2">
          <table:table-cell table:style-name="ce5" office:value-type="string" calcext:value-type="string">
            <text:p>.<text:span text:style-name="T1">65 years and over</text:span></text:p>
          </table:table-cell>
          <table:table-cell table:style-name="Default" table:formula="of:=IF([.C41]=&quot;&quot;;[.A41];[.B40])" office:value-type="string" office:string-value="Single-Person Households" calcext:value-type="string">
            <text:p>Single-Person Households</text:p>
          </table:table-cell>
          <table:table-cell table:style-name="ce18" office:value-type="float" office:value="118700" calcext:value-type="float">
            <text:p>118,700</text:p>
          </table:table-cell>
          <table:table-cell table:style-name="ce18" office:value-type="float" office:value="22150" calcext:value-type="float">
            <text:p>22,150</text:p>
          </table:table-cell>
          <table:table-cell table:style-name="ce18" office:value-type="float" office:value="5053" calcext:value-type="float">
            <text:p>5,053</text:p>
          </table:table-cell>
          <table:table-cell table:style-name="ce18" office:value-type="float" office:value="10000" calcext:value-type="float">
            <text:p>10,000</text:p>
          </table:table-cell>
          <table:table-cell table:style-name="ce18" office:value-type="float" office:value="999.5" calcext:value-type="float">
            <text:p>1,000</text:p>
          </table:table-cell>
          <table:table-cell table:style-name="ce18" office:value-type="float" office:value="14680" calcext:value-type="float">
            <text:p>14,680</text:p>
          </table:table-cell>
          <table:table-cell table:formula="of:=[.C41]-[.C$2]" office:value-type="float" office:value="36850" calcext:value-type="float">
            <text:p>36850</text:p>
          </table:table-cell>
          <table:table-cell table:formula="of:=[.D41]-[.D$2]" office:value-type="float" office:value="-3080" calcext:value-type="float">
            <text:p>-3080</text:p>
          </table:table-cell>
          <table:table-cell table:formula="of:=[.E41]-[.E$2]" office:value-type="float" office:value="1053" calcext:value-type="float">
            <text:p>1053</text:p>
          </table:table-cell>
          <table:table-cell table:formula="of:=[.F41]-[.F$2]" office:value-type="float" office:value="5200" calcext:value-type="float">
            <text:p>5200</text:p>
          </table:table-cell>
          <table:table-cell table:formula="of:=[.G41]-[.G$2]" office:value-type="float" office:value="-0.100000000000023" calcext:value-type="float">
            <text:p>-0.1</text:p>
          </table:table-cell>
          <table:table-cell table:formula="of:=[.H41]-[.H$2]" office:value-type="float" office:value="11680" calcext:value-type="float">
            <text:p>11680</text:p>
          </table:table-cell>
        </table:table-row>
        <table:table-row table:style-name="ro2">
          <table:table-cell table:style-name="ce7" office:value-type="string" calcext:value-type="string">
            <text:p>Households of Any Size</text:p>
          </table:table-cell>
          <table:table-cell table:style-name="Default" table:formula="of:=IF([.C42]=&quot;&quot;;[.A42];[.B41])" office:value-type="string" office:string-value="Households of Any Size" calcext:value-type="string">
            <text:p>Households of Any Size</text:p>
          </table:table-cell>
          <table:table-cell table:style-name="ce18" table:number-columns-repeated="6"/>
          <table:table-cell table:formula="of:=[.C42]-[.C$2]" office:value-type="float" office:value="-81850" calcext:value-type="float">
            <text:p>-81850</text:p>
          </table:table-cell>
          <table:table-cell table:formula="of:=[.D42]-[.D$2]" office:value-type="float" office:value="-25230" calcext:value-type="float">
            <text:p>-25230</text:p>
          </table:table-cell>
          <table:table-cell table:formula="of:=[.E42]-[.E$2]" office:value-type="float" office:value="-4000" calcext:value-type="float">
            <text:p>-4000</text:p>
          </table:table-cell>
          <table:table-cell table:formula="of:=[.F42]-[.F$2]" office:value-type="float" office:value="-4800" calcext:value-type="float">
            <text:p>-4800</text:p>
          </table:table-cell>
          <table:table-cell table:formula="of:=[.G42]-[.G$2]" office:value-type="float" office:value="-999.6" calcext:value-type="float">
            <text:p>-999.6</text:p>
          </table:table-cell>
          <table:table-cell table:formula="of:=[.H42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Married-couple households</text:p>
          </table:table-cell>
          <table:table-cell table:style-name="Default" table:formula="of:=IF([.C43]=&quot;&quot;;[.A43];[.B42])" office:value-type="string" office:string-value="Households of Any Size" calcext:value-type="string">
            <text:p>Households of Any Size</text:p>
          </table:table-cell>
          <table:table-cell table:style-name="ce18" office:value-type="float" office:value="175600" calcext:value-type="float">
            <text:p>175,600</text:p>
          </table:table-cell>
          <table:table-cell table:style-name="ce18" office:value-type="float" office:value="78130" calcext:value-type="float">
            <text:p>78,130</text:p>
          </table:table-cell>
          <table:table-cell table:style-name="ce18" office:value-type="float" office:value="6800" calcext:value-type="float">
            <text:p>6,800</text:p>
          </table:table-cell>
          <table:table-cell table:style-name="ce18" office:value-type="float" office:value="7000" calcext:value-type="float">
            <text:p>7,000</text:p>
          </table:table-cell>
          <table:table-cell table:style-name="ce18" office:value-type="float" office:value="1100" calcext:value-type="float">
            <text:p>1,100</text:p>
          </table:table-cell>
          <table:table-cell table:style-name="ce18" office:value-type="float" office:value="4000" calcext:value-type="float">
            <text:p>4,000</text:p>
          </table:table-cell>
          <table:table-cell table:formula="of:=[.C43]-[.C$2]" office:value-type="float" office:value="93750" calcext:value-type="float">
            <text:p>93750</text:p>
          </table:table-cell>
          <table:table-cell table:formula="of:=[.D43]-[.D$2]" office:value-type="float" office:value="52900" calcext:value-type="float">
            <text:p>52900</text:p>
          </table:table-cell>
          <table:table-cell table:formula="of:=[.E43]-[.E$2]" office:value-type="float" office:value="2800" calcext:value-type="float">
            <text:p>2800</text:p>
          </table:table-cell>
          <table:table-cell table:formula="of:=[.F43]-[.F$2]" office:value-type="float" office:value="2200" calcext:value-type="float">
            <text:p>2200</text:p>
          </table:table-cell>
          <table:table-cell table:formula="of:=[.G43]-[.G$2]" office:value-type="float" office:value="100.4" calcext:value-type="float">
            <text:p>100.4</text:p>
          </table:table-cell>
          <table:table-cell table:formula="of:=[.H43]-[.H$2]" office:value-type="float" office:value="1000" calcext:value-type="float">
            <text:p>1000</text:p>
          </table:table-cell>
        </table:table-row>
        <table:table-row table:style-name="ro2">
          <table:table-cell table:style-name="ce5" office:value-type="string" calcext:value-type="string">
            <text:p>.<text:span text:style-name="T1">Less than 35 years</text:span></text:p>
          </table:table-cell>
          <table:table-cell table:style-name="Default" table:formula="of:=IF([.C44]=&quot;&quot;;[.A44];[.B43])" office:value-type="string" office:string-value="Households of Any Size" calcext:value-type="string">
            <text:p>Households of Any Size</text:p>
          </table:table-cell>
          <table:table-cell table:style-name="ce18" office:value-type="float" office:value="28520" calcext:value-type="float">
            <text:p>28,520</text:p>
          </table:table-cell>
          <table:table-cell table:style-name="ce18" office:value-type="float" office:value="14150" calcext:value-type="float">
            <text:p>14,150</text:p>
          </table:table-cell>
          <table:table-cell table:style-name="ce18" office:value-type="float" office:value="4000" calcext:value-type="float">
            <text:p>4,000</text:p>
          </table:table-cell>
          <table:table-cell table:style-name="ce18" office:value-type="float" office:value="3200" calcext:value-type="float">
            <text:p>3,200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500.3" calcext:value-type="float">
            <text:p>500</text:p>
          </table:table-cell>
          <table:table-cell table:formula="of:=[.C44]-[.C$2]" office:value-type="float" office:value="-53330" calcext:value-type="float">
            <text:p>-53330</text:p>
          </table:table-cell>
          <table:table-cell table:formula="of:=[.D44]-[.D$2]" office:value-type="float" office:value="-11080" calcext:value-type="float">
            <text:p>-11080</text:p>
          </table:table-cell>
          <table:table-cell table:formula="of:=[.E44]-[.E$2]" office:value-type="float" office:value="0" calcext:value-type="float">
            <text:p>0</text:p>
          </table:table-cell>
          <table:table-cell table:formula="of:=[.F44]-[.F$2]" office:value-type="float" office:value="-1600" calcext:value-type="float">
            <text:p>-1600</text:p>
          </table:table-cell>
          <table:table-cell table:formula="of:=[.G44]-[.G$2]" office:value-type="float" office:value="0.399999999999977" calcext:value-type="float">
            <text:p>0.4</text:p>
          </table:table-cell>
          <table:table-cell table:formula="of:=[.H44]-[.H$2]" office:value-type="float" office:value="-2499.7" calcext:value-type="float">
            <text:p>-2499.7</text:p>
          </table:table-cell>
        </table:table-row>
        <table:table-row table:style-name="ro2">
          <table:table-cell table:style-name="ce5" office:value-type="string" calcext:value-type="string">
            <text:p>.<text:span text:style-name="T1">35 to 54 years</text:span></text:p>
          </table:table-cell>
          <table:table-cell table:style-name="Default" table:formula="of:=IF([.C45]=&quot;&quot;;[.A45];[.B44])" office:value-type="string" office:string-value="Households of Any Size" calcext:value-type="string">
            <text:p>Households of Any Size</text:p>
          </table:table-cell>
          <table:table-cell table:style-name="ce18" office:value-type="float" office:value="145400" calcext:value-type="float">
            <text:p>145,400</text:p>
          </table:table-cell>
          <table:table-cell table:style-name="ce18" office:value-type="float" office:value="71810" calcext:value-type="float">
            <text:p>71,810</text:p>
          </table:table-cell>
          <table:table-cell table:style-name="ce18" office:value-type="float" office:value="5500" calcext:value-type="float">
            <text:p>5,500</text:p>
          </table:table-cell>
          <table:table-cell table:style-name="ce18" office:value-type="float" office:value="5025" calcext:value-type="float">
            <text:p>5,025</text:p>
          </table:table-cell>
          <table:table-cell table:number-columns-repeated="2" table:style-name="ce18" office:value-type="float" office:value="1000" calcext:value-type="float">
            <text:p>1,000</text:p>
          </table:table-cell>
          <table:table-cell table:formula="of:=[.C45]-[.C$2]" office:value-type="float" office:value="63550" calcext:value-type="float">
            <text:p>63550</text:p>
          </table:table-cell>
          <table:table-cell table:formula="of:=[.D45]-[.D$2]" office:value-type="float" office:value="46580" calcext:value-type="float">
            <text:p>46580</text:p>
          </table:table-cell>
          <table:table-cell table:formula="of:=[.E45]-[.E$2]" office:value-type="float" office:value="1500" calcext:value-type="float">
            <text:p>1500</text:p>
          </table:table-cell>
          <table:table-cell table:formula="of:=[.F45]-[.F$2]" office:value-type="float" office:value="225" calcext:value-type="float">
            <text:p>225</text:p>
          </table:table-cell>
          <table:table-cell table:formula="of:=[.G45]-[.G$2]" office:value-type="float" office:value="0.399999999999977" calcext:value-type="float">
            <text:p>0.4</text:p>
          </table:table-cell>
          <table:table-cell table:formula="of:=[.H45]-[.H$2]" office:value-type="float" office:value="-2000" calcext:value-type="float">
            <text:p>-2000</text:p>
          </table:table-cell>
        </table:table-row>
        <table:table-row table:style-name="ro2">
          <table:table-cell table:style-name="ce5" office:value-type="string" calcext:value-type="string">
            <text:p>.<text:span text:style-name="T1">55 to 64 years</text:span></text:p>
          </table:table-cell>
          <table:table-cell table:style-name="Default" table:formula="of:=IF([.C46]=&quot;&quot;;[.A46];[.B45])" office:value-type="string" office:string-value="Households of Any Size" calcext:value-type="string">
            <text:p>Households of Any Size</text:p>
          </table:table-cell>
          <table:table-cell table:style-name="ce18" office:value-type="float" office:value="307100" calcext:value-type="float">
            <text:p>307,100</text:p>
          </table:table-cell>
          <table:table-cell table:style-name="ce18" office:value-type="float" office:value="157900" calcext:value-type="float">
            <text:p>157,900</text:p>
          </table:table-cell>
          <table:table-cell table:style-name="ce18" office:value-type="float" office:value="9000" calcext:value-type="float">
            <text:p>9,000</text:p>
          </table:table-cell>
          <table:table-cell table:style-name="ce18" office:value-type="float" office:value="10000" calcext:value-type="float">
            <text:p>10,000</text:p>
          </table:table-cell>
          <table:table-cell table:style-name="ce18" office:value-type="float" office:value="1300" calcext:value-type="float">
            <text:p>1,300</text:p>
          </table:table-cell>
          <table:table-cell table:style-name="ce18" office:value-type="float" office:value="10000" calcext:value-type="float">
            <text:p>10,000</text:p>
          </table:table-cell>
          <table:table-cell table:formula="of:=[.C46]-[.C$2]" office:value-type="float" office:value="225250" calcext:value-type="float">
            <text:p>225250</text:p>
          </table:table-cell>
          <table:table-cell table:formula="of:=[.D46]-[.D$2]" office:value-type="float" office:value="132670" calcext:value-type="float">
            <text:p>132670</text:p>
          </table:table-cell>
          <table:table-cell table:formula="of:=[.E46]-[.E$2]" office:value-type="float" office:value="5000" calcext:value-type="float">
            <text:p>5000</text:p>
          </table:table-cell>
          <table:table-cell table:formula="of:=[.F46]-[.F$2]" office:value-type="float" office:value="5200" calcext:value-type="float">
            <text:p>5200</text:p>
          </table:table-cell>
          <table:table-cell table:formula="of:=[.G46]-[.G$2]" office:value-type="float" office:value="300.4" calcext:value-type="float">
            <text:p>300.4</text:p>
          </table:table-cell>
          <table:table-cell table:formula="of:=[.H46]-[.H$2]" office:value-type="float" office:value="7000" calcext:value-type="float">
            <text:p>7000</text:p>
          </table:table-cell>
        </table:table-row>
        <table:table-row table:style-name="ro2">
          <table:table-cell table:style-name="ce5" office:value-type="string" calcext:value-type="string">
            <text:p>.<text:span text:style-name="T1">65 years and over</text:span></text:p>
          </table:table-cell>
          <table:table-cell table:style-name="Default" table:formula="of:=IF([.C47]=&quot;&quot;;[.A47];[.B46])" office:value-type="string" office:string-value="Households of Any Size" calcext:value-type="string">
            <text:p>Households of Any Size</text:p>
          </table:table-cell>
          <table:table-cell table:style-name="ce18" office:value-type="float" office:value="331200" calcext:value-type="float">
            <text:p>331,200</text:p>
          </table:table-cell>
          <table:table-cell table:style-name="ce18" office:value-type="float" office:value="151900" calcext:value-type="float">
            <text:p>151,900</text:p>
          </table:table-cell>
          <table:table-cell table:style-name="ce18" office:value-type="float" office:value="13800" calcext:value-type="float">
            <text:p>13,800</text:p>
          </table:table-cell>
          <table:table-cell table:style-name="ce18" office:value-type="float" office:value="18000" calcext:value-type="float">
            <text:p>18,000</text:p>
          </table:table-cell>
          <table:table-cell table:style-name="ce18" office:value-type="float" office:value="1500" calcext:value-type="float">
            <text:p>1,500</text:p>
          </table:table-cell>
          <table:table-cell table:style-name="ce18" office:value-type="float" office:value="10000" calcext:value-type="float">
            <text:p>10,000</text:p>
          </table:table-cell>
          <table:table-cell table:formula="of:=[.C47]-[.C$2]" office:value-type="float" office:value="249350" calcext:value-type="float">
            <text:p>249350</text:p>
          </table:table-cell>
          <table:table-cell table:formula="of:=[.D47]-[.D$2]" office:value-type="float" office:value="126670" calcext:value-type="float">
            <text:p>126670</text:p>
          </table:table-cell>
          <table:table-cell table:formula="of:=[.E47]-[.E$2]" office:value-type="float" office:value="9800" calcext:value-type="float">
            <text:p>9800</text:p>
          </table:table-cell>
          <table:table-cell table:formula="of:=[.F47]-[.F$2]" office:value-type="float" office:value="13200" calcext:value-type="float">
            <text:p>13200</text:p>
          </table:table-cell>
          <table:table-cell table:formula="of:=[.G47]-[.G$2]" office:value-type="float" office:value="500.4" calcext:value-type="float">
            <text:p>500.4</text:p>
          </table:table-cell>
          <table:table-cell table:formula="of:=[.H47]-[.H$2]" office:value-type="float" office:value="7000" calcext:value-type="float">
            <text:p>7000</text:p>
          </table:table-cell>
        </table:table-row>
        <table:table-row table:style-name="ro2">
          <table:table-cell table:style-name="ce4" office:value-type="string" calcext:value-type="string">
            <text:p>Male householder</text:p>
          </table:table-cell>
          <table:table-cell table:style-name="Default" table:formula="of:=IF([.C48]=&quot;&quot;;[.A48];[.B47])" office:value-type="string" office:string-value="Households of Any Size" calcext:value-type="string">
            <text:p>Households of Any Size</text:p>
          </table:table-cell>
          <table:table-cell table:style-name="ce18" office:value-type="float" office:value="30880" calcext:value-type="float">
            <text:p>30,880</text:p>
          </table:table-cell>
          <table:table-cell table:style-name="ce18" office:value-type="float" office:value="10650" calcext:value-type="float">
            <text:p>10,650</text:p>
          </table:table-cell>
          <table:table-cell table:style-name="ce18" office:value-type="float" office:value="2505" calcext:value-type="float">
            <text:p>2,505</text:p>
          </table:table-cell>
          <table:table-cell table:style-name="ce18" office:value-type="float" office:value="2600" calcext:value-type="float">
            <text:p>2,600</text:p>
          </table:table-cell>
          <table:table-cell table:style-name="ce18" office:value-type="float" office:value="999.6" calcext:value-type="float">
            <text:p>1,000</text:p>
          </table:table-cell>
          <table:table-cell table:style-name="ce18" office:value-type="float" office:value="3000" calcext:value-type="float">
            <text:p>3,000</text:p>
          </table:table-cell>
          <table:table-cell table:formula="of:=[.C48]-[.C$2]" office:value-type="float" office:value="-50970" calcext:value-type="float">
            <text:p>-50970</text:p>
          </table:table-cell>
          <table:table-cell table:formula="of:=[.D48]-[.D$2]" office:value-type="float" office:value="-14580" calcext:value-type="float">
            <text:p>-14580</text:p>
          </table:table-cell>
          <table:table-cell table:formula="of:=[.E48]-[.E$2]" office:value-type="float" office:value="-1495" calcext:value-type="float">
            <text:p>-1495</text:p>
          </table:table-cell>
          <table:table-cell table:formula="of:=[.F48]-[.F$2]" office:value-type="float" office:value="-2200" calcext:value-type="float">
            <text:p>-2200</text:p>
          </table:table-cell>
          <table:table-cell table:formula="of:=[.G48]-[.G$2]" office:value-type="float" office:value="0" calcext:value-type="float">
            <text:p>0</text:p>
          </table:table-cell>
          <table:table-cell table:formula="of:=[.H48]-[.H$2]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.<text:span text:style-name="T1">Less than 35 years</text:span></text:p>
          </table:table-cell>
          <table:table-cell table:style-name="Default" table:formula="of:=IF([.C49]=&quot;&quot;;[.A49];[.B48])" office:value-type="string" office:string-value="Households of Any Size" calcext:value-type="string">
            <text:p>Households of Any Size</text:p>
          </table:table-cell>
          <table:table-cell table:style-name="ce18" office:value-type="float" office:value="6768" calcext:value-type="float">
            <text:p>6,768</text:p>
          </table:table-cell>
          <table:table-cell table:style-name="ce18" office:value-type="float" office:value="4704" calcext:value-type="float">
            <text:p>4,704</text:p>
          </table:table-cell>
          <table:table-cell table:style-name="ce18" office:value-type="float" office:value="2310" calcext:value-type="float">
            <text:p>2,310</text:p>
          </table:table-cell>
          <table:table-cell table:style-name="ce18" office:value-type="float" office:value="1500" calcext:value-type="float">
            <text:p>1,500</text:p>
          </table:table-cell>
          <table:table-cell table:style-name="ce18" office:value-type="float" office:value="999.9" calcext:value-type="float">
            <text:p>1,000</text:p>
          </table:table-cell>
          <table:table-cell table:style-name="ce18" office:value-type="float" office:value="0" calcext:value-type="float">
            <text:p>0</text:p>
          </table:table-cell>
          <table:table-cell table:formula="of:=[.C49]-[.C$2]" office:value-type="float" office:value="-75082" calcext:value-type="float">
            <text:p>-75082</text:p>
          </table:table-cell>
          <table:table-cell table:formula="of:=[.D49]-[.D$2]" office:value-type="float" office:value="-20526" calcext:value-type="float">
            <text:p>-20526</text:p>
          </table:table-cell>
          <table:table-cell table:formula="of:=[.E49]-[.E$2]" office:value-type="float" office:value="-1690" calcext:value-type="float">
            <text:p>-1690</text:p>
          </table:table-cell>
          <table:table-cell table:formula="of:=[.F49]-[.F$2]" office:value-type="float" office:value="-3300" calcext:value-type="float">
            <text:p>-3300</text:p>
          </table:table-cell>
          <table:table-cell table:formula="of:=[.G49]-[.G$2]" office:value-type="float" office:value="0.299999999999955" calcext:value-type="float">
            <text:p>0.3</text:p>
          </table:table-cell>
          <table:table-cell table:formula="of:=[.H49]-[.H$2]" office:value-type="float" office:value="-3000" calcext:value-type="float">
            <text:p>-3000</text:p>
          </table:table-cell>
        </table:table-row>
        <table:table-row table:style-name="ro2">
          <table:table-cell table:style-name="ce5" office:value-type="string" calcext:value-type="string">
            <text:p>.<text:span text:style-name="T1">35 to 54 years</text:span></text:p>
          </table:table-cell>
          <table:table-cell table:style-name="Default" table:formula="of:=IF([.C50]=&quot;&quot;;[.A50];[.B49])" office:value-type="string" office:string-value="Households of Any Size" calcext:value-type="string">
            <text:p>Households of Any Size</text:p>
          </table:table-cell>
          <table:table-cell table:style-name="ce18" office:value-type="float" office:value="34700" calcext:value-type="float">
            <text:p>34,700</text:p>
          </table:table-cell>
          <table:table-cell table:style-name="ce18" office:value-type="float" office:value="12270" calcext:value-type="float">
            <text:p>12,270</text:p>
          </table:table-cell>
          <table:table-cell table:style-name="ce18" office:value-type="float" office:value="2300" calcext:value-type="float">
            <text:p>2,300</text:p>
          </table:table-cell>
          <table:table-cell table:style-name="ce18" office:value-type="float" office:value="2000" calcext:value-type="float">
            <text:p>2,000</text:p>
          </table:table-cell>
          <table:table-cell table:style-name="ce18" office:value-type="float" office:value="919.8" calcext:value-type="float">
            <text:p>920</text:p>
          </table:table-cell>
          <table:table-cell table:style-name="ce18" office:value-type="float" office:value="0" calcext:value-type="float">
            <text:p>0</text:p>
          </table:table-cell>
          <table:table-cell table:formula="of:=[.C50]-[.C$2]" office:value-type="float" office:value="-47150" calcext:value-type="float">
            <text:p>-47150</text:p>
          </table:table-cell>
          <table:table-cell table:formula="of:=[.D50]-[.D$2]" office:value-type="float" office:value="-12960" calcext:value-type="float">
            <text:p>-12960</text:p>
          </table:table-cell>
          <table:table-cell table:formula="of:=[.E50]-[.E$2]" office:value-type="float" office:value="-1700" calcext:value-type="float">
            <text:p>-1700</text:p>
          </table:table-cell>
          <table:table-cell table:formula="of:=[.F50]-[.F$2]" office:value-type="float" office:value="-2800" calcext:value-type="float">
            <text:p>-2800</text:p>
          </table:table-cell>
          <table:table-cell table:formula="of:=[.G50]-[.G$2]" office:value-type="float" office:value="-79.8000000000001" calcext:value-type="float">
            <text:p>-79.8</text:p>
          </table:table-cell>
          <table:table-cell table:formula="of:=[.H50]-[.H$2]" office:value-type="float" office:value="-3000" calcext:value-type="float">
            <text:p>-3000</text:p>
          </table:table-cell>
        </table:table-row>
        <table:table-row table:style-name="ro2">
          <table:table-cell table:style-name="ce5" office:value-type="string" calcext:value-type="string">
            <text:p>.<text:span text:style-name="T1">55 to 64 years</text:span></text:p>
          </table:table-cell>
          <table:table-cell table:style-name="Default" table:formula="of:=IF([.C51]=&quot;&quot;;[.A51];[.B50])" office:value-type="string" office:string-value="Households of Any Size" calcext:value-type="string">
            <text:p>Households of Any Size</text:p>
          </table:table-cell>
          <table:table-cell table:style-name="ce18" office:value-type="float" office:value="50510" calcext:value-type="float">
            <text:p>50,510</text:p>
          </table:table-cell>
          <table:table-cell table:style-name="ce18" office:value-type="float" office:value="13440" calcext:value-type="float">
            <text:p>13,440</text:p>
          </table:table-cell>
          <table:table-cell table:style-name="ce18" office:value-type="float" office:value="2500" calcext:value-type="float">
            <text:p>2,500</text:p>
          </table:table-cell>
          <table:table-cell table:style-name="ce18" office:value-type="float" office:value="3000" calcext:value-type="float">
            <text:p>3,000</text:p>
          </table:table-cell>
          <table:table-cell table:style-name="ce18" office:value-type="float" office:value="899.7" calcext:value-type="float">
            <text:p>900</text:p>
          </table:table-cell>
          <table:table-cell table:style-name="ce18" office:value-type="float" office:value="0" calcext:value-type="float">
            <text:p>0</text:p>
          </table:table-cell>
          <table:table-cell table:formula="of:=[.C51]-[.C$2]" office:value-type="float" office:value="-31340" calcext:value-type="float">
            <text:p>-31340</text:p>
          </table:table-cell>
          <table:table-cell table:formula="of:=[.D51]-[.D$2]" office:value-type="float" office:value="-11790" calcext:value-type="float">
            <text:p>-11790</text:p>
          </table:table-cell>
          <table:table-cell table:formula="of:=[.E51]-[.E$2]" office:value-type="float" office:value="-1500" calcext:value-type="float">
            <text:p>-1500</text:p>
          </table:table-cell>
          <table:table-cell table:formula="of:=[.F51]-[.F$2]" office:value-type="float" office:value="-1800" calcext:value-type="float">
            <text:p>-1800</text:p>
          </table:table-cell>
          <table:table-cell table:formula="of:=[.G51]-[.G$2]" office:value-type="float" office:value="-99.9" calcext:value-type="float">
            <text:p>-99.9</text:p>
          </table:table-cell>
          <table:table-cell table:formula="of:=[.H51]-[.H$2]" office:value-type="float" office:value="-3000" calcext:value-type="float">
            <text:p>-3000</text:p>
          </table:table-cell>
        </table:table-row>
        <table:table-row table:style-name="ro2">
          <table:table-cell table:style-name="ce5" office:value-type="string" calcext:value-type="string">
            <text:p>.<text:span text:style-name="T1">65 years and over</text:span></text:p>
          </table:table-cell>
          <table:table-cell table:style-name="Default" table:formula="of:=IF([.C52]=&quot;&quot;;[.A52];[.B51])" office:value-type="string" office:string-value="Households of Any Size" calcext:value-type="string">
            <text:p>Households of Any Size</text:p>
          </table:table-cell>
          <table:table-cell table:style-name="ce18" office:value-type="float" office:value="116500" calcext:value-type="float">
            <text:p>116,500</text:p>
          </table:table-cell>
          <table:table-cell table:style-name="ce18" office:value-type="float" office:value="28300" calcext:value-type="float">
            <text:p>28,300</text:p>
          </table:table-cell>
          <table:table-cell table:style-name="ce18" office:value-type="float" office:value="6000" calcext:value-type="float">
            <text:p>6,000</text:p>
          </table:table-cell>
          <table:table-cell table:style-name="ce18" office:value-type="float" office:value="11830" calcext:value-type="float">
            <text:p>11,830</text:p>
          </table:table-cell>
          <table:table-cell table:style-name="ce18" office:value-type="float" office:value="999.9" calcext:value-type="float">
            <text:p>1,000</text:p>
          </table:table-cell>
          <table:table-cell table:style-name="ce18" office:value-type="float" office:value="10000" calcext:value-type="float">
            <text:p>10,000</text:p>
          </table:table-cell>
          <table:table-cell table:formula="of:=[.C52]-[.C$2]" office:value-type="float" office:value="34650" calcext:value-type="float">
            <text:p>34650</text:p>
          </table:table-cell>
          <table:table-cell table:formula="of:=[.D52]-[.D$2]" office:value-type="float" office:value="3070" calcext:value-type="float">
            <text:p>3070</text:p>
          </table:table-cell>
          <table:table-cell table:formula="of:=[.E52]-[.E$2]" office:value-type="float" office:value="2000" calcext:value-type="float">
            <text:p>2000</text:p>
          </table:table-cell>
          <table:table-cell table:formula="of:=[.F52]-[.F$2]" office:value-type="float" office:value="7030" calcext:value-type="float">
            <text:p>7030</text:p>
          </table:table-cell>
          <table:table-cell table:formula="of:=[.G52]-[.G$2]" office:value-type="float" office:value="0.299999999999955" calcext:value-type="float">
            <text:p>0.3</text:p>
          </table:table-cell>
          <table:table-cell table:formula="of:=[.H52]-[.H$2]" office:value-type="float" office:value="7000" calcext:value-type="float">
            <text:p>7000</text:p>
          </table:table-cell>
        </table:table-row>
        <table:table-row table:style-name="ro2">
          <table:table-cell table:style-name="ce4" office:value-type="string" calcext:value-type="string">
            <text:p>Female householder</text:p>
          </table:table-cell>
          <table:table-cell table:style-name="Default" table:formula="of:=IF([.C53]=&quot;&quot;;[.A53];[.B52])" office:value-type="string" office:string-value="Households of Any Size" calcext:value-type="string">
            <text:p>Households of Any Size</text:p>
          </table:table-cell>
          <table:table-cell table:style-name="ce18" office:value-type="float" office:value="25550" calcext:value-type="float">
            <text:p>25,550</text:p>
          </table:table-cell>
          <table:table-cell table:style-name="ce18" office:value-type="float" office:value="6099" calcext:value-type="float">
            <text:p>6,099</text:p>
          </table:table-cell>
          <table:table-cell table:style-name="ce18" office:value-type="float" office:value="1600" calcext:value-type="float">
            <text:p>1,600</text:p>
          </table:table-cell>
          <table:table-cell table:style-name="ce18" office:value-type="float" office:value="2000" calcext:value-type="float">
            <text:p>2,000</text:p>
          </table:table-cell>
          <table:table-cell table:style-name="ce18" office:value-type="float" office:value="499.9" calcext:value-type="float">
            <text:p>500</text:p>
          </table:table-cell>
          <table:table-cell table:style-name="ce18" office:value-type="float" office:value="2000" calcext:value-type="float">
            <text:p>2,000</text:p>
          </table:table-cell>
          <table:table-cell table:formula="of:=[.C53]-[.C$2]" office:value-type="float" office:value="-56300" calcext:value-type="float">
            <text:p>-56300</text:p>
          </table:table-cell>
          <table:table-cell table:formula="of:=[.D53]-[.D$2]" office:value-type="float" office:value="-19131" calcext:value-type="float">
            <text:p>-19131</text:p>
          </table:table-cell>
          <table:table-cell table:formula="of:=[.E53]-[.E$2]" office:value-type="float" office:value="-2400" calcext:value-type="float">
            <text:p>-2400</text:p>
          </table:table-cell>
          <table:table-cell table:formula="of:=[.F53]-[.F$2]" office:value-type="float" office:value="-2800" calcext:value-type="float">
            <text:p>-2800</text:p>
          </table:table-cell>
          <table:table-cell table:formula="of:=[.G53]-[.G$2]" office:value-type="float" office:value="-499.7" calcext:value-type="float">
            <text:p>-499.7</text:p>
          </table:table-cell>
          <table:table-cell table:formula="of:=[.H53]-[.H$2]" office:value-type="float" office:value="-1000" calcext:value-type="float">
            <text:p>-1000</text:p>
          </table:table-cell>
        </table:table-row>
        <table:table-row table:style-name="ro2">
          <table:table-cell table:style-name="ce5" office:value-type="string" calcext:value-type="string">
            <text:p>.<text:span text:style-name="T1">Less than 35 years</text:span></text:p>
          </table:table-cell>
          <table:table-cell table:style-name="Default" table:formula="of:=IF([.C54]=&quot;&quot;;[.A54];[.B53])" office:value-type="string" office:string-value="Households of Any Size" calcext:value-type="string">
            <text:p>Households of Any Size</text:p>
          </table:table-cell>
          <table:table-cell table:style-name="ce18" office:value-type="float" office:value="1533" calcext:value-type="float">
            <text:p>1,533</text:p>
          </table:table-cell>
          <table:table-cell table:style-name="ce18" office:value-type="float" office:value="861.1" calcext:value-type="float">
            <text:p>861</text:p>
          </table:table-cell>
          <table:table-cell table:style-name="ce18" office:value-type="float" office:value="1050" calcext:value-type="float">
            <text:p>1,050</text:p>
          </table:table-cell>
          <table:table-cell table:style-name="ce18" office:value-type="float" office:value="900.4" calcext:value-type="float">
            <text:p>900</text:p>
          </table:table-cell>
          <table:table-cell table:style-name="ce18" office:value-type="float" office:value="499.5" calcext:value-type="float">
            <text:p>500</text:p>
          </table:table-cell>
          <table:table-cell table:style-name="ce18" office:value-type="float" office:value="0" calcext:value-type="float">
            <text:p>0</text:p>
          </table:table-cell>
          <table:table-cell table:formula="of:=[.C54]-[.C$2]" office:value-type="float" office:value="-80317" calcext:value-type="float">
            <text:p>-80317</text:p>
          </table:table-cell>
          <table:table-cell table:formula="of:=[.D54]-[.D$2]" office:value-type="float" office:value="-24368.9" calcext:value-type="float">
            <text:p>-24368.9</text:p>
          </table:table-cell>
          <table:table-cell table:formula="of:=[.E54]-[.E$2]" office:value-type="float" office:value="-2950" calcext:value-type="float">
            <text:p>-2950</text:p>
          </table:table-cell>
          <table:table-cell table:formula="of:=[.F54]-[.F$2]" office:value-type="float" office:value="-3899.6" calcext:value-type="float">
            <text:p>-3899.6</text:p>
          </table:table-cell>
          <table:table-cell table:formula="of:=[.G54]-[.G$2]" office:value-type="float" office:value="-500.1" calcext:value-type="float">
            <text:p>-500.1</text:p>
          </table:table-cell>
          <table:table-cell table:formula="of:=[.H54]-[.H$2]" office:value-type="float" office:value="-3000" calcext:value-type="float">
            <text:p>-3000</text:p>
          </table:table-cell>
        </table:table-row>
        <table:table-row table:style-name="ro2">
          <table:table-cell table:style-name="ce5" office:value-type="string" calcext:value-type="string">
            <text:p>.<text:span text:style-name="T1">35 to 54 years</text:span></text:p>
          </table:table-cell>
          <table:table-cell table:style-name="Default" table:formula="of:=IF([.C55]=&quot;&quot;;[.A55];[.B54])" office:value-type="string" office:string-value="Households of Any Size" calcext:value-type="string">
            <text:p>Households of Any Size</text:p>
          </table:table-cell>
          <table:table-cell table:style-name="ce18" office:value-type="float" office:value="15080" calcext:value-type="float">
            <text:p>15,080</text:p>
          </table:table-cell>
          <table:table-cell table:style-name="ce18" office:value-type="float" office:value="4842" calcext:value-type="float">
            <text:p>4,842</text:p>
          </table:table-cell>
          <table:table-cell table:style-name="ce18" office:value-type="float" office:value="1050" calcext:value-type="float">
            <text:p>1,050</text:p>
          </table:table-cell>
          <table:table-cell table:style-name="ce18" office:value-type="float" office:value="1008" calcext:value-type="float">
            <text:p>1,008</text:p>
          </table:table-cell>
          <table:table-cell table:style-name="ce18" office:value-type="float" office:value="400.2" calcext:value-type="float">
            <text:p>400</text:p>
          </table:table-cell>
          <table:table-cell table:style-name="ce18" office:value-type="float" office:value="599.5" calcext:value-type="float">
            <text:p>600</text:p>
          </table:table-cell>
          <table:table-cell table:formula="of:=[.C55]-[.C$2]" office:value-type="float" office:value="-66770" calcext:value-type="float">
            <text:p>-66770</text:p>
          </table:table-cell>
          <table:table-cell table:formula="of:=[.D55]-[.D$2]" office:value-type="float" office:value="-20388" calcext:value-type="float">
            <text:p>-20388</text:p>
          </table:table-cell>
          <table:table-cell table:formula="of:=[.E55]-[.E$2]" office:value-type="float" office:value="-2950" calcext:value-type="float">
            <text:p>-2950</text:p>
          </table:table-cell>
          <table:table-cell table:formula="of:=[.F55]-[.F$2]" office:value-type="float" office:value="-3792" calcext:value-type="float">
            <text:p>-3792</text:p>
          </table:table-cell>
          <table:table-cell table:formula="of:=[.G55]-[.G$2]" office:value-type="float" office:value="-599.4" calcext:value-type="float">
            <text:p>-599.4</text:p>
          </table:table-cell>
          <table:table-cell table:formula="of:=[.H55]-[.H$2]" office:value-type="float" office:value="-2400.5" calcext:value-type="float">
            <text:p>-2400.5</text:p>
          </table:table-cell>
        </table:table-row>
        <table:table-row table:style-name="ro2">
          <table:table-cell table:style-name="ce5" office:value-type="string" calcext:value-type="string">
            <text:p>.<text:span text:style-name="T1">55 to 64 years</text:span></text:p>
          </table:table-cell>
          <table:table-cell table:style-name="Default" table:formula="of:=IF([.C56]=&quot;&quot;;[.A56];[.B55])" office:value-type="string" office:string-value="Households of Any Size" calcext:value-type="string">
            <text:p>Households of Any Size</text:p>
          </table:table-cell>
          <table:table-cell table:style-name="ce18" office:value-type="float" office:value="53900" calcext:value-type="float">
            <text:p>53,900</text:p>
          </table:table-cell>
          <table:table-cell table:style-name="ce18" office:value-type="float" office:value="10300" calcext:value-type="float">
            <text:p>10,300</text:p>
          </table:table-cell>
          <table:table-cell table:style-name="ce18" office:value-type="float" office:value="1600" calcext:value-type="float">
            <text:p>1,600</text:p>
          </table:table-cell>
          <table:table-cell table:style-name="ce18" office:value-type="float" office:value="3000" calcext:value-type="float">
            <text:p>3,000</text:p>
          </table:table-cell>
          <table:table-cell table:style-name="ce18" office:value-type="float" office:value="499.7" calcext:value-type="float">
            <text:p>500</text:p>
          </table:table-cell>
          <table:table-cell table:style-name="ce18" office:value-type="float" office:value="2000" calcext:value-type="float">
            <text:p>2,000</text:p>
          </table:table-cell>
          <table:table-cell table:formula="of:=[.C56]-[.C$2]" office:value-type="float" office:value="-27950" calcext:value-type="float">
            <text:p>-27950</text:p>
          </table:table-cell>
          <table:table-cell table:formula="of:=[.D56]-[.D$2]" office:value-type="float" office:value="-14930" calcext:value-type="float">
            <text:p>-14930</text:p>
          </table:table-cell>
          <table:table-cell table:formula="of:=[.E56]-[.E$2]" office:value-type="float" office:value="-2400" calcext:value-type="float">
            <text:p>-2400</text:p>
          </table:table-cell>
          <table:table-cell table:formula="of:=[.F56]-[.F$2]" office:value-type="float" office:value="-1800" calcext:value-type="float">
            <text:p>-1800</text:p>
          </table:table-cell>
          <table:table-cell table:formula="of:=[.G56]-[.G$2]" office:value-type="float" office:value="-499.9" calcext:value-type="float">
            <text:p>-499.9</text:p>
          </table:table-cell>
          <table:table-cell table:formula="of:=[.H56]-[.H$2]" office:value-type="float" office:value="-1000" calcext:value-type="float">
            <text:p>-1000</text:p>
          </table:table-cell>
        </table:table-row>
        <table:table-row table:style-name="ro2">
          <table:table-cell table:style-name="ce5" office:value-type="string" calcext:value-type="string">
            <text:p>.<text:span text:style-name="T1">65 years and over</text:span></text:p>
          </table:table-cell>
          <table:table-cell table:style-name="Default" table:formula="of:=IF([.C57]=&quot;&quot;;[.A57];[.B56])" office:value-type="string" office:string-value="Households of Any Size" calcext:value-type="string">
            <text:p>Households of Any Size</text:p>
          </table:table-cell>
          <table:table-cell table:style-name="ce18" office:value-type="float" office:value="116200" calcext:value-type="float">
            <text:p>116,200</text:p>
          </table:table-cell>
          <table:table-cell table:style-name="ce18" office:value-type="float" office:value="18080" calcext:value-type="float">
            <text:p>18,080</text:p>
          </table:table-cell>
          <table:table-cell table:style-name="ce18" office:value-type="float" office:value="4000" calcext:value-type="float">
            <text:p>4,000</text:p>
          </table:table-cell>
          <table:table-cell table:style-name="ce18" office:value-type="float" office:value="7400" calcext:value-type="float">
            <text:p>7,400</text:p>
          </table:table-cell>
          <table:table-cell table:style-name="ce18" office:value-type="float" office:value="700.3" calcext:value-type="float">
            <text:p>700</text:p>
          </table:table-cell>
          <table:table-cell table:style-name="ce18" office:value-type="float" office:value="11600" calcext:value-type="float">
            <text:p>11,600</text:p>
          </table:table-cell>
          <table:table-cell table:formula="of:=[.C57]-[.C$2]" office:value-type="float" office:value="34350" calcext:value-type="float">
            <text:p>34350</text:p>
          </table:table-cell>
          <table:table-cell table:formula="of:=[.D57]-[.D$2]" office:value-type="float" office:value="-7150" calcext:value-type="float">
            <text:p>-7150</text:p>
          </table:table-cell>
          <table:table-cell table:formula="of:=[.E57]-[.E$2]" office:value-type="float" office:value="0" calcext:value-type="float">
            <text:p>0</text:p>
          </table:table-cell>
          <table:table-cell table:formula="of:=[.F57]-[.F$2]" office:value-type="float" office:value="2600" calcext:value-type="float">
            <text:p>2600</text:p>
          </table:table-cell>
          <table:table-cell table:formula="of:=[.G57]-[.G$2]" office:value-type="float" office:value="-299.3" calcext:value-type="float">
            <text:p>-299.3</text:p>
          </table:table-cell>
          <table:table-cell table:formula="of:=[.H57]-[.H$2]" office:value-type="float" office:value="8600" calcext:value-type="float">
            <text:p>8600</text:p>
          </table:table-cell>
        </table:table-row>
        <table:table-row table:style-name="ro3">
          <table:table-cell table:style-name="ce7" office:value-type="string" calcext:value-type="string">
            <text:p>Labor Force Activity of Household Members Under 65</text:p>
          </table:table-cell>
          <table:table-cell table:style-name="Default" table:formula="of:=IF([.C58]=&quot;&quot;;[.A58];[.B57])" office:value-type="string" office:string-value="Labor Force Activity of Household Members Under 65" calcext:value-type="string">
            <text:p>Labor Force Activity of Household Members Under 65</text:p>
          </table:table-cell>
          <table:table-cell table:style-name="ce18" table:number-columns-repeated="6"/>
          <table:table-cell table:formula="of:=[.C58]-[.C$2]" office:value-type="float" office:value="-81850" calcext:value-type="float">
            <text:p>-81850</text:p>
          </table:table-cell>
          <table:table-cell table:formula="of:=[.D58]-[.D$2]" office:value-type="float" office:value="-25230" calcext:value-type="float">
            <text:p>-25230</text:p>
          </table:table-cell>
          <table:table-cell table:formula="of:=[.E58]-[.E$2]" office:value-type="float" office:value="-4000" calcext:value-type="float">
            <text:p>-4000</text:p>
          </table:table-cell>
          <table:table-cell table:formula="of:=[.F58]-[.F$2]" office:value-type="float" office:value="-4800" calcext:value-type="float">
            <text:p>-4800</text:p>
          </table:table-cell>
          <table:table-cell table:formula="of:=[.G58]-[.G$2]" office:value-type="float" office:value="-999.6" calcext:value-type="float">
            <text:p>-999.6</text:p>
          </table:table-cell>
          <table:table-cell table:formula="of:=[.H58]-[.H$2]" office:value-type="float" office:value="-3000" calcext:value-type="float">
            <text:p>-3000</text:p>
          </table:table-cell>
        </table:table-row>
        <table:table-row table:style-name="ro3">
          <table:table-cell table:style-name="ce4" office:value-type="string" calcext:value-type="string">
            <text:p>At least one household member with labor force activity during the year</text:p>
          </table:table-cell>
          <table:table-cell table:style-name="Default" table:formula="of:=IF([.C59]=&quot;&quot;;[.A59];[.B58])" office:value-type="string" office:string-value="Labor Force Activity of Household Members Under 65" calcext:value-type="string">
            <text:p>Labor Force Activity of Household Members Under 65</text:p>
          </table:table-cell>
          <table:table-cell table:style-name="ce18" office:value-type="float" office:value="69780" calcext:value-type="float">
            <text:p>69,780</text:p>
          </table:table-cell>
          <table:table-cell table:style-name="ce18" office:value-type="float" office:value="25790" calcext:value-type="float">
            <text:p>25,790</text:p>
          </table:table-cell>
          <table:table-cell table:style-name="ce18" office:value-type="float" office:value="3900" calcext:value-type="float">
            <text:p>3,900</text:p>
          </table:table-cell>
          <table:table-cell table:style-name="ce18" office:value-type="float" office:value="4000" calcext:value-type="float">
            <text:p>4,000</text:p>
          </table:table-cell>
          <table:table-cell table:style-name="ce18" office:value-type="float" office:value="999.8" calcext:value-type="float">
            <text:p>1,000</text:p>
          </table:table-cell>
          <table:table-cell table:style-name="ce18" office:value-type="float" office:value="1700" calcext:value-type="float">
            <text:p>1,700</text:p>
          </table:table-cell>
          <table:table-cell table:formula="of:=[.C59]-[.C$2]" office:value-type="float" office:value="-12070" calcext:value-type="float">
            <text:p>-12070</text:p>
          </table:table-cell>
          <table:table-cell table:formula="of:=[.D59]-[.D$2]" office:value-type="float" office:value="560" calcext:value-type="float">
            <text:p>560</text:p>
          </table:table-cell>
          <table:table-cell table:formula="of:=[.E59]-[.E$2]" office:value-type="float" office:value="-100" calcext:value-type="float">
            <text:p>-100</text:p>
          </table:table-cell>
          <table:table-cell table:formula="of:=[.F59]-[.F$2]" office:value-type="float" office:value="-800" calcext:value-type="float">
            <text:p>-800</text:p>
          </table:table-cell>
          <table:table-cell table:formula="of:=[.G59]-[.G$2]" office:value-type="float" office:value="0.199999999999932" calcext:value-type="float">
            <text:p>0.2</text:p>
          </table:table-cell>
          <table:table-cell table:formula="of:=[.H59]-[.H$2]" office:value-type="float" office:value="-1300" calcext:value-type="float">
            <text:p>-1300</text:p>
          </table:table-cell>
        </table:table-row>
        <table:table-row table:style-name="ro3">
          <table:table-cell table:style-name="ce4" office:value-type="string" calcext:value-type="string">
            <text:p>At least one household member who worked full-time for the entire year</text:p>
          </table:table-cell>
          <table:table-cell table:style-name="Default" table:formula="of:=IF([.C60]=&quot;&quot;;[.A60];[.B59])" office:value-type="string" office:string-value="Labor Force Activity of Household Members Under 65" calcext:value-type="string">
            <text:p>Labor Force Activity of Household Members Under 65</text:p>
          </table:table-cell>
          <table:table-cell table:style-name="ce18" office:value-type="float" office:value="99300" calcext:value-type="float">
            <text:p>99,300</text:p>
          </table:table-cell>
          <table:table-cell table:style-name="ce18" office:value-type="float" office:value="43360" calcext:value-type="float">
            <text:p>43,360</text:p>
          </table:table-cell>
          <table:table-cell table:style-name="ce18" office:value-type="float" office:value="4900" calcext:value-type="float">
            <text:p>4,900</text:p>
          </table:table-cell>
          <table:table-cell table:style-name="ce18" office:value-type="float" office:value="4700" calcext:value-type="float">
            <text:p>4,700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500" calcext:value-type="float">
            <text:p>1,500</text:p>
          </table:table-cell>
          <table:table-cell table:formula="of:=[.C60]-[.C$2]" office:value-type="float" office:value="17450" calcext:value-type="float">
            <text:p>17450</text:p>
          </table:table-cell>
          <table:table-cell table:formula="of:=[.D60]-[.D$2]" office:value-type="float" office:value="18130" calcext:value-type="float">
            <text:p>18130</text:p>
          </table:table-cell>
          <table:table-cell table:formula="of:=[.E60]-[.E$2]" office:value-type="float" office:value="900" calcext:value-type="float">
            <text:p>900</text:p>
          </table:table-cell>
          <table:table-cell table:formula="of:=[.F60]-[.F$2]" office:value-type="float" office:value="-100" calcext:value-type="float">
            <text:p>-100</text:p>
          </table:table-cell>
          <table:table-cell table:formula="of:=[.G60]-[.G$2]" office:value-type="float" office:value="0.399999999999977" calcext:value-type="float">
            <text:p>0.4</text:p>
          </table:table-cell>
          <table:table-cell table:formula="of:=[.H60]-[.H$2]" office:value-type="float" office:value="-1500" calcext:value-type="float">
            <text:p>-1500</text:p>
          </table:table-cell>
        </table:table-row>
        <table:table-row table:style-name="ro3">
          <table:table-cell table:style-name="ce4" office:value-type="string" calcext:value-type="string">
            <text:p>At least one household member who worked part-time during the year</text:p>
          </table:table-cell>
          <table:table-cell table:style-name="Default" table:formula="of:=IF([.C61]=&quot;&quot;;[.A61];[.B60])" office:value-type="string" office:string-value="Labor Force Activity of Household Members Under 65" calcext:value-type="string">
            <text:p>Labor Force Activity of Household Members Under 65</text:p>
          </table:table-cell>
          <table:table-cell table:style-name="ce18" office:value-type="float" office:value="56200" calcext:value-type="float">
            <text:p>56,200</text:p>
          </table:table-cell>
          <table:table-cell table:style-name="ce18" office:value-type="float" office:value="18870" calcext:value-type="float">
            <text:p>18,870</text:p>
          </table:table-cell>
          <table:table-cell table:style-name="ce18" office:value-type="float" office:value="3200" calcext:value-type="float">
            <text:p>3,200</text:p>
          </table:table-cell>
          <table:table-cell table:style-name="ce18" office:value-type="float" office:value="3000" calcext:value-type="float">
            <text:p>3,000</text:p>
          </table:table-cell>
          <table:table-cell table:style-name="ce18" office:value-type="float" office:value="800.5" calcext:value-type="float">
            <text:p>801</text:p>
          </table:table-cell>
          <table:table-cell table:style-name="ce18" office:value-type="float" office:value="1220" calcext:value-type="float">
            <text:p>1,220</text:p>
          </table:table-cell>
          <table:table-cell table:formula="of:=[.C61]-[.C$2]" office:value-type="float" office:value="-25650" calcext:value-type="float">
            <text:p>-25650</text:p>
          </table:table-cell>
          <table:table-cell table:formula="of:=[.D61]-[.D$2]" office:value-type="float" office:value="-6360" calcext:value-type="float">
            <text:p>-6360</text:p>
          </table:table-cell>
          <table:table-cell table:formula="of:=[.E61]-[.E$2]" office:value-type="float" office:value="-800" calcext:value-type="float">
            <text:p>-800</text:p>
          </table:table-cell>
          <table:table-cell table:formula="of:=[.F61]-[.F$2]" office:value-type="float" office:value="-1800" calcext:value-type="float">
            <text:p>-1800</text:p>
          </table:table-cell>
          <table:table-cell table:formula="of:=[.G61]-[.G$2]" office:value-type="float" office:value="-199.1" calcext:value-type="float">
            <text:p>-199.1</text:p>
          </table:table-cell>
          <table:table-cell table:formula="of:=[.H61]-[.H$2]" office:value-type="float" office:value="-1780" calcext:value-type="float">
            <text:p>-1780</text:p>
          </table:table-cell>
        </table:table-row>
        <table:table-row table:style-name="ro3">
          <table:table-cell table:style-name="ce4" office:value-type="string" calcext:value-type="string">
            <text:p>At least one household member who was unemployed during the year</text:p>
          </table:table-cell>
          <table:table-cell table:style-name="Default" table:formula="of:=IF([.C62]=&quot;&quot;;[.A62];[.B61])" office:value-type="string" office:string-value="Labor Force Activity of Household Members Under 65" calcext:value-type="string">
            <text:p>Labor Force Activity of Household Members Under 65</text:p>
          </table:table-cell>
          <table:table-cell table:style-name="ce18" office:value-type="float" office:value="16870" calcext:value-type="float">
            <text:p>16,870</text:p>
          </table:table-cell>
          <table:table-cell table:style-name="ce18" office:value-type="float" office:value="5900" calcext:value-type="float">
            <text:p>5,900</text:p>
          </table:table-cell>
          <table:table-cell table:style-name="ce18" office:value-type="float" office:value="1803" calcext:value-type="float">
            <text:p>1,803</text:p>
          </table:table-cell>
          <table:table-cell table:style-name="ce18" office:value-type="float" office:value="1700" calcext:value-type="float">
            <text:p>1,700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750.3" calcext:value-type="float">
            <text:p>750</text:p>
          </table:table-cell>
          <table:table-cell table:formula="of:=[.C62]-[.C$2]" office:value-type="float" office:value="-64980" calcext:value-type="float">
            <text:p>-64980</text:p>
          </table:table-cell>
          <table:table-cell table:formula="of:=[.D62]-[.D$2]" office:value-type="float" office:value="-19330" calcext:value-type="float">
            <text:p>-19330</text:p>
          </table:table-cell>
          <table:table-cell table:formula="of:=[.E62]-[.E$2]" office:value-type="float" office:value="-2197" calcext:value-type="float">
            <text:p>-2197</text:p>
          </table:table-cell>
          <table:table-cell table:formula="of:=[.F62]-[.F$2]" office:value-type="float" office:value="-3100" calcext:value-type="float">
            <text:p>-3100</text:p>
          </table:table-cell>
          <table:table-cell table:formula="of:=[.G62]-[.G$2]" office:value-type="float" office:value="-399.6" calcext:value-type="float">
            <text:p>-399.6</text:p>
          </table:table-cell>
          <table:table-cell table:formula="of:=[.H62]-[.H$2]" office:value-type="float" office:value="-2249.7" calcext:value-type="float">
            <text:p>-2249.7</text:p>
          </table:table-cell>
        </table:table-row>
        <table:table-row table:style-name="ro3">
          <table:table-cell table:style-name="ce6" office:value-type="string" calcext:value-type="string">
            <text:p>No labor force activity for any household member during the year</text:p>
          </table:table-cell>
          <table:table-cell table:style-name="Default" table:formula="of:=IF([.C63]=&quot;&quot;;[.A63];[.B62])" office:value-type="string" office:string-value="Labor Force Activity of Household Members Under 65" calcext:value-type="string">
            <text:p>Labor Force Activity of Household Members Under 65</text:p>
          </table:table-cell>
          <table:table-cell table:style-name="ce18" office:value-type="float" office:value="13010" calcext:value-type="float">
            <text:p>13,010</text:p>
          </table:table-cell>
          <table:table-cell table:style-name="ce18" office:value-type="float" office:value="2293" calcext:value-type="float">
            <text:p>2,293</text:p>
          </table:table-cell>
          <table:table-cell table:style-name="ce18" office:value-type="float" office:value="845.2" calcext:value-type="float">
            <text:p>845</text:p>
          </table:table-cell>
          <table:table-cell table:style-name="ce18" office:value-type="float" office:value="1800" calcext:value-type="float">
            <text:p>1,800</text:p>
          </table:table-cell>
          <table:table-cell table:style-name="ce18" office:value-type="float" office:value="237.5" calcext:value-type="float">
            <text:p>238</text:p>
          </table:table-cell>
          <table:table-cell table:style-name="ce18" office:value-type="float" office:value="5000" calcext:value-type="float">
            <text:p>5,000</text:p>
          </table:table-cell>
          <table:table-cell table:formula="of:=[.C63]-[.C$2]" office:value-type="float" office:value="-68840" calcext:value-type="float">
            <text:p>-68840</text:p>
          </table:table-cell>
          <table:table-cell table:formula="of:=[.D63]-[.D$2]" office:value-type="float" office:value="-22937" calcext:value-type="float">
            <text:p>-22937</text:p>
          </table:table-cell>
          <table:table-cell table:formula="of:=[.E63]-[.E$2]" office:value-type="float" office:value="-3154.8" calcext:value-type="float">
            <text:p>-3154.8</text:p>
          </table:table-cell>
          <table:table-cell table:formula="of:=[.F63]-[.F$2]" office:value-type="float" office:value="-3000" calcext:value-type="float">
            <text:p>-3000</text:p>
          </table:table-cell>
          <table:table-cell table:formula="of:=[.G63]-[.G$2]" office:value-type="float" office:value="-762.1" calcext:value-type="float">
            <text:p>-762.1</text:p>
          </table:table-cell>
          <table:table-cell table:formula="of:=[.H63]-[.H$2]" office:value-type="float" office:value="2000" calcext:value-type="float">
            <text:p>2000</text:p>
          </table:table-cell>
        </table:table-row>
        <table:table-row table:style-name="ro2">
          <table:table-cell table:style-name="ce7" office:value-type="string" calcext:value-type="string">
            <text:p>Annual Household Income</text:p>
          </table:table-cell>
          <table:table-cell table:style-name="Default" table:formula="of:=IF([.C64]=&quot;&quot;;[.A64];[.B63])" office:value-type="string" office:string-value="Annual Household Income" calcext:value-type="string">
            <text:p>Annual Household Income</text:p>
          </table:table-cell>
          <table:table-cell table:style-name="ce18" table:number-columns-repeated="6"/>
          <table:table-cell table:formula="of:=[.C64]-[.C$2]" office:value-type="float" office:value="-81850" calcext:value-type="float">
            <text:p>-81850</text:p>
          </table:table-cell>
          <table:table-cell table:formula="of:=[.D64]-[.D$2]" office:value-type="float" office:value="-25230" calcext:value-type="float">
            <text:p>-25230</text:p>
          </table:table-cell>
          <table:table-cell table:formula="of:=[.E64]-[.E$2]" office:value-type="float" office:value="-4000" calcext:value-type="float">
            <text:p>-4000</text:p>
          </table:table-cell>
          <table:table-cell table:formula="of:=[.F64]-[.F$2]" office:value-type="float" office:value="-4800" calcext:value-type="float">
            <text:p>-4800</text:p>
          </table:table-cell>
          <table:table-cell table:formula="of:=[.G64]-[.G$2]" office:value-type="float" office:value="-999.6" calcext:value-type="float">
            <text:p>-999.6</text:p>
          </table:table-cell>
          <table:table-cell table:formula="of:=[.H64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Lowest quintile</text:p>
          </table:table-cell>
          <table:table-cell table:style-name="Default" table:formula="of:=IF([.C65]=&quot;&quot;;[.A65];[.B64])" office:value-type="string" office:string-value="Annual Household Income" calcext:value-type="string">
            <text:p>Annual Household Income</text:p>
          </table:table-cell>
          <table:table-cell table:style-name="ce18" office:value-type="float" office:value="4463" calcext:value-type="float">
            <text:p>4,463</text:p>
          </table:table-cell>
          <table:table-cell table:style-name="ce18" office:value-type="float" office:value="1600" calcext:value-type="float">
            <text:p>1,600</text:p>
          </table:table-cell>
          <table:table-cell table:style-name="ce18" office:value-type="float" office:value="519.8" calcext:value-type="float">
            <text:p>520</text:p>
          </table:table-cell>
          <table:table-cell table:style-name="ce18" office:value-type="float" office:value="849.8" calcext:value-type="float">
            <text:p>850</text:p>
          </table:table-cell>
          <table:table-cell table:style-name="ce18" office:value-type="float" office:value="202.7" calcext:value-type="float">
            <text:p>203</text:p>
          </table:table-cell>
          <table:table-cell table:style-name="ce18" office:value-type="float" office:value="2000" calcext:value-type="float">
            <text:p>2,000</text:p>
          </table:table-cell>
          <table:table-cell table:formula="of:=[.C65]-[.C$2]" office:value-type="float" office:value="-77387" calcext:value-type="float">
            <text:p>-77387</text:p>
          </table:table-cell>
          <table:table-cell table:formula="of:=[.D65]-[.D$2]" office:value-type="float" office:value="-23630" calcext:value-type="float">
            <text:p>-23630</text:p>
          </table:table-cell>
          <table:table-cell table:formula="of:=[.E65]-[.E$2]" office:value-type="float" office:value="-3480.2" calcext:value-type="float">
            <text:p>-3480.2</text:p>
          </table:table-cell>
          <table:table-cell table:formula="of:=[.F65]-[.F$2]" office:value-type="float" office:value="-3950.2" calcext:value-type="float">
            <text:p>-3950.2</text:p>
          </table:table-cell>
          <table:table-cell table:formula="of:=[.G65]-[.G$2]" office:value-type="float" office:value="-796.9" calcext:value-type="float">
            <text:p>-796.9</text:p>
          </table:table-cell>
          <table:table-cell table:formula="of:=[.H65]-[.H$2]" office:value-type="float" office:value="-1000" calcext:value-type="float">
            <text:p>-1000</text:p>
          </table:table-cell>
        </table:table-row>
        <table:table-row table:style-name="ro2">
          <table:table-cell table:style-name="ce4" office:value-type="string" calcext:value-type="string">
            <text:p>Second quintile</text:p>
          </table:table-cell>
          <table:table-cell table:style-name="Default" table:formula="of:=IF([.C66]=&quot;&quot;;[.A66];[.B65])" office:value-type="string" office:string-value="Annual Household Income" calcext:value-type="string">
            <text:p>Annual Household Income</text:p>
          </table:table-cell>
          <table:table-cell table:style-name="ce18" office:value-type="float" office:value="29420" calcext:value-type="float">
            <text:p>29,420</text:p>
          </table:table-cell>
          <table:table-cell table:style-name="ce18" office:value-type="float" office:value="7875" calcext:value-type="float">
            <text:p>7,875</text:p>
          </table:table-cell>
          <table:table-cell table:style-name="ce18" office:value-type="float" office:value="1300" calcext:value-type="float">
            <text:p>1,300</text:p>
          </table:table-cell>
          <table:table-cell table:style-name="ce18" office:value-type="float" office:value="1500" calcext:value-type="float">
            <text:p>1,500</text:p>
          </table:table-cell>
          <table:table-cell table:style-name="ce18" office:value-type="float" office:value="499.7" calcext:value-type="float">
            <text:p>500</text:p>
          </table:table-cell>
          <table:table-cell table:style-name="ce18" office:value-type="float" office:value="4000" calcext:value-type="float">
            <text:p>4,000</text:p>
          </table:table-cell>
          <table:table-cell table:formula="of:=[.C66]-[.C$2]" office:value-type="float" office:value="-52430" calcext:value-type="float">
            <text:p>-52430</text:p>
          </table:table-cell>
          <table:table-cell table:formula="of:=[.D66]-[.D$2]" office:value-type="float" office:value="-17355" calcext:value-type="float">
            <text:p>-17355</text:p>
          </table:table-cell>
          <table:table-cell table:formula="of:=[.E66]-[.E$2]" office:value-type="float" office:value="-2700" calcext:value-type="float">
            <text:p>-2700</text:p>
          </table:table-cell>
          <table:table-cell table:formula="of:=[.F66]-[.F$2]" office:value-type="float" office:value="-3300" calcext:value-type="float">
            <text:p>-3300</text:p>
          </table:table-cell>
          <table:table-cell table:formula="of:=[.G66]-[.G$2]" office:value-type="float" office:value="-499.9" calcext:value-type="float">
            <text:p>-499.9</text:p>
          </table:table-cell>
          <table:table-cell table:formula="of:=[.H66]-[.H$2]" office:value-type="float" office:value="1000" calcext:value-type="float">
            <text:p>1000</text:p>
          </table:table-cell>
        </table:table-row>
        <table:table-row table:style-name="ro2">
          <table:table-cell table:style-name="ce4" office:value-type="string" calcext:value-type="string">
            <text:p>Third quintile</text:p>
          </table:table-cell>
          <table:table-cell table:style-name="Default" table:formula="of:=IF([.C67]=&quot;&quot;;[.A67];[.B66])" office:value-type="string" office:string-value="Annual Household Income" calcext:value-type="string">
            <text:p>Annual Household Income</text:p>
          </table:table-cell>
          <table:table-cell table:style-name="ce18" office:value-type="float" office:value="71520" calcext:value-type="float">
            <text:p>71,520</text:p>
          </table:table-cell>
          <table:table-cell table:style-name="ce18" office:value-type="float" office:value="24390" calcext:value-type="float">
            <text:p>24,390</text:p>
          </table:table-cell>
          <table:table-cell table:style-name="ce18" office:value-type="float" office:value="3160" calcext:value-type="float">
            <text:p>3,160</text:p>
          </table:table-cell>
          <table:table-cell table:style-name="ce18" office:value-type="float" office:value="3100" calcext:value-type="float">
            <text:p>3,100</text:p>
          </table:table-cell>
          <table:table-cell table:style-name="ce18" office:value-type="float" office:value="940" calcext:value-type="float">
            <text:p>940</text:p>
          </table:table-cell>
          <table:table-cell table:style-name="ce18" office:value-type="float" office:value="2800" calcext:value-type="float">
            <text:p>2,800</text:p>
          </table:table-cell>
          <table:table-cell table:formula="of:=[.C67]-[.C$2]" office:value-type="float" office:value="-10330" calcext:value-type="float">
            <text:p>-10330</text:p>
          </table:table-cell>
          <table:table-cell table:formula="of:=[.D67]-[.D$2]" office:value-type="float" office:value="-840" calcext:value-type="float">
            <text:p>-840</text:p>
          </table:table-cell>
          <table:table-cell table:formula="of:=[.E67]-[.E$2]" office:value-type="float" office:value="-840" calcext:value-type="float">
            <text:p>-840</text:p>
          </table:table-cell>
          <table:table-cell table:formula="of:=[.F67]-[.F$2]" office:value-type="float" office:value="-1700" calcext:value-type="float">
            <text:p>-1700</text:p>
          </table:table-cell>
          <table:table-cell table:formula="of:=[.G67]-[.G$2]" office:value-type="float" office:value="-59.6" calcext:value-type="float">
            <text:p>-59.6</text:p>
          </table:table-cell>
          <table:table-cell table:formula="of:=[.H67]-[.H$2]" office:value-type="float" office:value="-200" calcext:value-type="float">
            <text:p>-200</text:p>
          </table:table-cell>
        </table:table-row>
        <table:table-row table:style-name="ro2">
          <table:table-cell table:style-name="ce4" office:value-type="string" calcext:value-type="string">
            <text:p>Fourth quintile</text:p>
          </table:table-cell>
          <table:table-cell table:style-name="Default" table:formula="of:=IF([.C68]=&quot;&quot;;[.A68];[.B67])" office:value-type="string" office:string-value="Annual Household Income" calcext:value-type="string">
            <text:p>Annual Household Income</text:p>
          </table:table-cell>
          <table:table-cell table:style-name="ce18" office:value-type="float" office:value="141400" calcext:value-type="float">
            <text:p>141,400</text:p>
          </table:table-cell>
          <table:table-cell table:style-name="ce18" office:value-type="float" office:value="73310" calcext:value-type="float">
            <text:p>73,310</text:p>
          </table:table-cell>
          <table:table-cell table:style-name="ce18" office:value-type="float" office:value="6000" calcext:value-type="float">
            <text:p>6,000</text:p>
          </table:table-cell>
          <table:table-cell table:style-name="ce18" office:value-type="float" office:value="5000" calcext:value-type="float">
            <text:p>5,000</text:p>
          </table:table-cell>
          <table:table-cell table:style-name="ce18" office:value-type="float" office:value="1200" calcext:value-type="float">
            <text:p>1,200</text:p>
          </table:table-cell>
          <table:table-cell table:style-name="ce18" office:value-type="float" office:value="2000" calcext:value-type="float">
            <text:p>2,000</text:p>
          </table:table-cell>
          <table:table-cell table:formula="of:=[.C68]-[.C$2]" office:value-type="float" office:value="59550" calcext:value-type="float">
            <text:p>59550</text:p>
          </table:table-cell>
          <table:table-cell table:formula="of:=[.D68]-[.D$2]" office:value-type="float" office:value="48080" calcext:value-type="float">
            <text:p>48080</text:p>
          </table:table-cell>
          <table:table-cell table:formula="of:=[.E68]-[.E$2]" office:value-type="float" office:value="2000" calcext:value-type="float">
            <text:p>2000</text:p>
          </table:table-cell>
          <table:table-cell table:formula="of:=[.F68]-[.F$2]" office:value-type="float" office:value="200" calcext:value-type="float">
            <text:p>200</text:p>
          </table:table-cell>
          <table:table-cell table:formula="of:=[.G68]-[.G$2]" office:value-type="float" office:value="200.4" calcext:value-type="float">
            <text:p>200.4</text:p>
          </table:table-cell>
          <table:table-cell table:formula="of:=[.H68]-[.H$2]" office:value-type="float" office:value="-1000" calcext:value-type="float">
            <text:p>-1000</text:p>
          </table:table-cell>
        </table:table-row>
        <table:table-row table:style-name="ro2">
          <table:table-cell table:style-name="ce6" office:value-type="string" calcext:value-type="string">
            <text:p>Highest quintile</text:p>
          </table:table-cell>
          <table:table-cell table:style-name="Default" table:formula="of:=IF([.C69]=&quot;&quot;;[.A69];[.B68])" office:value-type="string" office:string-value="Annual Household Income" calcext:value-type="string">
            <text:p>Annual Household Income</text:p>
          </table:table-cell>
          <table:table-cell table:style-name="ce18" office:value-type="float" office:value="384800" calcext:value-type="float">
            <text:p>384,800</text:p>
          </table:table-cell>
          <table:table-cell table:style-name="ce18" office:value-type="float" office:value="246700" calcext:value-type="float">
            <text:p>246,700</text:p>
          </table:table-cell>
          <table:table-cell table:style-name="ce18" office:value-type="float" office:value="19000" calcext:value-type="float">
            <text:p>19,000</text:p>
          </table:table-cell>
          <table:table-cell table:style-name="ce18" office:value-type="float" office:value="15500" calcext:value-type="float">
            <text:p>15,500</text:p>
          </table:table-cell>
          <table:table-cell table:style-name="ce18" office:value-type="float" office:value="2500" calcext:value-type="float">
            <text:p>2,500</text:p>
          </table:table-cell>
          <table:table-cell table:style-name="ce18" office:value-type="float" office:value="5000" calcext:value-type="float">
            <text:p>5,000</text:p>
          </table:table-cell>
          <table:table-cell table:formula="of:=[.C69]-[.C$2]" office:value-type="float" office:value="302950" calcext:value-type="float">
            <text:p>302950</text:p>
          </table:table-cell>
          <table:table-cell table:formula="of:=[.D69]-[.D$2]" office:value-type="float" office:value="221470" calcext:value-type="float">
            <text:p>221470</text:p>
          </table:table-cell>
          <table:table-cell table:formula="of:=[.E69]-[.E$2]" office:value-type="float" office:value="15000" calcext:value-type="float">
            <text:p>15000</text:p>
          </table:table-cell>
          <table:table-cell table:formula="of:=[.F69]-[.F$2]" office:value-type="float" office:value="10700" calcext:value-type="float">
            <text:p>10700</text:p>
          </table:table-cell>
          <table:table-cell table:formula="of:=[.G69]-[.G$2]" office:value-type="float" office:value="1500.4" calcext:value-type="float">
            <text:p>1500.4</text:p>
          </table:table-cell>
          <table:table-cell table:formula="of:=[.H69]-[.H$2]" office:value-type="float" office:value="2000" calcext:value-type="float">
            <text:p>2000</text:p>
          </table:table-cell>
        </table:table-row>
        <table:table-row table:style-name="ro2">
          <table:table-cell table:style-name="ce7" office:value-type="string" calcext:value-type="string">
            <text:p>Poverty Status</text:p>
          </table:table-cell>
          <table:table-cell table:style-name="Default" table:formula="of:=IF([.C70]=&quot;&quot;;[.A70];[.B69])" office:value-type="string" office:string-value="Poverty Status" calcext:value-type="string">
            <text:p>Poverty Status</text:p>
          </table:table-cell>
          <table:table-cell table:style-name="ce18" table:number-columns-repeated="6"/>
          <table:table-cell table:formula="of:=[.C70]-[.C$2]" office:value-type="float" office:value="-81850" calcext:value-type="float">
            <text:p>-81850</text:p>
          </table:table-cell>
          <table:table-cell table:formula="of:=[.D70]-[.D$2]" office:value-type="float" office:value="-25230" calcext:value-type="float">
            <text:p>-25230</text:p>
          </table:table-cell>
          <table:table-cell table:formula="of:=[.E70]-[.E$2]" office:value-type="float" office:value="-4000" calcext:value-type="float">
            <text:p>-4000</text:p>
          </table:table-cell>
          <table:table-cell table:formula="of:=[.F70]-[.F$2]" office:value-type="float" office:value="-4800" calcext:value-type="float">
            <text:p>-4800</text:p>
          </table:table-cell>
          <table:table-cell table:formula="of:=[.G70]-[.G$2]" office:value-type="float" office:value="-999.6" calcext:value-type="float">
            <text:p>-999.6</text:p>
          </table:table-cell>
          <table:table-cell table:formula="of:=[.H70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Household Income Below Poverty Threshold</text:p>
          </table:table-cell>
          <table:table-cell table:style-name="Default" table:formula="of:=IF([.C71]=&quot;&quot;;[.A71];[.B70])" office:value-type="string" office:string-value="Poverty Status" calcext:value-type="string">
            <text:p>Poverty Status</text:p>
          </table:table-cell>
          <table:table-cell table:style-name="ce18" office:value-type="float" office:value="2280" calcext:value-type="float">
            <text:p>2,280</text:p>
          </table:table-cell>
          <table:table-cell table:style-name="ce18" office:value-type="float" office:value="1071" calcext:value-type="float">
            <text:p>1,071</text:p>
          </table:table-cell>
          <table:table-cell table:style-name="ce18" office:value-type="float" office:value="449.7" calcext:value-type="float">
            <text:p>450</text:p>
          </table:table-cell>
          <table:table-cell table:style-name="ce18" office:value-type="float" office:value="500.4" calcext:value-type="float">
            <text:p>500</text:p>
          </table:table-cell>
          <table:table-cell table:style-name="ce18" office:value-type="float" office:value="200.1" calcext:value-type="float">
            <text:p>200</text:p>
          </table:table-cell>
          <table:table-cell table:style-name="ce18" office:value-type="float" office:value="3000" calcext:value-type="float">
            <text:p>3,000</text:p>
          </table:table-cell>
          <table:table-cell table:formula="of:=[.C71]-[.C$2]" office:value-type="float" office:value="-79570" calcext:value-type="float">
            <text:p>-79570</text:p>
          </table:table-cell>
          <table:table-cell table:formula="of:=[.D71]-[.D$2]" office:value-type="float" office:value="-24159" calcext:value-type="float">
            <text:p>-24159</text:p>
          </table:table-cell>
          <table:table-cell table:formula="of:=[.E71]-[.E$2]" office:value-type="float" office:value="-3550.3" calcext:value-type="float">
            <text:p>-3550.3</text:p>
          </table:table-cell>
          <table:table-cell table:formula="of:=[.F71]-[.F$2]" office:value-type="float" office:value="-4299.6" calcext:value-type="float">
            <text:p>-4299.6</text:p>
          </table:table-cell>
          <table:table-cell table:formula="of:=[.G71]-[.G$2]" office:value-type="float" office:value="-799.5" calcext:value-type="float">
            <text:p>-799.5</text:p>
          </table:table-cell>
          <table:table-cell table:formula="of:=[.H71]-[.H$2]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string" calcext:value-type="string">
            <text:p>Household Income Above Poverty Threshold</text:p>
          </table:table-cell>
          <table:table-cell table:style-name="Default" table:formula="of:=IF([.C72]=&quot;&quot;;[.A72];[.B71])" office:value-type="string" office:string-value="Poverty Status" calcext:value-type="string">
            <text:p>Poverty Status</text:p>
          </table:table-cell>
          <table:table-cell table:style-name="ce18" office:value-type="float" office:value="107100" calcext:value-type="float">
            <text:p>107,100</text:p>
          </table:table-cell>
          <table:table-cell table:style-name="ce18" office:value-type="float" office:value="38270" calcext:value-type="float">
            <text:p>38,270</text:p>
          </table:table-cell>
          <table:table-cell table:number-columns-repeated="2" table:style-name="ce18" office:value-type="float" office:value="5000" calcext:value-type="float">
            <text:p>5,000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3050" calcext:value-type="float">
            <text:p>3,050</text:p>
          </table:table-cell>
          <table:table-cell table:formula="of:=[.C72]-[.C$2]" office:value-type="float" office:value="25250" calcext:value-type="float">
            <text:p>25250</text:p>
          </table:table-cell>
          <table:table-cell table:formula="of:=[.D72]-[.D$2]" office:value-type="float" office:value="13040" calcext:value-type="float">
            <text:p>13040</text:p>
          </table:table-cell>
          <table:table-cell table:formula="of:=[.E72]-[.E$2]" office:value-type="float" office:value="1000" calcext:value-type="float">
            <text:p>1000</text:p>
          </table:table-cell>
          <table:table-cell table:formula="of:=[.F72]-[.F$2]" office:value-type="float" office:value="200" calcext:value-type="float">
            <text:p>200</text:p>
          </table:table-cell>
          <table:table-cell table:formula="of:=[.G72]-[.G$2]" office:value-type="float" office:value="0.399999999999977" calcext:value-type="float">
            <text:p>0.4</text:p>
          </table:table-cell>
          <table:table-cell table:formula="of:=[.H72]-[.H$2]" office:value-type="float" office:value="50" calcext:value-type="float">
            <text:p>50</text:p>
          </table:table-cell>
        </table:table-row>
        <table:table-row table:style-name="ro2">
          <table:table-cell table:style-name="ce7" office:value-type="string" calcext:value-type="string">
            <text:p>Household Net Worth</text:p>
          </table:table-cell>
          <table:table-cell table:style-name="Default" table:formula="of:=IF([.C73]=&quot;&quot;;[.A73];[.B72])" office:value-type="string" office:string-value="Household Net Worth" calcext:value-type="string">
            <text:p>Household Net Worth</text:p>
          </table:table-cell>
          <table:table-cell table:style-name="ce18" table:number-columns-repeated="6"/>
          <table:table-cell table:formula="of:=[.C73]-[.C$2]" office:value-type="float" office:value="-81850" calcext:value-type="float">
            <text:p>-81850</text:p>
          </table:table-cell>
          <table:table-cell table:formula="of:=[.D73]-[.D$2]" office:value-type="float" office:value="-25230" calcext:value-type="float">
            <text:p>-25230</text:p>
          </table:table-cell>
          <table:table-cell table:formula="of:=[.E73]-[.E$2]" office:value-type="float" office:value="-4000" calcext:value-type="float">
            <text:p>-4000</text:p>
          </table:table-cell>
          <table:table-cell table:formula="of:=[.F73]-[.F$2]" office:value-type="float" office:value="-4800" calcext:value-type="float">
            <text:p>-4800</text:p>
          </table:table-cell>
          <table:table-cell table:formula="of:=[.G73]-[.G$2]" office:value-type="float" office:value="-999.6" calcext:value-type="float">
            <text:p>-999.6</text:p>
          </table:table-cell>
          <table:table-cell table:formula="of:=[.H73]-[.H$2]" office:value-type="float" office:value="-3000" calcext:value-type="float">
            <text:p>-3000</text:p>
          </table:table-cell>
        </table:table-row>
        <table:table-row table:style-name="ro2">
          <table:table-cell table:style-name="ce8" office:value-type="string" calcext:value-type="string">
            <text:p>Negative or zero</text:p>
          </table:table-cell>
          <table:table-cell table:style-name="Default" table:formula="of:=IF([.C74]=&quot;&quot;;[.A74];[.B73])" office:value-type="string" office:string-value="Household Net Worth" calcext:value-type="string">
            <text:p>Household Net Worth</text:p>
          </table:table-cell>
          <table:table-cell table:style-name="ce18" office:value-type="float" office:value="-9000" calcext:value-type="float">
            <text:p>-9,000</text:p>
          </table:table-cell>
          <table:table-cell table:style-name="ce18" office:value-type="float" office:value="-7256" calcext:value-type="float">
            <text:p>-7,256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399.7" calcext:value-type="float">
            <text:p>400</text:p>
          </table:table-cell>
          <table:table-cell table:style-name="ce18" office:value-type="float" office:value="300.2" calcext:value-type="float">
            <text:p>300</text:p>
          </table:table-cell>
          <table:table-cell table:style-name="ce18" office:value-type="float" office:value="200.3" calcext:value-type="float">
            <text:p>200</text:p>
          </table:table-cell>
          <table:table-cell table:formula="of:=[.C74]-[.C$2]" office:value-type="float" office:value="-90850" calcext:value-type="float">
            <text:p>-90850</text:p>
          </table:table-cell>
          <table:table-cell table:formula="of:=[.D74]-[.D$2]" office:value-type="float" office:value="-32486" calcext:value-type="float">
            <text:p>-32486</text:p>
          </table:table-cell>
          <table:table-cell table:formula="of:=[.E74]-[.E$2]" office:value-type="float" office:value="-3400" calcext:value-type="float">
            <text:p>-3400</text:p>
          </table:table-cell>
          <table:table-cell table:formula="of:=[.F74]-[.F$2]" office:value-type="float" office:value="-4400.3" calcext:value-type="float">
            <text:p>-4400.3</text:p>
          </table:table-cell>
          <table:table-cell table:formula="of:=[.G74]-[.G$2]" office:value-type="float" office:value="-699.4" calcext:value-type="float">
            <text:p>-699.4</text:p>
          </table:table-cell>
          <table:table-cell table:formula="of:=[.H74]-[.H$2]" office:value-type="float" office:value="-2799.7" calcext:value-type="float">
            <text:p>-2799.7</text:p>
          </table:table-cell>
        </table:table-row>
        <table:table-row table:style-name="ro2">
          <table:table-cell table:style-name="ce8" office:value-type="string" calcext:value-type="string">
            <text:p>$1 to $4,999</text:p>
          </table:table-cell>
          <table:table-cell table:style-name="Default" table:formula="of:=IF([.C75]=&quot;&quot;;[.A75];[.B74])" office:value-type="string" office:string-value="Household Net Worth" calcext:value-type="string">
            <text:p>Household Net Worth</text:p>
          </table:table-cell>
          <table:table-cell table:style-name="ce18" office:value-type="float" office:value="1635" calcext:value-type="float">
            <text:p>1,635</text:p>
          </table:table-cell>
          <table:table-cell table:style-name="ce18" office:value-type="float" office:value="1472" calcext:value-type="float">
            <text:p>1,472</text:p>
          </table:table-cell>
          <table:table-cell table:style-name="ce18" office:value-type="float" office:value="304.7" calcext:value-type="float">
            <text:p>305</text:p>
          </table:table-cell>
          <table:table-cell table:style-name="ce18" office:value-type="float" office:value="200.2" calcext:value-type="float">
            <text:p>200</text:p>
          </table:table-cell>
          <table:table-cell table:style-name="ce18" office:value-type="float" office:value="200.1" calcext:value-type="float">
            <text:p>200</text:p>
          </table:table-cell>
          <table:table-cell table:style-name="ce18"/>
          <table:table-cell table:formula="of:=[.C75]-[.C$2]" office:value-type="float" office:value="-80215" calcext:value-type="float">
            <text:p>-80215</text:p>
          </table:table-cell>
          <table:table-cell table:formula="of:=[.D75]-[.D$2]" office:value-type="float" office:value="-23758" calcext:value-type="float">
            <text:p>-23758</text:p>
          </table:table-cell>
          <table:table-cell table:formula="of:=[.E75]-[.E$2]" office:value-type="float" office:value="-3695.3" calcext:value-type="float">
            <text:p>-3695.3</text:p>
          </table:table-cell>
          <table:table-cell table:formula="of:=[.F75]-[.F$2]" office:value-type="float" office:value="-4599.8" calcext:value-type="float">
            <text:p>-4599.8</text:p>
          </table:table-cell>
          <table:table-cell table:formula="of:=[.G75]-[.G$2]" office:value-type="float" office:value="-799.5" calcext:value-type="float">
            <text:p>-799.5</text:p>
          </table:table-cell>
          <table:table-cell table:formula="of:=[.H75]-[.H$2]" office:value-type="float" office:value="-3000" calcext:value-type="float">
            <text:p>-3000</text:p>
          </table:table-cell>
        </table:table-row>
        <table:table-row table:style-name="ro2">
          <table:table-cell table:style-name="ce8" office:value-type="string" calcext:value-type="string">
            <text:p>$5,000 to $9,999</text:p>
          </table:table-cell>
          <table:table-cell table:style-name="Default" table:formula="of:=IF([.C76]=&quot;&quot;;[.A76];[.B75])" office:value-type="string" office:string-value="Household Net Worth" calcext:value-type="string">
            <text:p>Household Net Worth</text:p>
          </table:table-cell>
          <table:table-cell table:style-name="ce18" office:value-type="float" office:value="7060" calcext:value-type="float">
            <text:p>7,060</text:p>
          </table:table-cell>
          <table:table-cell table:style-name="ce18" office:value-type="float" office:value="6753" calcext:value-type="float">
            <text:p>6,753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800.5" calcext:value-type="float">
            <text:p>801</text:p>
          </table:table-cell>
          <table:table-cell table:style-name="ce18" office:value-type="float" office:value="499.6" calcext:value-type="float">
            <text:p>500</text:p>
          </table:table-cell>
          <table:table-cell table:style-name="ce18"/>
          <table:table-cell table:formula="of:=[.C76]-[.C$2]" office:value-type="float" office:value="-74790" calcext:value-type="float">
            <text:p>-74790</text:p>
          </table:table-cell>
          <table:table-cell table:formula="of:=[.D76]-[.D$2]" office:value-type="float" office:value="-18477" calcext:value-type="float">
            <text:p>-18477</text:p>
          </table:table-cell>
          <table:table-cell table:formula="of:=[.E76]-[.E$2]" office:value-type="float" office:value="-3000" calcext:value-type="float">
            <text:p>-3000</text:p>
          </table:table-cell>
          <table:table-cell table:formula="of:=[.F76]-[.F$2]" office:value-type="float" office:value="-3999.5" calcext:value-type="float">
            <text:p>-3999.5</text:p>
          </table:table-cell>
          <table:table-cell table:formula="of:=[.G76]-[.G$2]" office:value-type="float" office:value="-500" calcext:value-type="float">
            <text:p>-500</text:p>
          </table:table-cell>
          <table:table-cell table:formula="of:=[.H76]-[.H$2]" office:value-type="float" office:value="-3000" calcext:value-type="float">
            <text:p>-3000</text:p>
          </table:table-cell>
        </table:table-row>
        <table:table-row table:style-name="ro2">
          <table:table-cell table:style-name="ce8" office:value-type="string" calcext:value-type="string">
            <text:p>$10,000 to $24,999</text:p>
          </table:table-cell>
          <table:table-cell table:style-name="Default" table:formula="of:=IF([.C77]=&quot;&quot;;[.A77];[.B76])" office:value-type="string" office:string-value="Household Net Worth" calcext:value-type="string">
            <text:p>Household Net Worth</text:p>
          </table:table-cell>
          <table:table-cell table:style-name="ce18" office:value-type="float" office:value="16280" calcext:value-type="float">
            <text:p>16,280</text:p>
          </table:table-cell>
          <table:table-cell table:style-name="ce18" office:value-type="float" office:value="12770" calcext:value-type="float">
            <text:p>12,770</text:p>
          </table:table-cell>
          <table:table-cell table:style-name="ce18" office:value-type="float" office:value="1700" calcext:value-type="float">
            <text:p>1,700</text:p>
          </table:table-cell>
          <table:table-cell table:style-name="ce18" office:value-type="float" office:value="1100" calcext:value-type="float">
            <text:p>1,100</text:p>
          </table:table-cell>
          <table:table-cell table:style-name="ce18" office:value-type="float" office:value="650.3" calcext:value-type="float">
            <text:p>650</text:p>
          </table:table-cell>
          <table:table-cell table:style-name="ce18"/>
          <table:table-cell table:formula="of:=[.C77]-[.C$2]" office:value-type="float" office:value="-65570" calcext:value-type="float">
            <text:p>-65570</text:p>
          </table:table-cell>
          <table:table-cell table:formula="of:=[.D77]-[.D$2]" office:value-type="float" office:value="-12460" calcext:value-type="float">
            <text:p>-12460</text:p>
          </table:table-cell>
          <table:table-cell table:formula="of:=[.E77]-[.E$2]" office:value-type="float" office:value="-2300" calcext:value-type="float">
            <text:p>-2300</text:p>
          </table:table-cell>
          <table:table-cell table:formula="of:=[.F77]-[.F$2]" office:value-type="float" office:value="-3700" calcext:value-type="float">
            <text:p>-3700</text:p>
          </table:table-cell>
          <table:table-cell table:formula="of:=[.G77]-[.G$2]" office:value-type="float" office:value="-349.3" calcext:value-type="float">
            <text:p>-349.3</text:p>
          </table:table-cell>
          <table:table-cell table:formula="of:=[.H77]-[.H$2]" office:value-type="float" office:value="-3000" calcext:value-type="float">
            <text:p>-3000</text:p>
          </table:table-cell>
        </table:table-row>
        <table:table-row table:style-name="ro2">
          <table:table-cell table:style-name="ce8" office:value-type="string" calcext:value-type="string">
            <text:p>$25,000 to $49,999</text:p>
          </table:table-cell>
          <table:table-cell table:style-name="Default" table:formula="of:=IF([.C78]=&quot;&quot;;[.A78];[.B77])" office:value-type="string" office:string-value="Household Net Worth" calcext:value-type="string">
            <text:p>Household Net Worth</text:p>
          </table:table-cell>
          <table:table-cell table:style-name="ce18" office:value-type="float" office:value="36150" calcext:value-type="float">
            <text:p>36,150</text:p>
          </table:table-cell>
          <table:table-cell table:style-name="ce18" office:value-type="float" office:value="22920" calcext:value-type="float">
            <text:p>22,920</text:p>
          </table:table-cell>
          <table:table-cell table:style-name="ce18" office:value-type="float" office:value="2030" calcext:value-type="float">
            <text:p>2,030</text:p>
          </table:table-cell>
          <table:table-cell table:style-name="ce18" office:value-type="float" office:value="1900" calcext:value-type="float">
            <text:p>1,900</text:p>
          </table:table-cell>
          <table:table-cell table:style-name="ce18" office:value-type="float" office:value="770.1" calcext:value-type="float">
            <text:p>770</text:p>
          </table:table-cell>
          <table:table-cell table:style-name="ce18" office:value-type="float" office:value="600.3" calcext:value-type="float">
            <text:p>600</text:p>
          </table:table-cell>
          <table:table-cell table:formula="of:=[.C78]-[.C$2]" office:value-type="float" office:value="-45700" calcext:value-type="float">
            <text:p>-45700</text:p>
          </table:table-cell>
          <table:table-cell table:formula="of:=[.D78]-[.D$2]" office:value-type="float" office:value="-2310" calcext:value-type="float">
            <text:p>-2310</text:p>
          </table:table-cell>
          <table:table-cell table:formula="of:=[.E78]-[.E$2]" office:value-type="float" office:value="-1970" calcext:value-type="float">
            <text:p>-1970</text:p>
          </table:table-cell>
          <table:table-cell table:formula="of:=[.F78]-[.F$2]" office:value-type="float" office:value="-2900" calcext:value-type="float">
            <text:p>-2900</text:p>
          </table:table-cell>
          <table:table-cell table:formula="of:=[.G78]-[.G$2]" office:value-type="float" office:value="-229.5" calcext:value-type="float">
            <text:p>-229.5</text:p>
          </table:table-cell>
          <table:table-cell table:formula="of:=[.H78]-[.H$2]" office:value-type="float" office:value="-2399.7" calcext:value-type="float">
            <text:p>-2399.7</text:p>
          </table:table-cell>
        </table:table-row>
        <table:table-row table:style-name="ro2">
          <table:table-cell table:style-name="ce8" office:value-type="string" calcext:value-type="string">
            <text:p>$50,000 to $99,999</text:p>
          </table:table-cell>
          <table:table-cell table:style-name="Default" table:formula="of:=IF([.C79]=&quot;&quot;;[.A79];[.B78])" office:value-type="string" office:string-value="Household Net Worth" calcext:value-type="string">
            <text:p>Household Net Worth</text:p>
          </table:table-cell>
          <table:table-cell table:style-name="ce18" office:value-type="float" office:value="72480" calcext:value-type="float">
            <text:p>72,480</text:p>
          </table:table-cell>
          <table:table-cell table:style-name="ce18" office:value-type="float" office:value="28860" calcext:value-type="float">
            <text:p>28,860</text:p>
          </table:table-cell>
          <table:table-cell table:style-name="ce18" office:value-type="float" office:value="2575" calcext:value-type="float">
            <text:p>2,575</text:p>
          </table:table-cell>
          <table:table-cell table:style-name="ce18" office:value-type="float" office:value="2500" calcext:value-type="float">
            <text:p>2,500</text:p>
          </table:table-cell>
          <table:table-cell table:style-name="ce18" office:value-type="float" office:value="840.5" calcext:value-type="float">
            <text:p>841</text:p>
          </table:table-cell>
          <table:table-cell table:style-name="ce18" office:value-type="float" office:value="1000" calcext:value-type="float">
            <text:p>1,000</text:p>
          </table:table-cell>
          <table:table-cell table:formula="of:=[.C79]-[.C$2]" office:value-type="float" office:value="-9370" calcext:value-type="float">
            <text:p>-9370</text:p>
          </table:table-cell>
          <table:table-cell table:formula="of:=[.D79]-[.D$2]" office:value-type="float" office:value="3630" calcext:value-type="float">
            <text:p>3630</text:p>
          </table:table-cell>
          <table:table-cell table:formula="of:=[.E79]-[.E$2]" office:value-type="float" office:value="-1425" calcext:value-type="float">
            <text:p>-1425</text:p>
          </table:table-cell>
          <table:table-cell table:formula="of:=[.F79]-[.F$2]" office:value-type="float" office:value="-2300" calcext:value-type="float">
            <text:p>-2300</text:p>
          </table:table-cell>
          <table:table-cell table:formula="of:=[.G79]-[.G$2]" office:value-type="float" office:value="-159.1" calcext:value-type="float">
            <text:p>-159.1</text:p>
          </table:table-cell>
          <table:table-cell table:formula="of:=[.H79]-[.H$2]" office:value-type="float" office:value="-2000" calcext:value-type="float">
            <text:p>-2000</text:p>
          </table:table-cell>
        </table:table-row>
        <table:table-row table:style-name="ro2">
          <table:table-cell table:style-name="ce8" office:value-type="string" calcext:value-type="string">
            <text:p>$100,000 to $249,999</text:p>
          </table:table-cell>
          <table:table-cell table:style-name="Default" table:formula="of:=IF([.C80]=&quot;&quot;;[.A80];[.B79])" office:value-type="string" office:string-value="Household Net Worth" calcext:value-type="string">
            <text:p>Household Net Worth</text:p>
          </table:table-cell>
          <table:table-cell table:style-name="ce18" office:value-type="float" office:value="161800" calcext:value-type="float">
            <text:p>161,800</text:p>
          </table:table-cell>
          <table:table-cell table:style-name="ce18" office:value-type="float" office:value="75760" calcext:value-type="float">
            <text:p>75,760</text:p>
          </table:table-cell>
          <table:table-cell table:style-name="ce18" office:value-type="float" office:value="5500" calcext:value-type="float">
            <text:p>5,500</text:p>
          </table:table-cell>
          <table:table-cell table:style-name="ce18" office:value-type="float" office:value="5000" calcext:value-type="float">
            <text:p>5,000</text:p>
          </table:table-cell>
          <table:table-cell table:style-name="ce18" office:value-type="float" office:value="1200" calcext:value-type="float">
            <text:p>1,200</text:p>
          </table:table-cell>
          <table:table-cell table:style-name="ce18" office:value-type="float" office:value="899.8" calcext:value-type="float">
            <text:p>900</text:p>
          </table:table-cell>
          <table:table-cell table:formula="of:=[.C80]-[.C$2]" office:value-type="float" office:value="79950" calcext:value-type="float">
            <text:p>79950</text:p>
          </table:table-cell>
          <table:table-cell table:formula="of:=[.D80]-[.D$2]" office:value-type="float" office:value="50530" calcext:value-type="float">
            <text:p>50530</text:p>
          </table:table-cell>
          <table:table-cell table:formula="of:=[.E80]-[.E$2]" office:value-type="float" office:value="1500" calcext:value-type="float">
            <text:p>1500</text:p>
          </table:table-cell>
          <table:table-cell table:formula="of:=[.F80]-[.F$2]" office:value-type="float" office:value="200" calcext:value-type="float">
            <text:p>200</text:p>
          </table:table-cell>
          <table:table-cell table:formula="of:=[.G80]-[.G$2]" office:value-type="float" office:value="200.4" calcext:value-type="float">
            <text:p>200.4</text:p>
          </table:table-cell>
          <table:table-cell table:formula="of:=[.H80]-[.H$2]" office:value-type="float" office:value="-2100.2" calcext:value-type="float">
            <text:p>-2100.2</text:p>
          </table:table-cell>
        </table:table-row>
        <table:table-row table:style-name="ro2">
          <table:table-cell table:style-name="ce8" office:value-type="string" calcext:value-type="string">
            <text:p>$250,000 to $499,999</text:p>
          </table:table-cell>
          <table:table-cell table:style-name="Default" table:formula="of:=IF([.C81]=&quot;&quot;;[.A81];[.B80])" office:value-type="string" office:string-value="Household Net Worth" calcext:value-type="string">
            <text:p>Household Net Worth</text:p>
          </table:table-cell>
          <table:table-cell table:style-name="ce18" office:value-type="float" office:value="350000" calcext:value-type="float">
            <text:p>350,000</text:p>
          </table:table-cell>
          <table:table-cell table:style-name="ce18" office:value-type="float" office:value="213900" calcext:value-type="float">
            <text:p>213,900</text:p>
          </table:table-cell>
          <table:table-cell table:style-name="ce18" office:value-type="float" office:value="13000" calcext:value-type="float">
            <text:p>13,000</text:p>
          </table:table-cell>
          <table:table-cell table:style-name="ce18" office:value-type="float" office:value="12000" calcext:value-type="float">
            <text:p>12,000</text:p>
          </table:table-cell>
          <table:table-cell table:style-name="ce18" office:value-type="float" office:value="1600" calcext:value-type="float">
            <text:p>1,600</text:p>
          </table:table-cell>
          <table:table-cell table:style-name="ce18" office:value-type="float" office:value="2500" calcext:value-type="float">
            <text:p>2,500</text:p>
          </table:table-cell>
          <table:table-cell table:formula="of:=[.C81]-[.C$2]" office:value-type="float" office:value="268150" calcext:value-type="float">
            <text:p>268150</text:p>
          </table:table-cell>
          <table:table-cell table:formula="of:=[.D81]-[.D$2]" office:value-type="float" office:value="188670" calcext:value-type="float">
            <text:p>188670</text:p>
          </table:table-cell>
          <table:table-cell table:formula="of:=[.E81]-[.E$2]" office:value-type="float" office:value="9000" calcext:value-type="float">
            <text:p>9000</text:p>
          </table:table-cell>
          <table:table-cell table:formula="of:=[.F81]-[.F$2]" office:value-type="float" office:value="7200" calcext:value-type="float">
            <text:p>7200</text:p>
          </table:table-cell>
          <table:table-cell table:formula="of:=[.G81]-[.G$2]" office:value-type="float" office:value="600.4" calcext:value-type="float">
            <text:p>600.4</text:p>
          </table:table-cell>
          <table:table-cell table:formula="of:=[.H81]-[.H$2]" office:value-type="float" office:value="-500" calcext:value-type="float">
            <text:p>-500</text:p>
          </table:table-cell>
        </table:table-row>
        <table:table-row table:style-name="ro2">
          <table:table-cell table:style-name="ce8" office:value-type="string" calcext:value-type="string">
            <text:p>$500,000 and over</text:p>
          </table:table-cell>
          <table:table-cell table:style-name="Default" table:formula="of:=IF([.C82]=&quot;&quot;;[.A82];[.B81])" office:value-type="string" office:string-value="Household Net Worth" calcext:value-type="string">
            <text:p>Household Net Worth</text:p>
          </table:table-cell>
          <table:table-cell table:style-name="ce18" office:value-type="float" office:value="929900" calcext:value-type="float">
            <text:p>929,900</text:p>
          </table:table-cell>
          <table:table-cell table:style-name="ce18" office:value-type="float" office:value="644300" calcext:value-type="float">
            <text:p>644,300</text:p>
          </table:table-cell>
          <table:table-cell table:style-name="ce18" office:value-type="float" office:value="41000" calcext:value-type="float">
            <text:p>41,000</text:p>
          </table:table-cell>
          <table:table-cell table:style-name="ce18" office:value-type="float" office:value="36300" calcext:value-type="float">
            <text:p>36,300</text:p>
          </table:table-cell>
          <table:table-cell table:style-name="ce18" office:value-type="float" office:value="3600" calcext:value-type="float">
            <text:p>3,600</text:p>
          </table:table-cell>
          <table:table-cell table:style-name="ce18" office:value-type="float" office:value="13000" calcext:value-type="float">
            <text:p>13,000</text:p>
          </table:table-cell>
          <table:table-cell table:formula="of:=[.C82]-[.C$2]" office:value-type="float" office:value="848050" calcext:value-type="float">
            <text:p>848050</text:p>
          </table:table-cell>
          <table:table-cell table:formula="of:=[.D82]-[.D$2]" office:value-type="float" office:value="619070" calcext:value-type="float">
            <text:p>619070</text:p>
          </table:table-cell>
          <table:table-cell table:formula="of:=[.E82]-[.E$2]" office:value-type="float" office:value="37000" calcext:value-type="float">
            <text:p>37000</text:p>
          </table:table-cell>
          <table:table-cell table:formula="of:=[.F82]-[.F$2]" office:value-type="float" office:value="31500" calcext:value-type="float">
            <text:p>31500</text:p>
          </table:table-cell>
          <table:table-cell table:formula="of:=[.G82]-[.G$2]" office:value-type="float" office:value="2600.4" calcext:value-type="float">
            <text:p>2600.4</text:p>
          </table:table-cell>
          <table:table-cell table:formula="of:=[.H82]-[.H$2]" office:value-type="float" office:value="10000" calcext:value-type="float">
            <text:p>10000</text:p>
          </table:table-cell>
        </table:table-row>
        <table:table-row table:style-name="ro3">
          <table:table-cell table:style-name="ce7" office:value-type="string" calcext:value-type="string">
            <text:p>Health Insurance Coverage of Household Members</text:p>
          </table:table-cell>
          <table:table-cell table:style-name="Default" table:formula="of:=IF([.C83]=&quot;&quot;;[.A83];[.B82])" office:value-type="string" office:string-value="Health Insurance Coverage of Household Members" calcext:value-type="string">
            <text:p>Health Insurance Coverage of Household Members</text:p>
          </table:table-cell>
          <table:table-cell table:style-name="ce18" table:number-columns-repeated="6"/>
          <table:table-cell table:formula="of:=[.C83]-[.C$2]" office:value-type="float" office:value="-81850" calcext:value-type="float">
            <text:p>-81850</text:p>
          </table:table-cell>
          <table:table-cell table:formula="of:=[.D83]-[.D$2]" office:value-type="float" office:value="-25230" calcext:value-type="float">
            <text:p>-25230</text:p>
          </table:table-cell>
          <table:table-cell table:formula="of:=[.E83]-[.E$2]" office:value-type="float" office:value="-4000" calcext:value-type="float">
            <text:p>-4000</text:p>
          </table:table-cell>
          <table:table-cell table:formula="of:=[.F83]-[.F$2]" office:value-type="float" office:value="-4800" calcext:value-type="float">
            <text:p>-4800</text:p>
          </table:table-cell>
          <table:table-cell table:formula="of:=[.G83]-[.G$2]" office:value-type="float" office:value="-999.6" calcext:value-type="float">
            <text:p>-999.6</text:p>
          </table:table-cell>
          <table:table-cell table:formula="of:=[.H83]-[.H$2]" office:value-type="float" office:value="-3000" calcext:value-type="float">
            <text:p>-3000</text:p>
          </table:table-cell>
        </table:table-row>
        <table:table-row table:style-name="ro3">
          <table:table-cell table:style-name="ce4" office:value-type="string" calcext:value-type="string">
            <text:p>Health insurance coverage for all household members all year</text:p>
          </table:table-cell>
          <table:table-cell table:style-name="Default" table:formula="of:=IF([.C84]=&quot;&quot;;[.A84];[.B83])" office:value-type="string" office:string-value="Health Insurance Coverage of Household Members" calcext:value-type="string">
            <text:p>Health Insurance Coverage of Household Members</text:p>
          </table:table-cell>
          <table:table-cell table:style-name="ce18" office:value-type="float" office:value="115300" calcext:value-type="float">
            <text:p>115,300</text:p>
          </table:table-cell>
          <table:table-cell table:style-name="ce18" office:value-type="float" office:value="41970" calcext:value-type="float">
            <text:p>41,970</text:p>
          </table:table-cell>
          <table:table-cell table:style-name="ce18" office:value-type="float" office:value="5200" calcext:value-type="float">
            <text:p>5,200</text:p>
          </table:table-cell>
          <table:table-cell table:style-name="ce18" office:value-type="float" office:value="6000" calcext:value-type="float">
            <text:p>6,000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4000" calcext:value-type="float">
            <text:p>4,000</text:p>
          </table:table-cell>
          <table:table-cell table:formula="of:=[.C84]-[.C$2]" office:value-type="float" office:value="33450" calcext:value-type="float">
            <text:p>33450</text:p>
          </table:table-cell>
          <table:table-cell table:formula="of:=[.D84]-[.D$2]" office:value-type="float" office:value="16740" calcext:value-type="float">
            <text:p>16740</text:p>
          </table:table-cell>
          <table:table-cell table:formula="of:=[.E84]-[.E$2]" office:value-type="float" office:value="1200" calcext:value-type="float">
            <text:p>1200</text:p>
          </table:table-cell>
          <table:table-cell table:formula="of:=[.F84]-[.F$2]" office:value-type="float" office:value="1200" calcext:value-type="float">
            <text:p>1200</text:p>
          </table:table-cell>
          <table:table-cell table:formula="of:=[.G84]-[.G$2]" office:value-type="float" office:value="0.399999999999977" calcext:value-type="float">
            <text:p>0.4</text:p>
          </table:table-cell>
          <table:table-cell table:formula="of:=[.H84]-[.H$2]" office:value-type="float" office:value="1000" calcext:value-type="float">
            <text:p>1000</text:p>
          </table:table-cell>
        </table:table-row>
        <table:table-row table:style-name="ro3">
          <table:table-cell table:style-name="ce9" office:value-type="string" calcext:value-type="string">
            <text:p>No Health insurance coverage for some or all household members during the year</text:p>
          </table:table-cell>
          <table:table-cell table:style-name="Default" table:formula="of:=IF([.C85]=&quot;&quot;;[.A85];[.B84])" office:value-type="string" office:string-value="Health Insurance Coverage of Household Members" calcext:value-type="string">
            <text:p>Health Insurance Coverage of Household Members</text:p>
          </table:table-cell>
          <table:table-cell table:style-name="ce18" office:value-type="float" office:value="18540" calcext:value-type="float">
            <text:p>18,540</text:p>
          </table:table-cell>
          <table:table-cell table:style-name="ce18" office:value-type="float" office:value="5965" calcext:value-type="float">
            <text:p>5,965</text:p>
          </table:table-cell>
          <table:table-cell table:style-name="ce18" office:value-type="float" office:value="1450" calcext:value-type="float">
            <text:p>1,450</text:p>
          </table:table-cell>
          <table:table-cell table:style-name="ce18" office:value-type="float" office:value="1300" calcext:value-type="float">
            <text:p>1,300</text:p>
          </table:table-cell>
          <table:table-cell table:style-name="ce18" office:value-type="float" office:value="550.3" calcext:value-type="float">
            <text:p>550</text:p>
          </table:table-cell>
          <table:table-cell table:style-name="ce18" office:value-type="float" office:value="1500" calcext:value-type="float">
            <text:p>1,500</text:p>
          </table:table-cell>
          <table:table-cell table:formula="of:=[.C85]-[.C$2]" office:value-type="float" office:value="-63310" calcext:value-type="float">
            <text:p>-63310</text:p>
          </table:table-cell>
          <table:table-cell table:formula="of:=[.D85]-[.D$2]" office:value-type="float" office:value="-19265" calcext:value-type="float">
            <text:p>-19265</text:p>
          </table:table-cell>
          <table:table-cell table:formula="of:=[.E85]-[.E$2]" office:value-type="float" office:value="-2550" calcext:value-type="float">
            <text:p>-2550</text:p>
          </table:table-cell>
          <table:table-cell table:formula="of:=[.F85]-[.F$2]" office:value-type="float" office:value="-3500" calcext:value-type="float">
            <text:p>-3500</text:p>
          </table:table-cell>
          <table:table-cell table:formula="of:=[.G85]-[.G$2]" office:value-type="float" office:value="-449.3" calcext:value-type="float">
            <text:p>-449.3</text:p>
          </table:table-cell>
          <table:table-cell table:formula="of:=[.H85]-[.H$2]" office:value-type="float" office:value="-1500" calcext:value-type="float">
            <text:p>-1500</text:p>
          </table:table-cell>
        </table:table-row>
        <table:table-row table:style-name="ro2">
          <table:table-cell table:style-name="ce7" office:value-type="string" calcext:value-type="string">
            <text:p>Disability of Household Members</text:p>
          </table:table-cell>
          <table:table-cell table:style-name="Default" table:formula="of:=IF([.C86]=&quot;&quot;;[.A86];[.B85])" office:value-type="string" office:string-value="Disability of Household Members" calcext:value-type="string">
            <text:p>Disability of Household Members</text:p>
          </table:table-cell>
          <table:table-cell table:style-name="ce18" table:number-columns-repeated="6"/>
          <table:table-cell table:formula="of:=[.C86]-[.C$2]" office:value-type="float" office:value="-81850" calcext:value-type="float">
            <text:p>-81850</text:p>
          </table:table-cell>
          <table:table-cell table:formula="of:=[.D86]-[.D$2]" office:value-type="float" office:value="-25230" calcext:value-type="float">
            <text:p>-25230</text:p>
          </table:table-cell>
          <table:table-cell table:formula="of:=[.E86]-[.E$2]" office:value-type="float" office:value="-4000" calcext:value-type="float">
            <text:p>-4000</text:p>
          </table:table-cell>
          <table:table-cell table:formula="of:=[.F86]-[.F$2]" office:value-type="float" office:value="-4800" calcext:value-type="float">
            <text:p>-4800</text:p>
          </table:table-cell>
          <table:table-cell table:formula="of:=[.G86]-[.G$2]" office:value-type="float" office:value="-999.6" calcext:value-type="float">
            <text:p>-999.6</text:p>
          </table:table-cell>
          <table:table-cell table:formula="of:=[.H86]-[.H$2]" office:value-type="float" office:value="-3000" calcext:value-type="float">
            <text:p>-3000</text:p>
          </table:table-cell>
        </table:table-row>
        <table:table-row table:style-name="ro2">
          <table:table-cell table:style-name="ce10" office:value-type="string" calcext:value-type="string">
            <text:p>No household member with a disability</text:p>
          </table:table-cell>
          <table:table-cell table:style-name="Default" table:formula="of:=IF([.C87]=&quot;&quot;;[.A87];[.B86])" office:value-type="string" office:string-value="Disability of Household Members" calcext:value-type="string">
            <text:p>Disability of Household Members</text:p>
          </table:table-cell>
          <table:table-cell table:style-name="ce18" office:value-type="float" office:value="90240" calcext:value-type="float">
            <text:p>90,240</text:p>
          </table:table-cell>
          <table:table-cell table:style-name="ce18" office:value-type="float" office:value="35090" calcext:value-type="float">
            <text:p>35,090</text:p>
          </table:table-cell>
          <table:table-cell table:number-columns-repeated="2" table:style-name="ce18" office:value-type="float" office:value="5000" calcext:value-type="float">
            <text:p>5,000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3000" calcext:value-type="float">
            <text:p>3,000</text:p>
          </table:table-cell>
          <table:table-cell table:formula="of:=[.C87]-[.C$2]" office:value-type="float" office:value="8390" calcext:value-type="float">
            <text:p>8390</text:p>
          </table:table-cell>
          <table:table-cell table:formula="of:=[.D87]-[.D$2]" office:value-type="float" office:value="9860" calcext:value-type="float">
            <text:p>9860</text:p>
          </table:table-cell>
          <table:table-cell table:formula="of:=[.E87]-[.E$2]" office:value-type="float" office:value="1000" calcext:value-type="float">
            <text:p>1000</text:p>
          </table:table-cell>
          <table:table-cell table:formula="of:=[.F87]-[.F$2]" office:value-type="float" office:value="200" calcext:value-type="float">
            <text:p>200</text:p>
          </table:table-cell>
          <table:table-cell table:formula="of:=[.G87]-[.G$2]" office:value-type="float" office:value="0.399999999999977" calcext:value-type="float">
            <text:p>0.4</text:p>
          </table:table-cell>
          <table:table-cell table:formula="of:=[.H87]-[.H$2]" office:value-type="float" office:value="0" calcext:value-type="float">
            <text:p>0</text:p>
          </table:table-cell>
        </table:table-row>
        <table:table-row table:style-name="ro3">
          <table:table-cell table:style-name="ce8" office:value-type="string" calcext:value-type="string">
            <text:p>One or more household members with a disability</text:p>
          </table:table-cell>
          <table:table-cell table:style-name="Default" table:formula="of:=IF([.C88]=&quot;&quot;;[.A88];[.B87])" office:value-type="string" office:string-value="Disability of Household Members" calcext:value-type="string">
            <text:p>Disability of Household Members</text:p>
          </table:table-cell>
          <table:table-cell table:style-name="ce18" office:value-type="float" office:value="65130" calcext:value-type="float">
            <text:p>65,130</text:p>
          </table:table-cell>
          <table:table-cell table:style-name="ce18" office:value-type="float" office:value="12760" calcext:value-type="float">
            <text:p>12,760</text:p>
          </table:table-cell>
          <table:table-cell table:style-name="ce18" office:value-type="float" office:value="2200" calcext:value-type="float">
            <text:p>2,200</text:p>
          </table:table-cell>
          <table:table-cell table:style-name="ce18" office:value-type="float" office:value="3200" calcext:value-type="float">
            <text:p>3,200</text:p>
          </table:table-cell>
          <table:table-cell table:style-name="ce18" office:value-type="float" office:value="550" calcext:value-type="float">
            <text:p>550</text:p>
          </table:table-cell>
          <table:table-cell table:style-name="ce18" office:value-type="float" office:value="3000" calcext:value-type="float">
            <text:p>3,000</text:p>
          </table:table-cell>
          <table:table-cell table:formula="of:=[.C88]-[.C$2]" office:value-type="float" office:value="-16720" calcext:value-type="float">
            <text:p>-16720</text:p>
          </table:table-cell>
          <table:table-cell table:formula="of:=[.D88]-[.D$2]" office:value-type="float" office:value="-12470" calcext:value-type="float">
            <text:p>-12470</text:p>
          </table:table-cell>
          <table:table-cell table:formula="of:=[.E88]-[.E$2]" office:value-type="float" office:value="-1800" calcext:value-type="float">
            <text:p>-1800</text:p>
          </table:table-cell>
          <table:table-cell table:formula="of:=[.F88]-[.F$2]" office:value-type="float" office:value="-1600" calcext:value-type="float">
            <text:p>-1600</text:p>
          </table:table-cell>
          <table:table-cell table:formula="of:=[.G88]-[.G$2]" office:value-type="float" office:value="-449.6" calcext:value-type="float">
            <text:p>-449.6</text:p>
          </table:table-cell>
          <table:table-cell table:formula="of:=[.H88]-[.H$2]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Participation in Government Programs</text:p>
          </table:table-cell>
          <table:table-cell table:style-name="Default" table:formula="of:=IF([.C89]=&quot;&quot;;[.A89];[.B88])" office:value-type="string" office:string-value="Participation in Government Programs" calcext:value-type="string">
            <text:p>Participation in Government Programs</text:p>
          </table:table-cell>
          <table:table-cell table:style-name="ce18" table:number-columns-repeated="6"/>
          <table:table-cell table:formula="of:=[.C89]-[.C$2]" office:value-type="float" office:value="-81850" calcext:value-type="float">
            <text:p>-81850</text:p>
          </table:table-cell>
          <table:table-cell table:formula="of:=[.D89]-[.D$2]" office:value-type="float" office:value="-25230" calcext:value-type="float">
            <text:p>-25230</text:p>
          </table:table-cell>
          <table:table-cell table:formula="of:=[.E89]-[.E$2]" office:value-type="float" office:value="-4000" calcext:value-type="float">
            <text:p>-4000</text:p>
          </table:table-cell>
          <table:table-cell table:formula="of:=[.F89]-[.F$2]" office:value-type="float" office:value="-4800" calcext:value-type="float">
            <text:p>-4800</text:p>
          </table:table-cell>
          <table:table-cell table:formula="of:=[.G89]-[.G$2]" office:value-type="float" office:value="-999.6" calcext:value-type="float">
            <text:p>-999.6</text:p>
          </table:table-cell>
          <table:table-cell table:formula="of:=[.H89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None</text:p>
          </table:table-cell>
          <table:table-cell table:style-name="Default" table:formula="of:=IF([.C90]=&quot;&quot;;[.A90];[.B89])" office:value-type="string" office:string-value="Participation in Government Programs" calcext:value-type="string">
            <text:p>Participation in Government Programs</text:p>
          </table:table-cell>
          <table:table-cell table:style-name="ce18" office:value-type="float" office:value="153000" calcext:value-type="float">
            <text:p>153,000</text:p>
          </table:table-cell>
          <table:table-cell table:style-name="ce18" office:value-type="float" office:value="64750" calcext:value-type="float">
            <text:p>64,750</text:p>
          </table:table-cell>
          <table:table-cell table:number-columns-repeated="2" table:style-name="ce18" office:value-type="float" office:value="7000" calcext:value-type="float">
            <text:p>7,000</text:p>
          </table:table-cell>
          <table:table-cell table:style-name="ce18" office:value-type="float" office:value="1200" calcext:value-type="float">
            <text:p>1,200</text:p>
          </table:table-cell>
          <table:table-cell table:style-name="ce18" office:value-type="float" office:value="4000" calcext:value-type="float">
            <text:p>4,000</text:p>
          </table:table-cell>
          <table:table-cell table:formula="of:=[.C90]-[.C$2]" office:value-type="float" office:value="71150" calcext:value-type="float">
            <text:p>71150</text:p>
          </table:table-cell>
          <table:table-cell table:formula="of:=[.D90]-[.D$2]" office:value-type="float" office:value="39520" calcext:value-type="float">
            <text:p>39520</text:p>
          </table:table-cell>
          <table:table-cell table:formula="of:=[.E90]-[.E$2]" office:value-type="float" office:value="3000" calcext:value-type="float">
            <text:p>3000</text:p>
          </table:table-cell>
          <table:table-cell table:formula="of:=[.F90]-[.F$2]" office:value-type="float" office:value="2200" calcext:value-type="float">
            <text:p>2200</text:p>
          </table:table-cell>
          <table:table-cell table:formula="of:=[.G90]-[.G$2]" office:value-type="float" office:value="200.4" calcext:value-type="float">
            <text:p>200.4</text:p>
          </table:table-cell>
          <table:table-cell table:formula="of:=[.H90]-[.H$2]" office:value-type="float" office:value="1000" calcext:value-type="float">
            <text:p>1000</text:p>
          </table:table-cell>
        </table:table-row>
        <table:table-row table:style-name="ro2">
          <table:table-cell table:style-name="ce4" office:value-type="string" calcext:value-type="string">
            <text:p>One or more</text:p>
          </table:table-cell>
          <table:table-cell table:style-name="Default" table:formula="of:=IF([.C91]=&quot;&quot;;[.A91];[.B90])" office:value-type="string" office:string-value="Participation in Government Programs" calcext:value-type="string">
            <text:p>Participation in Government Programs</text:p>
          </table:table-cell>
          <table:table-cell table:style-name="ce18" office:value-type="float" office:value="5833" calcext:value-type="float">
            <text:p>5,833</text:p>
          </table:table-cell>
          <table:table-cell table:style-name="ce18" office:value-type="float" office:value="1850" calcext:value-type="float">
            <text:p>1,850</text:p>
          </table:table-cell>
          <table:table-cell table:style-name="ce18" office:value-type="float" office:value="600.3" calcext:value-type="float">
            <text:p>600</text:p>
          </table:table-cell>
          <table:table-cell table:style-name="ce18" office:value-type="float" office:value="599.6" calcext:value-type="float">
            <text:p>600</text:p>
          </table:table-cell>
          <table:table-cell table:style-name="ce18" office:value-type="float" office:value="299.8" calcext:value-type="float">
            <text:p>300</text:p>
          </table:table-cell>
          <table:table-cell table:style-name="ce18" office:value-type="float" office:value="900" calcext:value-type="float">
            <text:p>900</text:p>
          </table:table-cell>
          <table:table-cell table:formula="of:=[.C91]-[.C$2]" office:value-type="float" office:value="-76017" calcext:value-type="float">
            <text:p>-76017</text:p>
          </table:table-cell>
          <table:table-cell table:formula="of:=[.D91]-[.D$2]" office:value-type="float" office:value="-23380" calcext:value-type="float">
            <text:p>-23380</text:p>
          </table:table-cell>
          <table:table-cell table:formula="of:=[.E91]-[.E$2]" office:value-type="float" office:value="-3399.7" calcext:value-type="float">
            <text:p>-3399.7</text:p>
          </table:table-cell>
          <table:table-cell table:formula="of:=[.F91]-[.F$2]" office:value-type="float" office:value="-4200.4" calcext:value-type="float">
            <text:p>-4200.4</text:p>
          </table:table-cell>
          <table:table-cell table:formula="of:=[.G91]-[.G$2]" office:value-type="float" office:value="-699.8" calcext:value-type="float">
            <text:p>-699.8</text:p>
          </table:table-cell>
          <table:table-cell table:formula="of:=[.H91]-[.H$2]" office:value-type="float" office:value="-2100" calcext:value-type="float">
            <text:p>-2100</text:p>
          </table:table-cell>
        </table:table-row>
        <table:table-row table:style-name="ro2">
          <table:table-cell table:style-name="ce6" office:value-type="string" calcext:value-type="string">
            <text:p>SNAP (food stamps)</text:p>
          </table:table-cell>
          <table:table-cell table:style-name="Default" table:formula="of:=IF([.C92]=&quot;&quot;;[.A92];[.B91])" office:value-type="string" office:string-value="Participation in Government Programs" calcext:value-type="string">
            <text:p>Participation in Government Programs</text:p>
          </table:table-cell>
          <table:table-cell table:style-name="ce18" office:value-type="float" office:value="1461" calcext:value-type="float">
            <text:p>1,461</text:p>
          </table:table-cell>
          <table:table-cell table:style-name="ce18" office:value-type="float" office:value="379.5" calcext:value-type="float">
            <text:p>380</text:p>
          </table:table-cell>
          <table:table-cell table:style-name="ce18" office:value-type="float" office:value="249.6" calcext:value-type="float">
            <text:p>250</text:p>
          </table:table-cell>
          <table:table-cell table:style-name="ce18" office:value-type="float" office:value="199.7" calcext:value-type="float">
            <text:p>200</text:p>
          </table:table-cell>
          <table:table-cell table:style-name="ce18" office:value-type="float" office:value="150.4" calcext:value-type="float">
            <text:p>150</text:p>
          </table:table-cell>
          <table:table-cell table:style-name="ce18" office:value-type="float" office:value="399.9" calcext:value-type="float">
            <text:p>400</text:p>
          </table:table-cell>
          <table:table-cell table:formula="of:=[.C92]-[.C$2]" office:value-type="float" office:value="-80389" calcext:value-type="float">
            <text:p>-80389</text:p>
          </table:table-cell>
          <table:table-cell table:formula="of:=[.D92]-[.D$2]" office:value-type="float" office:value="-24850.5" calcext:value-type="float">
            <text:p>-24850.5</text:p>
          </table:table-cell>
          <table:table-cell table:formula="of:=[.E92]-[.E$2]" office:value-type="float" office:value="-3750.4" calcext:value-type="float">
            <text:p>-3750.4</text:p>
          </table:table-cell>
          <table:table-cell table:formula="of:=[.F92]-[.F$2]" office:value-type="float" office:value="-4600.3" calcext:value-type="float">
            <text:p>-4600.3</text:p>
          </table:table-cell>
          <table:table-cell table:formula="of:=[.G92]-[.G$2]" office:value-type="float" office:value="-849.2" calcext:value-type="float">
            <text:p>-849.2</text:p>
          </table:table-cell>
          <table:table-cell table:formula="of:=[.H92]-[.H$2]" office:value-type="float" office:value="-2600.1" calcext:value-type="float">
            <text:p>-2600.1</text:p>
          </table:table-cell>
        </table:table-row>
        <table:table-row table:style-name="ro2">
          <table:table-cell table:style-name="ce6" office:value-type="string" calcext:value-type="string">
            <text:p>Medicaid</text:p>
          </table:table-cell>
          <table:table-cell table:style-name="Default" table:formula="of:=IF([.C93]=&quot;&quot;;[.A93];[.B92])" office:value-type="string" office:string-value="Participation in Government Programs" calcext:value-type="string">
            <text:p>Participation in Government Programs</text:p>
          </table:table-cell>
          <table:table-cell table:style-name="ce18" office:value-type="float" office:value="5625" calcext:value-type="float">
            <text:p>5,625</text:p>
          </table:table-cell>
          <table:table-cell table:style-name="ce18" office:value-type="float" office:value="1836" calcext:value-type="float">
            <text:p>1,836</text:p>
          </table:table-cell>
          <table:table-cell table:style-name="ce18" office:value-type="float" office:value="600.1" calcext:value-type="float">
            <text:p>600</text:p>
          </table:table-cell>
          <table:table-cell table:style-name="ce18" office:value-type="float" office:value="569.6" calcext:value-type="float">
            <text:p>570</text:p>
          </table:table-cell>
          <table:table-cell table:style-name="ce18" office:value-type="float" office:value="299.6" calcext:value-type="float">
            <text:p>300</text:p>
          </table:table-cell>
          <table:table-cell table:style-name="ce18" office:value-type="float" office:value="750.4" calcext:value-type="float">
            <text:p>750</text:p>
          </table:table-cell>
          <table:table-cell table:formula="of:=[.C93]-[.C$2]" office:value-type="float" office:value="-76225" calcext:value-type="float">
            <text:p>-76225</text:p>
          </table:table-cell>
          <table:table-cell table:formula="of:=[.D93]-[.D$2]" office:value-type="float" office:value="-23394" calcext:value-type="float">
            <text:p>-23394</text:p>
          </table:table-cell>
          <table:table-cell table:formula="of:=[.E93]-[.E$2]" office:value-type="float" office:value="-3399.9" calcext:value-type="float">
            <text:p>-3399.9</text:p>
          </table:table-cell>
          <table:table-cell table:formula="of:=[.F93]-[.F$2]" office:value-type="float" office:value="-4230.4" calcext:value-type="float">
            <text:p>-4230.4</text:p>
          </table:table-cell>
          <table:table-cell table:formula="of:=[.G93]-[.G$2]" office:value-type="float" office:value="-700" calcext:value-type="float">
            <text:p>-700</text:p>
          </table:table-cell>
          <table:table-cell table:formula="of:=[.H93]-[.H$2]" office:value-type="float" office:value="-2249.6" calcext:value-type="float">
            <text:p>-2249.6</text:p>
          </table:table-cell>
        </table:table-row>
        <table:table-row table:style-name="ro2">
          <table:table-cell table:style-name="ce6" office:value-type="string" calcext:value-type="string">
            <text:p>Supplemental Security Income (SSI)</text:p>
          </table:table-cell>
          <table:table-cell table:style-name="Default" table:formula="of:=IF([.C94]=&quot;&quot;;[.A94];[.B93])" office:value-type="string" office:string-value="Participation in Government Programs" calcext:value-type="string">
            <text:p>Participation in Government Programs</text:p>
          </table:table-cell>
          <table:table-cell table:style-name="ce18" office:value-type="float" office:value="2625" calcext:value-type="float">
            <text:p>2,625</text:p>
          </table:table-cell>
          <table:table-cell table:style-name="ce18" office:value-type="float" office:value="721" calcext:value-type="float">
            <text:p>721</text:p>
          </table:table-cell>
          <table:table-cell table:style-name="ce18" office:value-type="float" office:value="249.8" calcext:value-type="float">
            <text:p>250</text:p>
          </table:table-cell>
          <table:table-cell table:style-name="ce18" office:value-type="float" office:value="439.5" calcext:value-type="float">
            <text:p>440</text:p>
          </table:table-cell>
          <table:table-cell table:style-name="ce18" office:value-type="float" office:value="133.6" calcext:value-type="float">
            <text:p>134</text:p>
          </table:table-cell>
          <table:table-cell table:style-name="ce18" office:value-type="float" office:value="0" calcext:value-type="float">
            <text:p>0</text:p>
          </table:table-cell>
          <table:table-cell table:formula="of:=[.C94]-[.C$2]" office:value-type="float" office:value="-79225" calcext:value-type="float">
            <text:p>-79225</text:p>
          </table:table-cell>
          <table:table-cell table:formula="of:=[.D94]-[.D$2]" office:value-type="float" office:value="-24509" calcext:value-type="float">
            <text:p>-24509</text:p>
          </table:table-cell>
          <table:table-cell table:formula="of:=[.E94]-[.E$2]" office:value-type="float" office:value="-3750.2" calcext:value-type="float">
            <text:p>-3750.2</text:p>
          </table:table-cell>
          <table:table-cell table:formula="of:=[.F94]-[.F$2]" office:value-type="float" office:value="-4360.5" calcext:value-type="float">
            <text:p>-4360.5</text:p>
          </table:table-cell>
          <table:table-cell table:formula="of:=[.G94]-[.G$2]" office:value-type="float" office:value="-866" calcext:value-type="float">
            <text:p>-866</text:p>
          </table:table-cell>
          <table:table-cell table:formula="of:=[.H94]-[.H$2]" office:value-type="float" office:value="-3000" calcext:value-type="float">
            <text:p>-3000</text:p>
          </table:table-cell>
        </table:table-row>
        <table:table-row table:style-name="ro2">
          <table:table-cell table:style-name="ce6" office:value-type="string" calcext:value-type="string">
            <text:p>WIC</text:p>
          </table:table-cell>
          <table:table-cell table:style-name="Default" table:formula="of:=IF([.C95]=&quot;&quot;;[.A95];[.B94])" office:value-type="string" office:string-value="Participation in Government Programs" calcext:value-type="string">
            <text:p>Participation in Government Programs</text:p>
          </table:table-cell>
          <table:table-cell table:style-name="ce18" office:value-type="float" office:value="4516" calcext:value-type="float">
            <text:p>4,516</text:p>
          </table:table-cell>
          <table:table-cell table:style-name="ce18" office:value-type="float" office:value="1706" calcext:value-type="float">
            <text:p>1,706</text:p>
          </table:table-cell>
          <table:table-cell table:style-name="ce18" office:value-type="float" office:value="500.5" calcext:value-type="float">
            <text:p>501</text:p>
          </table:table-cell>
          <table:table-cell table:style-name="ce18" office:value-type="float" office:value="400.3" calcext:value-type="float">
            <text:p>400</text:p>
          </table:table-cell>
          <table:table-cell table:style-name="ce18" office:value-type="float" office:value="299.6" calcext:value-type="float">
            <text:p>300</text:p>
          </table:table-cell>
          <table:table-cell table:style-name="ce18" office:value-type="float" office:value="0" calcext:value-type="float">
            <text:p>0</text:p>
          </table:table-cell>
          <table:table-cell table:formula="of:=[.C95]-[.C$2]" office:value-type="float" office:value="-77334" calcext:value-type="float">
            <text:p>-77334</text:p>
          </table:table-cell>
          <table:table-cell table:formula="of:=[.D95]-[.D$2]" office:value-type="float" office:value="-23524" calcext:value-type="float">
            <text:p>-23524</text:p>
          </table:table-cell>
          <table:table-cell table:formula="of:=[.E95]-[.E$2]" office:value-type="float" office:value="-3499.5" calcext:value-type="float">
            <text:p>-3499.5</text:p>
          </table:table-cell>
          <table:table-cell table:formula="of:=[.F95]-[.F$2]" office:value-type="float" office:value="-4399.7" calcext:value-type="float">
            <text:p>-4399.7</text:p>
          </table:table-cell>
          <table:table-cell table:formula="of:=[.G95]-[.G$2]" office:value-type="float" office:value="-700" calcext:value-type="float">
            <text:p>-700</text:p>
          </table:table-cell>
          <table:table-cell table:formula="of:=[.H95]-[.H$2]" office:value-type="float" office:value="-3000" calcext:value-type="float">
            <text:p>-3000</text:p>
          </table:table-cell>
        </table:table-row>
        <table:table-row table:style-name="ro2">
          <table:table-cell table:style-name="ce7" office:value-type="string" calcext:value-type="string">
            <text:p>Region</text:p>
          </table:table-cell>
          <table:table-cell table:style-name="Default" table:formula="of:=IF([.C96]=&quot;&quot;;[.A96];[.B95])" office:value-type="string" office:string-value="Region" calcext:value-type="string">
            <text:p>Region</text:p>
          </table:table-cell>
          <table:table-cell table:style-name="ce18" table:number-columns-repeated="6"/>
          <table:table-cell table:formula="of:=[.C96]-[.C$2]" office:value-type="float" office:value="-81850" calcext:value-type="float">
            <text:p>-81850</text:p>
          </table:table-cell>
          <table:table-cell table:formula="of:=[.D96]-[.D$2]" office:value-type="float" office:value="-25230" calcext:value-type="float">
            <text:p>-25230</text:p>
          </table:table-cell>
          <table:table-cell table:formula="of:=[.E96]-[.E$2]" office:value-type="float" office:value="-4000" calcext:value-type="float">
            <text:p>-4000</text:p>
          </table:table-cell>
          <table:table-cell table:formula="of:=[.F96]-[.F$2]" office:value-type="float" office:value="-4800" calcext:value-type="float">
            <text:p>-4800</text:p>
          </table:table-cell>
          <table:table-cell table:formula="of:=[.G96]-[.G$2]" office:value-type="float" office:value="-999.6" calcext:value-type="float">
            <text:p>-999.6</text:p>
          </table:table-cell>
          <table:table-cell table:formula="of:=[.H96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Northeast</text:p>
          </table:table-cell>
          <table:table-cell table:style-name="Default" table:formula="of:=IF([.C97]=&quot;&quot;;[.A97];[.B96])" office:value-type="string" office:string-value="Region" calcext:value-type="string">
            <text:p>Region</text:p>
          </table:table-cell>
          <table:table-cell table:style-name="ce18" office:value-type="float" office:value="114400" calcext:value-type="float">
            <text:p>114,400</text:p>
          </table:table-cell>
          <table:table-cell table:style-name="ce18" office:value-type="float" office:value="39200" calcext:value-type="float">
            <text:p>39,200</text:p>
          </table:table-cell>
          <table:table-cell table:style-name="ce18" office:value-type="float" office:value="5500" calcext:value-type="float">
            <text:p>5,500</text:p>
          </table:table-cell>
          <table:table-cell table:style-name="ce18" office:value-type="float" office:value="7100" calcext:value-type="float">
            <text:p>7,100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4000" calcext:value-type="float">
            <text:p>4,000</text:p>
          </table:table-cell>
          <table:table-cell table:formula="of:=[.C97]-[.C$2]" office:value-type="float" office:value="32550" calcext:value-type="float">
            <text:p>32550</text:p>
          </table:table-cell>
          <table:table-cell table:formula="of:=[.D97]-[.D$2]" office:value-type="float" office:value="13970" calcext:value-type="float">
            <text:p>13970</text:p>
          </table:table-cell>
          <table:table-cell table:formula="of:=[.E97]-[.E$2]" office:value-type="float" office:value="1500" calcext:value-type="float">
            <text:p>1500</text:p>
          </table:table-cell>
          <table:table-cell table:formula="of:=[.F97]-[.F$2]" office:value-type="float" office:value="2300" calcext:value-type="float">
            <text:p>2300</text:p>
          </table:table-cell>
          <table:table-cell table:formula="of:=[.G97]-[.G$2]" office:value-type="float" office:value="0.399999999999977" calcext:value-type="float">
            <text:p>0.4</text:p>
          </table:table-cell>
          <table:table-cell table:formula="of:=[.H97]-[.H$2]" office:value-type="float" office:value="1000" calcext:value-type="float">
            <text:p>1000</text:p>
          </table:table-cell>
        </table:table-row>
        <table:table-row table:style-name="ro2">
          <table:table-cell table:style-name="ce4" office:value-type="string" calcext:value-type="string">
            <text:p>Midwest</text:p>
          </table:table-cell>
          <table:table-cell table:style-name="Default" table:formula="of:=IF([.C98]=&quot;&quot;;[.A98];[.B97])" office:value-type="string" office:string-value="Region" calcext:value-type="string">
            <text:p>Region</text:p>
          </table:table-cell>
          <table:table-cell table:style-name="ce18" office:value-type="float" office:value="80750" calcext:value-type="float">
            <text:p>80,750</text:p>
          </table:table-cell>
          <table:table-cell table:style-name="ce18" office:value-type="float" office:value="30440" calcext:value-type="float">
            <text:p>30,440</text:p>
          </table:table-cell>
          <table:table-cell table:style-name="ce18" office:value-type="float" office:value="4000" calcext:value-type="float">
            <text:p>4,000</text:p>
          </table:table-cell>
          <table:table-cell table:style-name="ce18" office:value-type="float" office:value="4500" calcext:value-type="float">
            <text:p>4,500</text:p>
          </table:table-cell>
          <table:table-cell table:style-name="ce18" office:value-type="float" office:value="900.1" calcext:value-type="float">
            <text:p>900</text:p>
          </table:table-cell>
          <table:table-cell table:style-name="ce18" office:value-type="float" office:value="2000" calcext:value-type="float">
            <text:p>2,000</text:p>
          </table:table-cell>
          <table:table-cell table:formula="of:=[.C98]-[.C$2]" office:value-type="float" office:value="-1100" calcext:value-type="float">
            <text:p>-1100</text:p>
          </table:table-cell>
          <table:table-cell table:formula="of:=[.D98]-[.D$2]" office:value-type="float" office:value="5210" calcext:value-type="float">
            <text:p>5210</text:p>
          </table:table-cell>
          <table:table-cell table:formula="of:=[.E98]-[.E$2]" office:value-type="float" office:value="0" calcext:value-type="float">
            <text:p>0</text:p>
          </table:table-cell>
          <table:table-cell table:formula="of:=[.F98]-[.F$2]" office:value-type="float" office:value="-300" calcext:value-type="float">
            <text:p>-300</text:p>
          </table:table-cell>
          <table:table-cell table:formula="of:=[.G98]-[.G$2]" office:value-type="float" office:value="-99.5" calcext:value-type="float">
            <text:p>-99.5</text:p>
          </table:table-cell>
          <table:table-cell table:formula="of:=[.H98]-[.H$2]" office:value-type="float" office:value="-1000" calcext:value-type="float">
            <text:p>-1000</text:p>
          </table:table-cell>
        </table:table-row>
        <table:table-row table:style-name="ro2">
          <table:table-cell table:style-name="ce4" office:value-type="string" calcext:value-type="string">
            <text:p>South</text:p>
          </table:table-cell>
          <table:table-cell table:style-name="Default" table:formula="of:=IF([.C99]=&quot;&quot;;[.A99];[.B98])" office:value-type="string" office:string-value="Region" calcext:value-type="string">
            <text:p>Region</text:p>
          </table:table-cell>
          <table:table-cell table:style-name="ce18" office:value-type="float" office:value="67940" calcext:value-type="float">
            <text:p>67,940</text:p>
          </table:table-cell>
          <table:table-cell table:style-name="ce18" office:value-type="float" office:value="17170" calcext:value-type="float">
            <text:p>17,170</text:p>
          </table:table-cell>
          <table:table-cell table:style-name="ce18" office:value-type="float" office:value="2800" calcext:value-type="float">
            <text:p>2,800</text:p>
          </table:table-cell>
          <table:table-cell table:style-name="ce18" office:value-type="float" office:value="3600" calcext:value-type="float">
            <text:p>3,600</text:p>
          </table:table-cell>
          <table:table-cell table:style-name="ce18" office:value-type="float" office:value="744.8" calcext:value-type="float">
            <text:p>745</text:p>
          </table:table-cell>
          <table:table-cell table:style-name="ce18" office:value-type="float" office:value="3000" calcext:value-type="float">
            <text:p>3,000</text:p>
          </table:table-cell>
          <table:table-cell table:formula="of:=[.C99]-[.C$2]" office:value-type="float" office:value="-13910" calcext:value-type="float">
            <text:p>-13910</text:p>
          </table:table-cell>
          <table:table-cell table:formula="of:=[.D99]-[.D$2]" office:value-type="float" office:value="-8060" calcext:value-type="float">
            <text:p>-8060</text:p>
          </table:table-cell>
          <table:table-cell table:formula="of:=[.E99]-[.E$2]" office:value-type="float" office:value="-1200" calcext:value-type="float">
            <text:p>-1200</text:p>
          </table:table-cell>
          <table:table-cell table:formula="of:=[.F99]-[.F$2]" office:value-type="float" office:value="-1200" calcext:value-type="float">
            <text:p>-1200</text:p>
          </table:table-cell>
          <table:table-cell table:formula="of:=[.G99]-[.G$2]" office:value-type="float" office:value="-254.8" calcext:value-type="float">
            <text:p>-254.8</text:p>
          </table:table-cell>
          <table:table-cell table:formula="of:=[.H99]-[.H$2]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string" calcext:value-type="string">
            <text:p>West</text:p>
          </table:table-cell>
          <table:table-cell table:style-name="Default" table:formula="of:=IF([.C100]=&quot;&quot;;[.A100];[.B99])" office:value-type="string" office:string-value="Region" calcext:value-type="string">
            <text:p>Region</text:p>
          </table:table-cell>
          <table:table-cell table:style-name="ce18" office:value-type="float" office:value="96890" calcext:value-type="float">
            <text:p>96,890</text:p>
          </table:table-cell>
          <table:table-cell table:style-name="ce18" office:value-type="float" office:value="30120" calcext:value-type="float">
            <text:p>30,120</text:p>
          </table:table-cell>
          <table:table-cell table:number-columns-repeated="2" table:style-name="ce18" office:value-type="float" office:value="5000" calcext:value-type="float">
            <text:p>5,000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5000" calcext:value-type="float">
            <text:p>5,000</text:p>
          </table:table-cell>
          <table:table-cell table:formula="of:=[.C100]-[.C$2]" office:value-type="float" office:value="15040" calcext:value-type="float">
            <text:p>15040</text:p>
          </table:table-cell>
          <table:table-cell table:formula="of:=[.D100]-[.D$2]" office:value-type="float" office:value="4890" calcext:value-type="float">
            <text:p>4890</text:p>
          </table:table-cell>
          <table:table-cell table:formula="of:=[.E100]-[.E$2]" office:value-type="float" office:value="1000" calcext:value-type="float">
            <text:p>1000</text:p>
          </table:table-cell>
          <table:table-cell table:formula="of:=[.F100]-[.F$2]" office:value-type="float" office:value="200" calcext:value-type="float">
            <text:p>200</text:p>
          </table:table-cell>
          <table:table-cell table:formula="of:=[.G100]-[.G$2]" office:value-type="float" office:value="0.399999999999977" calcext:value-type="float">
            <text:p>0.4</text:p>
          </table:table-cell>
          <table:table-cell table:formula="of:=[.H100]-[.H$2]" office:value-type="float" office:value="2000" calcext:value-type="float">
            <text:p>2000</text:p>
          </table:table-cell>
        </table:table-row>
        <table:table-row table:style-name="ro2">
          <table:table-cell table:style-name="ce7" office:value-type="string" calcext:value-type="string">
            <text:p>Housing Tenure</text:p>
          </table:table-cell>
          <table:table-cell table:style-name="Default" table:formula="of:=IF([.C101]=&quot;&quot;;[.A101];[.B100])" office:value-type="string" office:string-value="Housing Tenure" calcext:value-type="string">
            <text:p>Housing Tenure</text:p>
          </table:table-cell>
          <table:table-cell table:style-name="ce18" table:number-columns-repeated="6"/>
          <table:table-cell table:formula="of:=[.C101]-[.C$2]" office:value-type="float" office:value="-81850" calcext:value-type="float">
            <text:p>-81850</text:p>
          </table:table-cell>
          <table:table-cell table:formula="of:=[.D101]-[.D$2]" office:value-type="float" office:value="-25230" calcext:value-type="float">
            <text:p>-25230</text:p>
          </table:table-cell>
          <table:table-cell table:formula="of:=[.E101]-[.E$2]" office:value-type="float" office:value="-4000" calcext:value-type="float">
            <text:p>-4000</text:p>
          </table:table-cell>
          <table:table-cell table:formula="of:=[.F101]-[.F$2]" office:value-type="float" office:value="-4800" calcext:value-type="float">
            <text:p>-4800</text:p>
          </table:table-cell>
          <table:table-cell table:formula="of:=[.G101]-[.G$2]" office:value-type="float" office:value="-999.6" calcext:value-type="float">
            <text:p>-999.6</text:p>
          </table:table-cell>
          <table:table-cell table:formula="of:=[.H101]-[.H$2]" office:value-type="float" office:value="-3000" calcext:value-type="float">
            <text:p>-3000</text:p>
          </table:table-cell>
        </table:table-row>
        <table:table-row table:style-name="ro2">
          <table:table-cell table:style-name="ce4" office:value-type="string" calcext:value-type="string">
            <text:p>Owner</text:p>
          </table:table-cell>
          <table:table-cell table:style-name="Default" table:formula="of:=IF([.C102]=&quot;&quot;;[.A102];[.B101])" office:value-type="string" office:string-value="Housing Tenure" calcext:value-type="string">
            <text:p>Housing Tenure</text:p>
          </table:table-cell>
          <table:table-cell table:style-name="ce18" office:value-type="float" office:value="205300" calcext:value-type="float">
            <text:p>205,300</text:p>
          </table:table-cell>
          <table:table-cell table:style-name="ce18" office:value-type="float" office:value="82240" calcext:value-type="float">
            <text:p>82,240</text:p>
          </table:table-cell>
          <table:table-cell table:style-name="ce18" office:value-type="float" office:value="7000" calcext:value-type="float">
            <text:p>7,000</text:p>
          </table:table-cell>
          <table:table-cell table:style-name="ce18" office:value-type="float" office:value="7776" calcext:value-type="float">
            <text:p>7,776</text:p>
          </table:table-cell>
          <table:table-cell table:style-name="ce18" office:value-type="float" office:value="1100" calcext:value-type="float">
            <text:p>1,100</text:p>
          </table:table-cell>
          <table:table-cell table:style-name="ce18" office:value-type="float" office:value="4400" calcext:value-type="float">
            <text:p>4,400</text:p>
          </table:table-cell>
          <table:table-cell table:formula="of:=[.C102]-[.C$2]" office:value-type="float" office:value="123450" calcext:value-type="float">
            <text:p>123450</text:p>
          </table:table-cell>
          <table:table-cell table:formula="of:=[.D102]-[.D$2]" office:value-type="float" office:value="57010" calcext:value-type="float">
            <text:p>57010</text:p>
          </table:table-cell>
          <table:table-cell table:formula="of:=[.E102]-[.E$2]" office:value-type="float" office:value="3000" calcext:value-type="float">
            <text:p>3000</text:p>
          </table:table-cell>
          <table:table-cell table:formula="of:=[.F102]-[.F$2]" office:value-type="float" office:value="2976" calcext:value-type="float">
            <text:p>2976</text:p>
          </table:table-cell>
          <table:table-cell table:formula="of:=[.G102]-[.G$2]" office:value-type="float" office:value="100.4" calcext:value-type="float">
            <text:p>100.4</text:p>
          </table:table-cell>
          <table:table-cell table:formula="of:=[.H102]-[.H$2]" office:value-type="float" office:value="1400" calcext:value-type="float">
            <text:p>1400</text:p>
          </table:table-cell>
        </table:table-row>
        <table:table-row table:style-name="ro2">
          <table:table-cell table:style-name="ce11" office:value-type="string" calcext:value-type="string">
            <text:p>Renter</text:p>
          </table:table-cell>
          <table:table-cell table:style-name="Default" table:formula="of:=IF([.C103]=&quot;&quot;;[.A103];[.B102])" office:value-type="string" office:string-value="Housing Tenure" calcext:value-type="string">
            <text:p>Housing Tenure</text:p>
          </table:table-cell>
          <table:table-cell table:number-columns-repeated="2" table:style-name="ce19" office:value-type="float" office:value="2381" calcext:value-type="float">
            <text:p>2,381</text:p>
          </table:table-cell>
          <table:table-cell table:style-name="ce19" office:value-type="float" office:value="1110" calcext:value-type="float">
            <text:p>1,110</text:p>
          </table:table-cell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500.1" calcext:value-type="float">
            <text:p>500</text:p>
          </table:table-cell>
          <table:table-cell table:style-name="ce19" office:value-type="float" office:value="1200" calcext:value-type="float">
            <text:p>1,200</text:p>
          </table:table-cell>
          <table:table-cell table:formula="of:=[.C103]-[.C$2]" office:value-type="float" office:value="-79469" calcext:value-type="float">
            <text:p>-79469</text:p>
          </table:table-cell>
          <table:table-cell table:formula="of:=[.D103]-[.D$2]" office:value-type="float" office:value="-22849" calcext:value-type="float">
            <text:p>-22849</text:p>
          </table:table-cell>
          <table:table-cell table:formula="of:=[.E103]-[.E$2]" office:value-type="float" office:value="-2890" calcext:value-type="float">
            <text:p>-2890</text:p>
          </table:table-cell>
          <table:table-cell table:formula="of:=[.F103]-[.F$2]" office:value-type="float" office:value="-3800" calcext:value-type="float">
            <text:p>-3800</text:p>
          </table:table-cell>
          <table:table-cell table:formula="of:=[.G103]-[.G$2]" office:value-type="float" office:value="-499.5" calcext:value-type="float">
            <text:p>-499.5</text:p>
          </table:table-cell>
          <table:table-cell table:formula="of:=[.H103]-[.H$2]" office:value-type="float" office:value="-1800" calcext:value-type="float">
            <text:p>-1800</text:p>
          </table:table-cell>
        </table:table-row>
        <table:table-row table:style-name="ro4" table:number-rows-repeated="6">
          <table:table-cell table:style-name="ce12"/>
          <table:table-cell table:style-name="ce14"/>
          <table:table-cell table:style-name="ce20" table:number-columns-repeated="6"/>
          <table:table-cell table:number-columns-repeated="6"/>
        </table:table-row>
        <table:table-row table:style-name="ro4">
          <table:table-cell table:style-name="ce12"/>
          <table:table-cell table:style-name="ce14"/>
          <table:table-cell table:style-name="ce21" table:number-columns-repeated="6"/>
          <table:table-cell table:number-columns-repeated="6"/>
        </table:table-row>
        <table:table-row table:style-name="ro5" table:number-rows-repeated="1048465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ucidaSans" svg:font-family="LucidaSans"/>
    <style:font-face style:name="Helvetica1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2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01:43:43.395341592</meta:creation-date>
    <dc:date>2019-01-07T01:56:08.268654568</dc:date>
    <meta:editing-duration>PT12M25S</meta:editing-duration>
    <meta:editing-cycles>3</meta:editing-cycles>
    <meta:generator>LibreOffice/5.1.6.2$Linux_X86_64 LibreOffice_project/10m0$Build-2</meta:generator>
    <meta:document-statistic meta:table-count="1" meta:cell-count="1343" meta:object-count="0"/>
  </office:meta>
</office:document-meta>
</file>